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1" table:default-cell-style-name="ce1"/>
        <table:table-row table:style-name="ro1">
          <table:table-cell office:value-type="string" table:style-name="ce1">
            <text:p>Domain</text:p>
          </table:table-cell>
          <table:table-cell office:value-type="string" table:style-name="ce1">
            <text:p>Mean</text:p>
          </table:table-cell>
          <table:table-cell office:value-type="string" table:style-name="ce1">
            <text:p>Head_Count</text:p>
          </table:table-cell>
          <table:table-cell office:value-type="string" table:style-name="ce1">
            <text:p>Poverty_Gap</text:p>
          </table:table-cell>
          <table:table-cell office:value-type="string" table:style-name="ce1">
            <text:p>Gini</text:p>
          </table:table-cell>
          <table:table-cell office:value-type="string" table:style-name="ce1">
            <text:p>Quintile_Share</text:p>
          </table:table-cell>
          <table:table-cell office:value-type="string" table:style-name="ce1">
            <text:p>Quantile_10</text:p>
          </table:table-cell>
          <table:table-cell office:value-type="string" table:style-name="ce1">
            <text:p>Quantile_25</text:p>
          </table:table-cell>
          <table:table-cell office:value-type="string" table:style-name="ce1">
            <text:p>Median</text:p>
          </table:table-cell>
          <table:table-cell office:value-type="string" table:style-name="ce1">
            <text:p>Quantile_75</text:p>
          </table:table-cell>
          <table:table-cell office:value-type="string" table:style-name="ce1">
            <text:p>Quantile_90</text:p>
          </table:table-cell>
        </table:table-row>
        <table:table-row table:style-name="ro1">
          <table:table-cell office:value-type="string" table:style-name="ce1">
            <text:p>Amstetten.female</text:p>
          </table:table-cell>
          <table:table-cell office:value-type="float" office:value="12763.3921181833" table:style-name="ce1">
            <text:p>12763.3921181833</text:p>
          </table:table-cell>
          <table:table-cell office:value-type="float" office:value="0.378913043478261" table:style-name="ce1">
            <text:p>0.378913043478261</text:p>
          </table:table-cell>
          <table:table-cell office:value-type="float" office:value="0.101327992568092" table:style-name="ce1">
            <text:p>0.101327992568092</text:p>
          </table:table-cell>
          <table:table-cell office:value-type="float" office:value="0.21064623503972" table:style-name="ce1">
            <text:p>0.21064623503972</text:p>
          </table:table-cell>
          <table:table-cell office:value-type="float" office:value="3.06915590084562" table:style-name="ce1">
            <text:p>3.06915590084562</text:p>
          </table:table-cell>
          <table:table-cell office:value-type="float" office:value="6865.65973459731" table:style-name="ce1">
            <text:p>6865.65973459731</text:p>
          </table:table-cell>
          <table:table-cell office:value-type="float" office:value="9390.76733174564" table:style-name="ce1">
            <text:p>9390.76733174564</text:p>
          </table:table-cell>
          <table:table-cell office:value-type="float" office:value="12438.3212520817" table:style-name="ce1">
            <text:p>12438.3212520817</text:p>
          </table:table-cell>
          <table:table-cell office:value-type="float" office:value="15743.5331503294" table:style-name="ce1">
            <text:p>15743.5331503294</text:p>
          </table:table-cell>
          <table:table-cell office:value-type="float" office:value="18963.7341934702" table:style-name="ce1">
            <text:p>18963.7341934702</text:p>
          </table:table-cell>
        </table:table-row>
        <table:table-row table:style-name="ro1">
          <table:table-cell office:value-type="string" table:style-name="ce1">
            <text:p>Amstetten.male</text:p>
          </table:table-cell>
          <table:table-cell office:value-type="float" office:value="16002.9997556821" table:style-name="ce1">
            <text:p>16002.9997556821</text:p>
          </table:table-cell>
          <table:table-cell office:value-type="float" office:value="0.191857923497268" table:style-name="ce1">
            <text:p>0.191857923497268</text:p>
          </table:table-cell>
          <table:table-cell office:value-type="float" office:value="0.0437398415860633" table:style-name="ce1">
            <text:p>0.0437398415860633</text:p>
          </table:table-cell>
          <table:table-cell office:value-type="float" office:value="0.199944306658423" table:style-name="ce1">
            <text:p>0.199944306658423</text:p>
          </table:table-cell>
          <table:table-cell office:value-type="float" office:value="2.84724398396551" table:style-name="ce1">
            <text:p>2.84724398396551</text:p>
          </table:table-cell>
          <table:table-cell office:value-type="float" office:value="9106.35673233268" table:style-name="ce1">
            <text:p>9106.35673233268</text:p>
          </table:table-cell>
          <table:table-cell office:value-type="float" office:value="12050.0287666169" table:style-name="ce1">
            <text:p>12050.0287666169</text:p>
          </table:table-cell>
          <table:table-cell office:value-type="float" office:value="15485.2653229063" table:style-name="ce1">
            <text:p>15485.2653229063</text:p>
          </table:table-cell>
          <table:table-cell office:value-type="float" office:value="19327.3941511599" table:style-name="ce1">
            <text:p>19327.3941511599</text:p>
          </table:table-cell>
          <table:table-cell office:value-type="float" office:value="23350.3634205426" table:style-name="ce1">
            <text:p>23350.3634205426</text:p>
          </table:table-cell>
        </table:table-row>
        <table:table-row table:style-name="ro1">
          <table:table-cell office:value-type="string" table:style-name="ce1">
            <text:p>Baden.female</text:p>
          </table:table-cell>
          <table:table-cell office:value-type="float" office:value="21463.7810801547" table:style-name="ce1">
            <text:p>21463.7810801547</text:p>
          </table:table-cell>
          <table:table-cell office:value-type="float" office:value="0.046231884057971" table:style-name="ce1">
            <text:p>0.046231884057971</text:p>
          </table:table-cell>
          <table:table-cell office:value-type="float" office:value="0.00769324217731422" table:style-name="ce1">
            <text:p>0.00769324217731422</text:p>
          </table:table-cell>
          <table:table-cell office:value-type="float" office:value="0.185472789638382" table:style-name="ce1">
            <text:p>0.185472789638382</text:p>
          </table:table-cell>
          <table:table-cell office:value-type="float" office:value="2.57820623591575" table:style-name="ce1">
            <text:p>2.57820623591575</text:p>
          </table:table-cell>
          <table:table-cell office:value-type="float" office:value="13155.8364339021" table:style-name="ce1">
            <text:p>13155.8364339021</text:p>
          </table:table-cell>
          <table:table-cell office:value-type="float" office:value="16457.7453675375" table:style-name="ce1">
            <text:p>16457.7453675375</text:p>
          </table:table-cell>
          <table:table-cell office:value-type="float" office:value="20470.6713687885" table:style-name="ce1">
            <text:p>20470.6713687885</text:p>
          </table:table-cell>
          <table:table-cell office:value-type="float" office:value="25566.4132225181" table:style-name="ce1">
            <text:p>25566.4132225181</text:p>
          </table:table-cell>
          <table:table-cell office:value-type="float" office:value="30746.7711131517" table:style-name="ce1">
            <text:p>30746.7711131517</text:p>
          </table:table-cell>
        </table:table-row>
        <table:table-row table:style-name="ro1">
          <table:table-cell office:value-type="string" table:style-name="ce1">
            <text:p>Baden.male</text:p>
          </table:table-cell>
          <table:table-cell office:value-type="float" office:value="22782.0715968715" table:style-name="ce1">
            <text:p>22782.0715968715</text:p>
          </table:table-cell>
          <table:table-cell office:value-type="float" office:value="0.0290384615384615" table:style-name="ce1">
            <text:p>0.0290384615384615</text:p>
          </table:table-cell>
          <table:table-cell office:value-type="float" office:value="0.00450058546324012" table:style-name="ce1">
            <text:p>0.00450058546324012</text:p>
          </table:table-cell>
          <table:table-cell office:value-type="float" office:value="0.180555975245812" table:style-name="ce1">
            <text:p>0.180555975245812</text:p>
          </table:table-cell>
          <table:table-cell office:value-type="float" office:value="2.50777387098374" table:style-name="ce1">
            <text:p>2.50777387098374</text:p>
          </table:table-cell>
          <table:table-cell office:value-type="float" office:value="14240.3828143358" table:style-name="ce1">
            <text:p>14240.3828143358</text:p>
          </table:table-cell>
          <table:table-cell office:value-type="float" office:value="17569.9444023121" table:style-name="ce1">
            <text:p>17569.9444023121</text:p>
          </table:table-cell>
          <table:table-cell office:value-type="float" office:value="21818.7818612722" table:style-name="ce1">
            <text:p>21818.7818612722</text:p>
          </table:table-cell>
          <table:table-cell office:value-type="float" office:value="26843.6432190611" table:style-name="ce1">
            <text:p>26843.6432190611</text:p>
          </table:table-cell>
          <table:table-cell office:value-type="float" office:value="32573.6019811973" table:style-name="ce1">
            <text:p>32573.6019811973</text:p>
          </table:table-cell>
        </table:table-row>
        <table:table-row table:style-name="ro1">
          <table:table-cell office:value-type="string" table:style-name="ce1">
            <text:p>Bludenz.female</text:p>
          </table:table-cell>
          <table:table-cell office:value-type="float" office:value="12214.7787442268" table:style-name="ce1">
            <text:p>12214.7787442268</text:p>
          </table:table-cell>
          <table:table-cell office:value-type="float" office:value="0.439186046511628" table:style-name="ce1">
            <text:p>0.439186046511628</text:p>
          </table:table-cell>
          <table:table-cell office:value-type="float" office:value="0.127288184488327" table:style-name="ce1">
            <text:p>0.127288184488327</text:p>
          </table:table-cell>
          <table:table-cell office:value-type="float" office:value="0.227634304596237" table:style-name="ce1">
            <text:p>0.227634304596237</text:p>
          </table:table-cell>
          <table:table-cell office:value-type="float" office:value="3.33213173472267" table:style-name="ce1">
            <text:p>3.33213173472267</text:p>
          </table:table-cell>
          <table:table-cell office:value-type="float" office:value="6351.59635473342" table:style-name="ce1">
            <text:p>6351.59635473342</text:p>
          </table:table-cell>
          <table:table-cell office:value-type="float" office:value="8656.32075122964" table:style-name="ce1">
            <text:p>8656.32075122964</text:p>
          </table:table-cell>
          <table:table-cell office:value-type="float" office:value="11679.0382679228" table:style-name="ce1">
            <text:p>11679.0382679228</text:p>
          </table:table-cell>
          <table:table-cell office:value-type="float" office:value="15193.9947569343" table:style-name="ce1">
            <text:p>15193.9947569343</text:p>
          </table:table-cell>
          <table:table-cell office:value-type="float" office:value="18645.7621902473" table:style-name="ce1">
            <text:p>18645.7621902473</text:p>
          </table:table-cell>
        </table:table-row>
        <table:table-row table:style-name="ro1">
          <table:table-cell office:value-type="string" table:style-name="ce1">
            <text:p>Bludenz.male</text:p>
          </table:table-cell>
          <table:table-cell office:value-type="float" office:value="13964.9778765904" table:style-name="ce1">
            <text:p>13964.9778765904</text:p>
          </table:table-cell>
          <table:table-cell office:value-type="float" office:value="0.327894736842105" table:style-name="ce1">
            <text:p>0.327894736842105</text:p>
          </table:table-cell>
          <table:table-cell office:value-type="float" office:value="0.0908384361802838" table:style-name="ce1">
            <text:p>0.0908384361802838</text:p>
          </table:table-cell>
          <table:table-cell office:value-type="float" office:value="0.225387122189832" table:style-name="ce1">
            <text:p>0.225387122189832</text:p>
          </table:table-cell>
          <table:table-cell office:value-type="float" office:value="3.28006021735205" table:style-name="ce1">
            <text:p>3.28006021735205</text:p>
          </table:table-cell>
          <table:table-cell office:value-type="float" office:value="7246.13015995405" table:style-name="ce1">
            <text:p>7246.13015995405</text:p>
          </table:table-cell>
          <table:table-cell office:value-type="float" office:value="9929.82679492065" table:style-name="ce1">
            <text:p>9929.82679492065</text:p>
          </table:table-cell>
          <table:table-cell office:value-type="float" office:value="13501.1138484117" table:style-name="ce1">
            <text:p>13501.1138484117</text:p>
          </table:table-cell>
          <table:table-cell office:value-type="float" office:value="17607.0912165263" table:style-name="ce1">
            <text:p>17607.0912165263</text:p>
          </table:table-cell>
          <table:table-cell office:value-type="float" office:value="21409.3519232502" table:style-name="ce1">
            <text:p>21409.3519232502</text:p>
          </table:table-cell>
        </table:table-row>
        <table:table-row table:style-name="ro1">
          <table:table-cell office:value-type="string" table:style-name="ce1">
            <text:p>Braunau am Inn.female</text:p>
          </table:table-cell>
          <table:table-cell office:value-type="float" office:value="11545.2727070288" table:style-name="ce1">
            <text:p>11545.2727070288</text:p>
          </table:table-cell>
          <table:table-cell office:value-type="float" office:value="0.490763358778626" table:style-name="ce1">
            <text:p>0.490763358778626</text:p>
          </table:table-cell>
          <table:table-cell office:value-type="float" office:value="0.147634944842614" table:style-name="ce1">
            <text:p>0.147634944842614</text:p>
          </table:table-cell>
          <table:table-cell office:value-type="float" office:value="0.23159032749837" table:style-name="ce1">
            <text:p>0.23159032749837</text:p>
          </table:table-cell>
          <table:table-cell office:value-type="float" office:value="3.4084333502421" table:style-name="ce1">
            <text:p>3.4084333502421</text:p>
          </table:table-cell>
          <table:table-cell office:value-type="float" office:value="5825.8140867283" table:style-name="ce1">
            <text:p>5825.8140867283</text:p>
          </table:table-cell>
          <table:table-cell office:value-type="float" office:value="8169.65296872788" table:style-name="ce1">
            <text:p>8169.65296872788</text:p>
          </table:table-cell>
          <table:table-cell office:value-type="float" office:value="11048.6702570873" table:style-name="ce1">
            <text:p>11048.6702570873</text:p>
          </table:table-cell>
          <table:table-cell office:value-type="float" office:value="14315.7969074975" table:style-name="ce1">
            <text:p>14315.7969074975</text:p>
          </table:table-cell>
          <table:table-cell office:value-type="float" office:value="17665.3845467353" table:style-name="ce1">
            <text:p>17665.3845467353</text:p>
          </table:table-cell>
        </table:table-row>
        <table:table-row table:style-name="ro1">
          <table:table-cell office:value-type="string" table:style-name="ce1">
            <text:p>Braunau am Inn.male</text:p>
          </table:table-cell>
          <table:table-cell office:value-type="float" office:value="13907.8544904622" table:style-name="ce1">
            <text:p>13907.8544904622</text:p>
          </table:table-cell>
          <table:table-cell office:value-type="float" office:value="0.306754966887417" table:style-name="ce1">
            <text:p>0.306754966887417</text:p>
          </table:table-cell>
          <table:table-cell office:value-type="float" office:value="0.0829104762830253" table:style-name="ce1">
            <text:p>0.0829104762830253</text:p>
          </table:table-cell>
          <table:table-cell office:value-type="float" office:value="0.213917254345168" table:style-name="ce1">
            <text:p>0.213917254345168</text:p>
          </table:table-cell>
          <table:table-cell office:value-type="float" office:value="3.10811895328926" table:style-name="ce1">
            <text:p>3.10811895328926</text:p>
          </table:table-cell>
          <table:table-cell office:value-type="float" office:value="7417.72016884625" table:style-name="ce1">
            <text:p>7417.72016884625</text:p>
          </table:table-cell>
          <table:table-cell office:value-type="float" office:value="10176.3206021413" table:style-name="ce1">
            <text:p>10176.3206021413</text:p>
          </table:table-cell>
          <table:table-cell office:value-type="float" office:value="13511.6530111771" table:style-name="ce1">
            <text:p>13511.6530111771</text:p>
          </table:table-cell>
          <table:table-cell office:value-type="float" office:value="17150.2618384096" table:style-name="ce1">
            <text:p>17150.2618384096</text:p>
          </table:table-cell>
          <table:table-cell office:value-type="float" office:value="20869.838724744" table:style-name="ce1">
            <text:p>20869.838724744</text:p>
          </table:table-cell>
        </table:table-row>
        <table:table-row table:style-name="ro1">
          <table:table-cell office:value-type="string" table:style-name="ce1">
            <text:p>Bregenz.female</text:p>
          </table:table-cell>
          <table:table-cell office:value-type="float" office:value="39636.2695977418" table:style-name="ce1">
            <text:p>39636.2695977418</text:p>
          </table:table-cell>
          <table:table-cell office:value-type="float" office:value="0.000849056603773585" table:style-name="ce1">
            <text:p>0.000849056603773585</text:p>
          </table:table-cell>
          <table:table-cell office:value-type="float" office:value="7.97426971764053e-05" table:style-name="ce1">
            <text:p>7.97426971764053e-05</text:p>
          </table:table-cell>
          <table:table-cell office:value-type="float" office:value="0.209678204376473" table:style-name="ce1">
            <text:p>0.209678204376473</text:p>
          </table:table-cell>
          <table:table-cell office:value-type="float" office:value="2.8128860605194" table:style-name="ce1">
            <text:p>2.8128860605194</text:p>
          </table:table-cell>
          <table:table-cell office:value-type="float" office:value="23971.4057836909" table:style-name="ce1">
            <text:p>23971.4057836909</text:p>
          </table:table-cell>
          <table:table-cell office:value-type="float" office:value="29038.3186584611" table:style-name="ce1">
            <text:p>29038.3186584611</text:p>
          </table:table-cell>
          <table:table-cell office:value-type="float" office:value="36166.7514091957" table:style-name="ce1">
            <text:p>36166.7514091957</text:p>
          </table:table-cell>
          <table:table-cell office:value-type="float" office:value="45478.8624860264" table:style-name="ce1">
            <text:p>45478.8624860264</text:p>
          </table:table-cell>
          <table:table-cell office:value-type="float" office:value="59294.9605027798" table:style-name="ce1">
            <text:p>59294.9605027798</text:p>
          </table:table-cell>
        </table:table-row>
        <table:table-row table:style-name="ro1">
          <table:table-cell office:value-type="string" table:style-name="ce1">
            <text:p>Bregenz.male</text:p>
          </table:table-cell>
          <table:table-cell office:value-type="float" office:value="28592.8641286983" table:style-name="ce1">
            <text:p>28592.8641286983</text:p>
          </table:table-cell>
          <table:table-cell office:value-type="float" office:value="0.0108620689655172" table:style-name="ce1">
            <text:p>0.0108620689655172</text:p>
          </table:table-cell>
          <table:table-cell office:value-type="float" office:value="0.00166335802187951" table:style-name="ce1">
            <text:p>0.00166335802187951</text:p>
          </table:table-cell>
          <table:table-cell office:value-type="float" office:value="0.2103376563599" table:style-name="ce1">
            <text:p>0.2103376563599</text:p>
          </table:table-cell>
          <table:table-cell office:value-type="float" office:value="2.8583049908461" table:style-name="ce1">
            <text:p>2.8583049908461</text:p>
          </table:table-cell>
          <table:table-cell office:value-type="float" office:value="16994.8318885918" table:style-name="ce1">
            <text:p>16994.8318885918</text:p>
          </table:table-cell>
          <table:table-cell office:value-type="float" office:value="21174.1751465742" table:style-name="ce1">
            <text:p>21174.1751465742</text:p>
          </table:table-cell>
          <table:table-cell office:value-type="float" office:value="26374.8684132963" table:style-name="ce1">
            <text:p>26374.8684132963</text:p>
          </table:table-cell>
          <table:table-cell office:value-type="float" office:value="32747.3789157316" table:style-name="ce1">
            <text:p>32747.3789157316</text:p>
          </table:table-cell>
          <table:table-cell office:value-type="float" office:value="40976.3004688441" table:style-name="ce1">
            <text:p>40976.3004688441</text:p>
          </table:table-cell>
        </table:table-row>
        <table:table-row table:style-name="ro1">
          <table:table-cell office:value-type="string" table:style-name="ce1">
            <text:p>Bruck-Mürzzuschlag.female</text:p>
          </table:table-cell>
          <table:table-cell office:value-type="float" office:value="21314.1074144645" table:style-name="ce1">
            <text:p>21314.1074144645</text:p>
          </table:table-cell>
          <table:table-cell office:value-type="float" office:value="0.038" table:style-name="ce1">
            <text:p>0.038</text:p>
          </table:table-cell>
          <table:table-cell office:value-type="float" office:value="0.00596878048626868" table:style-name="ce1">
            <text:p>0.00596878048626868</text:p>
          </table:table-cell>
          <table:table-cell office:value-type="float" office:value="0.168434462506795" table:style-name="ce1">
            <text:p>0.168434462506795</text:p>
          </table:table-cell>
          <table:table-cell office:value-type="float" office:value="2.36888351646989" table:style-name="ce1">
            <text:p>2.36888351646989</text:p>
          </table:table-cell>
          <table:table-cell office:value-type="float" office:value="13635.0540720423" table:style-name="ce1">
            <text:p>13635.0540720423</text:p>
          </table:table-cell>
          <table:table-cell office:value-type="float" office:value="16731.0953909448" table:style-name="ce1">
            <text:p>16731.0953909448</text:p>
          </table:table-cell>
          <table:table-cell office:value-type="float" office:value="20823.5644170221" table:style-name="ce1">
            <text:p>20823.5644170221</text:p>
          </table:table-cell>
          <table:table-cell office:value-type="float" office:value="25382.6942623946" table:style-name="ce1">
            <text:p>25382.6942623946</text:p>
          </table:table-cell>
          <table:table-cell office:value-type="float" office:value="29576.122077239" table:style-name="ce1">
            <text:p>29576.122077239</text:p>
          </table:table-cell>
        </table:table-row>
        <table:table-row table:style-name="ro1">
          <table:table-cell office:value-type="string" table:style-name="ce1">
            <text:p>Bruck-Mürzzuschlag.male</text:p>
          </table:table-cell>
          <table:table-cell office:value-type="float" office:value="25352.8609557367" table:style-name="ce1">
            <text:p>25352.8609557367</text:p>
          </table:table-cell>
          <table:table-cell office:value-type="float" office:value="0.00923469387755102" table:style-name="ce1">
            <text:p>0.00923469387755102</text:p>
          </table:table-cell>
          <table:table-cell office:value-type="float" office:value="0.00122305952809527" table:style-name="ce1">
            <text:p>0.00122305952809527</text:p>
          </table:table-cell>
          <table:table-cell office:value-type="float" office:value="0.159470960726702" table:style-name="ce1">
            <text:p>0.159470960726702</text:p>
          </table:table-cell>
          <table:table-cell office:value-type="float" office:value="2.24462517283535" table:style-name="ce1">
            <text:p>2.24462517283535</text:p>
          </table:table-cell>
          <table:table-cell office:value-type="float" office:value="16705.9962073198" table:style-name="ce1">
            <text:p>16705.9962073198</text:p>
          </table:table-cell>
          <table:table-cell office:value-type="float" office:value="20263.6533279359" table:style-name="ce1">
            <text:p>20263.6533279359</text:p>
          </table:table-cell>
          <table:table-cell office:value-type="float" office:value="24663.2520084336" table:style-name="ce1">
            <text:p>24663.2520084336</text:p>
          </table:table-cell>
          <table:table-cell office:value-type="float" office:value="29746.3509389355" table:style-name="ce1">
            <text:p>29746.3509389355</text:p>
          </table:table-cell>
          <table:table-cell office:value-type="float" office:value="34891.4482277273" table:style-name="ce1">
            <text:p>34891.4482277273</text:p>
          </table:table-cell>
        </table:table-row>
        <table:table-row table:style-name="ro1">
          <table:table-cell office:value-type="string" table:style-name="ce1">
            <text:p>Bruck an der Leitha.female</text:p>
          </table:table-cell>
          <table:table-cell office:value-type="float" office:value="24520.4559632451" table:style-name="ce1">
            <text:p>24520.4559632451</text:p>
          </table:table-cell>
          <table:table-cell office:value-type="float" office:value="0.0171428571428571" table:style-name="ce1">
            <text:p>0.0171428571428571</text:p>
          </table:table-cell>
          <table:table-cell office:value-type="float" office:value="0.00257823488467476" table:style-name="ce1">
            <text:p>0.00257823488467476</text:p>
          </table:table-cell>
          <table:table-cell office:value-type="float" office:value="0.167327839316102" table:style-name="ce1">
            <text:p>0.167327839316102</text:p>
          </table:table-cell>
          <table:table-cell office:value-type="float" office:value="2.3694406617983" table:style-name="ce1">
            <text:p>2.3694406617983</text:p>
          </table:table-cell>
          <table:table-cell office:value-type="float" office:value="15737.6373559977" table:style-name="ce1">
            <text:p>15737.6373559977</text:p>
          </table:table-cell>
          <table:table-cell office:value-type="float" office:value="19286.9434808315" table:style-name="ce1">
            <text:p>19286.9434808315</text:p>
          </table:table-cell>
          <table:table-cell office:value-type="float" office:value="23891.4495852851" table:style-name="ce1">
            <text:p>23891.4495852851</text:p>
          </table:table-cell>
          <table:table-cell office:value-type="float" office:value="29145.3935763899" table:style-name="ce1">
            <text:p>29145.3935763899</text:p>
          </table:table-cell>
          <table:table-cell office:value-type="float" office:value="34188.050920429" table:style-name="ce1">
            <text:p>34188.050920429</text:p>
          </table:table-cell>
        </table:table-row>
        <table:table-row table:style-name="ro1">
          <table:table-cell office:value-type="string" table:style-name="ce1">
            <text:p>Bruck an der Leitha.male</text:p>
          </table:table-cell>
          <table:table-cell office:value-type="float" office:value="23658.2479535007" table:style-name="ce1">
            <text:p>23658.2479535007</text:p>
          </table:table-cell>
          <table:table-cell office:value-type="float" office:value="0.0307182320441989" table:style-name="ce1">
            <text:p>0.0307182320441989</text:p>
          </table:table-cell>
          <table:table-cell office:value-type="float" office:value="0.00485451424341743" table:style-name="ce1">
            <text:p>0.00485451424341743</text:p>
          </table:table-cell>
          <table:table-cell office:value-type="float" office:value="0.191578186232822" table:style-name="ce1">
            <text:p>0.191578186232822</text:p>
          </table:table-cell>
          <table:table-cell office:value-type="float" office:value="2.64740019847838" table:style-name="ce1">
            <text:p>2.64740019847838</text:p>
          </table:table-cell>
          <table:table-cell office:value-type="float" office:value="14300.6114234918" table:style-name="ce1">
            <text:p>14300.6114234918</text:p>
          </table:table-cell>
          <table:table-cell office:value-type="float" office:value="17911.6127777351" table:style-name="ce1">
            <text:p>17911.6127777351</text:p>
          </table:table-cell>
          <table:table-cell office:value-type="float" office:value="22534.488433352" table:style-name="ce1">
            <text:p>22534.488433352</text:p>
          </table:table-cell>
          <table:table-cell office:value-type="float" office:value="28117.0965018499" table:style-name="ce1">
            <text:p>28117.0965018499</text:p>
          </table:table-cell>
          <table:table-cell office:value-type="float" office:value="34146.1260320829" table:style-name="ce1">
            <text:p>34146.1260320829</text:p>
          </table:table-cell>
        </table:table-row>
        <table:table-row table:style-name="ro1">
          <table:table-cell office:value-type="string" table:style-name="ce1">
            <text:p>Deutschlandsberg.female</text:p>
          </table:table-cell>
          <table:table-cell office:value-type="float" office:value="19515.5727854421" table:style-name="ce1">
            <text:p>19515.5727854421</text:p>
          </table:table-cell>
          <table:table-cell office:value-type="float" office:value="0.0802380952380952" table:style-name="ce1">
            <text:p>0.0802380952380952</text:p>
          </table:table-cell>
          <table:table-cell office:value-type="float" office:value="0.0154509791021077" table:style-name="ce1">
            <text:p>0.0154509791021077</text:p>
          </table:table-cell>
          <table:table-cell office:value-type="float" office:value="0.175604374855816" table:style-name="ce1">
            <text:p>0.175604374855816</text:p>
          </table:table-cell>
          <table:table-cell office:value-type="float" office:value="2.46769541912212" table:style-name="ce1">
            <text:p>2.46769541912212</text:p>
          </table:table-cell>
          <table:table-cell office:value-type="float" office:value="12258.6270933818" table:style-name="ce1">
            <text:p>12258.6270933818</text:p>
          </table:table-cell>
          <table:table-cell office:value-type="float" office:value="15131.9404888594" table:style-name="ce1">
            <text:p>15131.9404888594</text:p>
          </table:table-cell>
          <table:table-cell office:value-type="float" office:value="19071.0854322414" table:style-name="ce1">
            <text:p>19071.0854322414</text:p>
          </table:table-cell>
          <table:table-cell office:value-type="float" office:value="23433.9983944678" table:style-name="ce1">
            <text:p>23433.9983944678</text:p>
          </table:table-cell>
          <table:table-cell office:value-type="float" office:value="27241.1679488611" table:style-name="ce1">
            <text:p>27241.1679488611</text:p>
          </table:table-cell>
        </table:table-row>
        <table:table-row table:style-name="ro1">
          <table:table-cell office:value-type="string" table:style-name="ce1">
            <text:p>Deutschlandsberg.male</text:p>
          </table:table-cell>
          <table:table-cell office:value-type="float" office:value="20960.3044136881" table:style-name="ce1">
            <text:p>20960.3044136881</text:p>
          </table:table-cell>
          <table:table-cell office:value-type="float" office:value="0.04421875" table:style-name="ce1">
            <text:p>0.04421875</text:p>
          </table:table-cell>
          <table:table-cell office:value-type="float" office:value="0.00698882023460411" table:style-name="ce1">
            <text:p>0.00698882023460411</text:p>
          </table:table-cell>
          <table:table-cell office:value-type="float" office:value="0.180258742374236" table:style-name="ce1">
            <text:p>0.180258742374236</text:p>
          </table:table-cell>
          <table:table-cell office:value-type="float" office:value="2.50932065540504" table:style-name="ce1">
            <text:p>2.50932065540504</text:p>
          </table:table-cell>
          <table:table-cell office:value-type="float" office:value="13093.4820796632" table:style-name="ce1">
            <text:p>13093.4820796632</text:p>
          </table:table-cell>
          <table:table-cell office:value-type="float" office:value="16147.6693380626" table:style-name="ce1">
            <text:p>16147.6693380626</text:p>
          </table:table-cell>
          <table:table-cell office:value-type="float" office:value="20098.2548000246" table:style-name="ce1">
            <text:p>20098.2548000246</text:p>
          </table:table-cell>
          <table:table-cell office:value-type="float" office:value="24842.2116756091" table:style-name="ce1">
            <text:p>24842.2116756091</text:p>
          </table:table-cell>
          <table:table-cell office:value-type="float" office:value="30065.0924858475" table:style-name="ce1">
            <text:p>30065.0924858475</text:p>
          </table:table-cell>
        </table:table-row>
        <table:table-row table:style-name="ro1">
          <table:table-cell office:value-type="string" table:style-name="ce1">
            <text:p>Dornbirn.female</text:p>
          </table:table-cell>
          <table:table-cell office:value-type="float" office:value="18368.2357403866" table:style-name="ce1">
            <text:p>18368.2357403866</text:p>
          </table:table-cell>
          <table:table-cell office:value-type="float" office:value="0.1196875" table:style-name="ce1">
            <text:p>0.1196875</text:p>
          </table:table-cell>
          <table:table-cell office:value-type="float" office:value="0.0260651365748585" table:style-name="ce1">
            <text:p>0.0260651365748585</text:p>
          </table:table-cell>
          <table:table-cell office:value-type="float" office:value="0.194362235981039" table:style-name="ce1">
            <text:p>0.194362235981039</text:p>
          </table:table-cell>
          <table:table-cell office:value-type="float" office:value="2.77720620468816" table:style-name="ce1">
            <text:p>2.77720620468816</text:p>
          </table:table-cell>
          <table:table-cell office:value-type="float" office:value="10882.8283479763" table:style-name="ce1">
            <text:p>10882.8283479763</text:p>
          </table:table-cell>
          <table:table-cell office:value-type="float" office:value="13893.4354563628" table:style-name="ce1">
            <text:p>13893.4354563628</text:p>
          </table:table-cell>
          <table:table-cell office:value-type="float" office:value="17707.2397520013" table:style-name="ce1">
            <text:p>17707.2397520013</text:p>
          </table:table-cell>
          <table:table-cell office:value-type="float" office:value="22313.6878183133" table:style-name="ce1">
            <text:p>22313.6878183133</text:p>
          </table:table-cell>
          <table:table-cell office:value-type="float" office:value="26597.4380043946" table:style-name="ce1">
            <text:p>26597.4380043946</text:p>
          </table:table-cell>
        </table:table-row>
        <table:table-row table:style-name="ro1">
          <table:table-cell office:value-type="string" table:style-name="ce1">
            <text:p>Dornbirn.male</text:p>
          </table:table-cell>
          <table:table-cell office:value-type="float" office:value="20715.2293417807" table:style-name="ce1">
            <text:p>20715.2293417807</text:p>
          </table:table-cell>
          <table:table-cell office:value-type="float" office:value="0.0768387096774194" table:style-name="ce1">
            <text:p>0.0768387096774194</text:p>
          </table:table-cell>
          <table:table-cell office:value-type="float" office:value="0.0143688713240186" table:style-name="ce1">
            <text:p>0.0143688713240186</text:p>
          </table:table-cell>
          <table:table-cell office:value-type="float" office:value="0.211576453497756" table:style-name="ce1">
            <text:p>0.211576453497756</text:p>
          </table:table-cell>
          <table:table-cell office:value-type="float" office:value="2.94783230789119" table:style-name="ce1">
            <text:p>2.94783230789119</text:p>
          </table:table-cell>
          <table:table-cell office:value-type="float" office:value="11814.9251406309" table:style-name="ce1">
            <text:p>11814.9251406309</text:p>
          </table:table-cell>
          <table:table-cell office:value-type="float" office:value="15209.335998441" table:style-name="ce1">
            <text:p>15209.335998441</text:p>
          </table:table-cell>
          <table:table-cell office:value-type="float" office:value="19389.1022205661" table:style-name="ce1">
            <text:p>19389.1022205661</text:p>
          </table:table-cell>
          <table:table-cell office:value-type="float" office:value="24668.7417869441" table:style-name="ce1">
            <text:p>24668.7417869441</text:p>
          </table:table-cell>
          <table:table-cell office:value-type="float" office:value="30537.5126989362" table:style-name="ce1">
            <text:p>30537.5126989362</text:p>
          </table:table-cell>
        </table:table-row>
        <table:table-row table:style-name="ro1">
          <table:table-cell office:value-type="string" table:style-name="ce1">
            <text:p>Eferding.female</text:p>
          </table:table-cell>
          <table:table-cell office:value-type="float" office:value="14238.6340734784" table:style-name="ce1">
            <text:p>14238.6340734784</text:p>
          </table:table-cell>
          <table:table-cell office:value-type="float" office:value="0.3" table:style-name="ce1">
            <text:p>0.3</text:p>
          </table:table-cell>
          <table:table-cell office:value-type="float" office:value="0.0793963494782797" table:style-name="ce1">
            <text:p>0.0793963494782797</text:p>
          </table:table-cell>
          <table:table-cell office:value-type="float" office:value="0.202150676030058" table:style-name="ce1">
            <text:p>0.202150676030058</text:p>
          </table:table-cell>
          <table:table-cell office:value-type="float" office:value="2.95040548213427" table:style-name="ce1">
            <text:p>2.95040548213427</text:p>
          </table:table-cell>
          <table:table-cell office:value-type="float" office:value="8164.81715590124" table:style-name="ce1">
            <text:p>8164.81715590124</text:p>
          </table:table-cell>
          <table:table-cell office:value-type="float" office:value="10598.6383189042" table:style-name="ce1">
            <text:p>10598.6383189042</text:p>
          </table:table-cell>
          <table:table-cell office:value-type="float" office:value="13923.8410992434" table:style-name="ce1">
            <text:p>13923.8410992434</text:p>
          </table:table-cell>
          <table:table-cell office:value-type="float" office:value="17327.0471855405" table:style-name="ce1">
            <text:p>17327.0471855405</text:p>
          </table:table-cell>
          <table:table-cell office:value-type="float" office:value="20900.7961687038" table:style-name="ce1">
            <text:p>20900.7961687038</text:p>
          </table:table-cell>
        </table:table-row>
        <table:table-row table:style-name="ro1">
          <table:table-cell office:value-type="string" table:style-name="ce1">
            <text:p>Eferding.male</text:p>
          </table:table-cell>
          <table:table-cell office:value-type="float" office:value="17243.2143321328" table:style-name="ce1">
            <text:p>17243.2143321328</text:p>
          </table:table-cell>
          <table:table-cell office:value-type="float" office:value="0.156296296296296" table:style-name="ce1">
            <text:p>0.156296296296296</text:p>
          </table:table-cell>
          <table:table-cell office:value-type="float" office:value="0.0367807990391606" table:style-name="ce1">
            <text:p>0.0367807990391606</text:p>
          </table:table-cell>
          <table:table-cell office:value-type="float" office:value="0.188849976020369" table:style-name="ce1">
            <text:p>0.188849976020369</text:p>
          </table:table-cell>
          <table:table-cell office:value-type="float" office:value="2.73505342803185" table:style-name="ce1">
            <text:p>2.73505342803185</text:p>
          </table:table-cell>
          <table:table-cell office:value-type="float" office:value="10224.6684189445" table:style-name="ce1">
            <text:p>10224.6684189445</text:p>
          </table:table-cell>
          <table:table-cell office:value-type="float" office:value="13239.9952026466" table:style-name="ce1">
            <text:p>13239.9952026466</text:p>
          </table:table-cell>
          <table:table-cell office:value-type="float" office:value="16904.36191278" table:style-name="ce1">
            <text:p>16904.36191278</text:p>
          </table:table-cell>
          <table:table-cell office:value-type="float" office:value="20862.6042340522" table:style-name="ce1">
            <text:p>20862.6042340522</text:p>
          </table:table-cell>
          <table:table-cell office:value-type="float" office:value="24683.3702149092" table:style-name="ce1">
            <text:p>24683.3702149092</text:p>
          </table:table-cell>
        </table:table-row>
        <table:table-row table:style-name="ro1">
          <table:table-cell office:value-type="string" table:style-name="ce1">
            <text:p>Eisenstadt-Umgebung.female</text:p>
          </table:table-cell>
          <table:table-cell office:value-type="float" office:value="25267.2534202867" table:style-name="ce1">
            <text:p>25267.2534202867</text:p>
          </table:table-cell>
          <table:table-cell office:value-type="float" office:value="0.03" table:style-name="ce1">
            <text:p>0.03</text:p>
          </table:table-cell>
          <table:table-cell office:value-type="float" office:value="0.00527975601692104" table:style-name="ce1">
            <text:p>0.00527975601692104</text:p>
          </table:table-cell>
          <table:table-cell office:value-type="float" office:value="0.194593014888377" table:style-name="ce1">
            <text:p>0.194593014888377</text:p>
          </table:table-cell>
          <table:table-cell office:value-type="float" office:value="2.74151935496958" table:style-name="ce1">
            <text:p>2.74151935496958</text:p>
          </table:table-cell>
          <table:table-cell office:value-type="float" office:value="15559.508094237" table:style-name="ce1">
            <text:p>15559.508094237</text:p>
          </table:table-cell>
          <table:table-cell office:value-type="float" office:value="19197.8557129825" table:style-name="ce1">
            <text:p>19197.8557129825</text:p>
          </table:table-cell>
          <table:table-cell office:value-type="float" office:value="23721.1409681588" table:style-name="ce1">
            <text:p>23721.1409681588</text:p>
          </table:table-cell>
          <table:table-cell office:value-type="float" office:value="29676.2563987191" table:style-name="ce1">
            <text:p>29676.2563987191</text:p>
          </table:table-cell>
          <table:table-cell office:value-type="float" office:value="36352.2921518342" table:style-name="ce1">
            <text:p>36352.2921518342</text:p>
          </table:table-cell>
        </table:table-row>
        <table:table-row table:style-name="ro1">
          <table:table-cell office:value-type="string" table:style-name="ce1">
            <text:p>Eisenstadt-Umgebung.male</text:p>
          </table:table-cell>
          <table:table-cell office:value-type="float" office:value="29116.7951090564" table:style-name="ce1">
            <text:p>29116.7951090564</text:p>
          </table:table-cell>
          <table:table-cell office:value-type="float" office:value="0.0288157894736842" table:style-name="ce1">
            <text:p>0.0288157894736842</text:p>
          </table:table-cell>
          <table:table-cell office:value-type="float" office:value="0.00496814979162686" table:style-name="ce1">
            <text:p>0.00496814979162686</text:p>
          </table:table-cell>
          <table:table-cell office:value-type="float" office:value="0.230286328593108" table:style-name="ce1">
            <text:p>0.230286328593108</text:p>
          </table:table-cell>
          <table:table-cell office:value-type="float" office:value="3.19759888939713" table:style-name="ce1">
            <text:p>3.19759888939713</text:p>
          </table:table-cell>
          <table:table-cell office:value-type="float" office:value="16004.4639406234" table:style-name="ce1">
            <text:p>16004.4639406234</text:p>
          </table:table-cell>
          <table:table-cell office:value-type="float" office:value="20347.925154083" table:style-name="ce1">
            <text:p>20347.925154083</text:p>
          </table:table-cell>
          <table:table-cell office:value-type="float" office:value="26596.0141661057" table:style-name="ce1">
            <text:p>26596.0141661057</text:p>
          </table:table-cell>
          <table:table-cell office:value-type="float" office:value="35742.2233578448" table:style-name="ce1">
            <text:p>35742.2233578448</text:p>
          </table:table-cell>
          <table:table-cell office:value-type="float" office:value="44855.1715897749" table:style-name="ce1">
            <text:p>44855.1715897749</text:p>
          </table:table-cell>
        </table:table-row>
        <table:table-row table:style-name="ro1">
          <table:table-cell office:value-type="string" table:style-name="ce1">
            <text:p>Eisenstadt (Stadt).female</text:p>
          </table:table-cell>
          <table:table-cell office:value-type="float" office:value="56423.5627789234" table:style-name="ce1">
            <text:p>56423.5627789234</text:p>
          </table:table-cell>
          <table:table-cell office:value-type="float" office:value="0.0463636363636364" table:style-name="ce1">
            <text:p>0.0463636363636364</text:p>
          </table:table-cell>
          <table:table-cell office:value-type="float" office:value="0.0104092118897096" table:style-name="ce1">
            <text:p>0.0104092118897096</text:p>
          </table:table-cell>
          <table:table-cell office:value-type="float" office:value="0.343769307289057" table:style-name="ce1">
            <text:p>0.343769307289057</text:p>
          </table:table-cell>
          <table:table-cell office:value-type="float" office:value="7.23940459859592" table:style-name="ce1">
            <text:p>7.23940459859592</text:p>
          </table:table-cell>
          <table:table-cell office:value-type="float" office:value="16020.4479934181" table:style-name="ce1">
            <text:p>16020.4479934181</text:p>
          </table:table-cell>
          <table:table-cell office:value-type="float" office:value="34043.1981410758" table:style-name="ce1">
            <text:p>34043.1981410758</text:p>
          </table:table-cell>
          <table:table-cell office:value-type="float" office:value="49829.7643996086" table:style-name="ce1">
            <text:p>49829.7643996086</text:p>
          </table:table-cell>
          <table:table-cell office:value-type="float" office:value="65222.2683027719" table:style-name="ce1">
            <text:p>65222.2683027719</text:p>
          </table:table-cell>
          <table:table-cell office:value-type="float" office:value="119130.20726632" table:style-name="ce1">
            <text:p>119130.20726632</text:p>
          </table:table-cell>
        </table:table-row>
        <table:table-row table:style-name="ro1">
          <table:table-cell office:value-type="string" table:style-name="ce1">
            <text:p>Eisenstadt (Stadt).male</text:p>
          </table:table-cell>
          <table:table-cell office:value-type="float" office:value="52451.387386597" table:style-name="ce1">
            <text:p>52451.38738659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67327716763352" table:style-name="ce1">
            <text:p>0.167327716763352</text:p>
          </table:table-cell>
          <table:table-cell office:value-type="float" office:value="2.41946215676847" table:style-name="ce1">
            <text:p>2.41946215676847</text:p>
          </table:table-cell>
          <table:table-cell office:value-type="float" office:value="34732.7974343748" table:style-name="ce1">
            <text:p>34732.7974343748</text:p>
          </table:table-cell>
          <table:table-cell office:value-type="float" office:value="42356.262276852" table:style-name="ce1">
            <text:p>42356.262276852</text:p>
          </table:table-cell>
          <table:table-cell office:value-type="float" office:value="51549.9935422466" table:style-name="ce1">
            <text:p>51549.9935422466</text:p>
          </table:table-cell>
          <table:table-cell office:value-type="float" office:value="61412.1730169627" table:style-name="ce1">
            <text:p>61412.1730169627</text:p>
          </table:table-cell>
          <table:table-cell office:value-type="float" office:value="72283.7828474853" table:style-name="ce1">
            <text:p>72283.7828474853</text:p>
          </table:table-cell>
        </table:table-row>
        <table:table-row table:style-name="ro1">
          <table:table-cell office:value-type="string" table:style-name="ce1">
            <text:p>Feldkirch.female</text:p>
          </table:table-cell>
          <table:table-cell office:value-type="float" office:value="16807.3572682668" table:style-name="ce1">
            <text:p>16807.3572682668</text:p>
          </table:table-cell>
          <table:table-cell office:value-type="float" office:value="0.146494845360825" table:style-name="ce1">
            <text:p>0.146494845360825</text:p>
          </table:table-cell>
          <table:table-cell office:value-type="float" office:value="0.0286269289499448" table:style-name="ce1">
            <text:p>0.0286269289499448</text:p>
          </table:table-cell>
          <table:table-cell office:value-type="float" office:value="0.180591683228337" table:style-name="ce1">
            <text:p>0.180591683228337</text:p>
          </table:table-cell>
          <table:table-cell office:value-type="float" office:value="2.55004823607273" table:style-name="ce1">
            <text:p>2.55004823607273</text:p>
          </table:table-cell>
          <table:table-cell office:value-type="float" office:value="10194.0436541001" table:style-name="ce1">
            <text:p>10194.0436541001</text:p>
          </table:table-cell>
          <table:table-cell office:value-type="float" office:value="12988.5261015752" table:style-name="ce1">
            <text:p>12988.5261015752</text:p>
          </table:table-cell>
          <table:table-cell office:value-type="float" office:value="16385.201206249" table:style-name="ce1">
            <text:p>16385.201206249</text:p>
          </table:table-cell>
          <table:table-cell office:value-type="float" office:value="20209.3039931402" table:style-name="ce1">
            <text:p>20209.3039931402</text:p>
          </table:table-cell>
          <table:table-cell office:value-type="float" office:value="23870.6272134526" table:style-name="ce1">
            <text:p>23870.6272134526</text:p>
          </table:table-cell>
        </table:table-row>
        <table:table-row table:style-name="ro1">
          <table:table-cell office:value-type="string" table:style-name="ce1">
            <text:p>Feldkirch.male</text:p>
          </table:table-cell>
          <table:table-cell office:value-type="float" office:value="17598.115277847" table:style-name="ce1">
            <text:p>17598.115277847</text:p>
          </table:table-cell>
          <table:table-cell office:value-type="float" office:value="0.15094674556213" table:style-name="ce1">
            <text:p>0.15094674556213</text:p>
          </table:table-cell>
          <table:table-cell office:value-type="float" office:value="0.0334687269877575" table:style-name="ce1">
            <text:p>0.0334687269877575</text:p>
          </table:table-cell>
          <table:table-cell office:value-type="float" office:value="0.211730916216154" table:style-name="ce1">
            <text:p>0.211730916216154</text:p>
          </table:table-cell>
          <table:table-cell office:value-type="float" office:value="3.00409174037827" table:style-name="ce1">
            <text:p>3.00409174037827</text:p>
          </table:table-cell>
          <table:table-cell office:value-type="float" office:value="9860.17402106162" table:style-name="ce1">
            <text:p>9860.17402106162</text:p>
          </table:table-cell>
          <table:table-cell office:value-type="float" office:value="12897.3886323252" table:style-name="ce1">
            <text:p>12897.3886323252</text:p>
          </table:table-cell>
          <table:table-cell office:value-type="float" office:value="16737.1301486674" table:style-name="ce1">
            <text:p>16737.1301486674</text:p>
          </table:table-cell>
          <table:table-cell office:value-type="float" office:value="21343.8235249514" table:style-name="ce1">
            <text:p>21343.8235249514</text:p>
          </table:table-cell>
          <table:table-cell office:value-type="float" office:value="25901.1309268923" table:style-name="ce1">
            <text:p>25901.1309268923</text:p>
          </table:table-cell>
        </table:table-row>
        <table:table-row table:style-name="ro1">
          <table:table-cell office:value-type="string" table:style-name="ce1">
            <text:p>Feldkirchen.female</text:p>
          </table:table-cell>
          <table:table-cell office:value-type="float" office:value="13675.4864288242" table:style-name="ce1">
            <text:p>13675.4864288242</text:p>
          </table:table-cell>
          <table:table-cell office:value-type="float" office:value="0.315263157894737" table:style-name="ce1">
            <text:p>0.315263157894737</text:p>
          </table:table-cell>
          <table:table-cell office:value-type="float" office:value="0.0826339523294409" table:style-name="ce1">
            <text:p>0.0826339523294409</text:p>
          </table:table-cell>
          <table:table-cell office:value-type="float" office:value="0.190698377648355" table:style-name="ce1">
            <text:p>0.190698377648355</text:p>
          </table:table-cell>
          <table:table-cell office:value-type="float" office:value="2.78596980128956" table:style-name="ce1">
            <text:p>2.78596980128956</text:p>
          </table:table-cell>
          <table:table-cell office:value-type="float" office:value="8199.3284901162" table:style-name="ce1">
            <text:p>8199.3284901162</text:p>
          </table:table-cell>
          <table:table-cell office:value-type="float" office:value="10505.531449459" table:style-name="ce1">
            <text:p>10505.531449459</text:p>
          </table:table-cell>
          <table:table-cell office:value-type="float" office:value="13401.98955313" table:style-name="ce1">
            <text:p>13401.98955313</text:p>
          </table:table-cell>
          <table:table-cell office:value-type="float" office:value="16515.9874375454" table:style-name="ce1">
            <text:p>16515.9874375454</text:p>
          </table:table-cell>
          <table:table-cell office:value-type="float" office:value="19550.9075208554" table:style-name="ce1">
            <text:p>19550.9075208554</text:p>
          </table:table-cell>
        </table:table-row>
        <table:table-row table:style-name="ro1">
          <table:table-cell office:value-type="string" table:style-name="ce1">
            <text:p>Feldkirchen.male</text:p>
          </table:table-cell>
          <table:table-cell office:value-type="float" office:value="15108.1960034789" table:style-name="ce1">
            <text:p>15108.1960034789</text:p>
          </table:table-cell>
          <table:table-cell office:value-type="float" office:value="0.2725" table:style-name="ce1">
            <text:p>0.2725</text:p>
          </table:table-cell>
          <table:table-cell office:value-type="float" office:value="0.0787892415797602" table:style-name="ce1">
            <text:p>0.0787892415797602</text:p>
          </table:table-cell>
          <table:table-cell office:value-type="float" office:value="0.213868396679348" table:style-name="ce1">
            <text:p>0.213868396679348</text:p>
          </table:table-cell>
          <table:table-cell office:value-type="float" office:value="3.1378328117889" table:style-name="ce1">
            <text:p>3.1378328117889</text:p>
          </table:table-cell>
          <table:table-cell office:value-type="float" office:value="8229.45349359296" table:style-name="ce1">
            <text:p>8229.45349359296</text:p>
          </table:table-cell>
          <table:table-cell office:value-type="float" office:value="11110.2467561959" table:style-name="ce1">
            <text:p>11110.2467561959</text:p>
          </table:table-cell>
          <table:table-cell office:value-type="float" office:value="14663.9191813162" table:style-name="ce1">
            <text:p>14663.9191813162</text:p>
          </table:table-cell>
          <table:table-cell office:value-type="float" office:value="18562.5808999349" table:style-name="ce1">
            <text:p>18562.5808999349</text:p>
          </table:table-cell>
          <table:table-cell office:value-type="float" office:value="22285.0011094917" table:style-name="ce1">
            <text:p>22285.0011094917</text:p>
          </table:table-cell>
        </table:table-row>
        <table:table-row table:style-name="ro1">
          <table:table-cell office:value-type="string" table:style-name="ce1">
            <text:p>Freistadt.female</text:p>
          </table:table-cell>
          <table:table-cell office:value-type="float" office:value="15350.0331358043" table:style-name="ce1">
            <text:p>15350.0331358043</text:p>
          </table:table-cell>
          <table:table-cell office:value-type="float" office:value="0.223287671232877" table:style-name="ce1">
            <text:p>0.223287671232877</text:p>
          </table:table-cell>
          <table:table-cell office:value-type="float" office:value="0.0523545298266373" table:style-name="ce1">
            <text:p>0.0523545298266373</text:p>
          </table:table-cell>
          <table:table-cell office:value-type="float" office:value="0.196264426570619" table:style-name="ce1">
            <text:p>0.196264426570619</text:p>
          </table:table-cell>
          <table:table-cell office:value-type="float" office:value="2.80988448529147" table:style-name="ce1">
            <text:p>2.80988448529147</text:p>
          </table:table-cell>
          <table:table-cell office:value-type="float" office:value="8864.2745504323" table:style-name="ce1">
            <text:p>8864.2745504323</text:p>
          </table:table-cell>
          <table:table-cell office:value-type="float" office:value="11538.2682472597" table:style-name="ce1">
            <text:p>11538.2682472597</text:p>
          </table:table-cell>
          <table:table-cell office:value-type="float" office:value="14977.7134015254" table:style-name="ce1">
            <text:p>14977.7134015254</text:p>
          </table:table-cell>
          <table:table-cell office:value-type="float" office:value="18750.3525540551" table:style-name="ce1">
            <text:p>18750.3525540551</text:p>
          </table:table-cell>
          <table:table-cell office:value-type="float" office:value="22291.2867393409" table:style-name="ce1">
            <text:p>22291.2867393409</text:p>
          </table:table-cell>
        </table:table-row>
        <table:table-row table:style-name="ro1">
          <table:table-cell office:value-type="string" table:style-name="ce1">
            <text:p>Freistadt.male</text:p>
          </table:table-cell>
          <table:table-cell office:value-type="float" office:value="18248.3997066369" table:style-name="ce1">
            <text:p>18248.3997066369</text:p>
          </table:table-cell>
          <table:table-cell office:value-type="float" office:value="0.0920175438596491" table:style-name="ce1">
            <text:p>0.0920175438596491</text:p>
          </table:table-cell>
          <table:table-cell office:value-type="float" office:value="0.0160184529643332" table:style-name="ce1">
            <text:p>0.0160184529643332</text:p>
          </table:table-cell>
          <table:table-cell office:value-type="float" office:value="0.172592847905246" table:style-name="ce1">
            <text:p>0.172592847905246</text:p>
          </table:table-cell>
          <table:table-cell office:value-type="float" office:value="2.44642695346526" table:style-name="ce1">
            <text:p>2.44642695346526</text:p>
          </table:table-cell>
          <table:table-cell office:value-type="float" office:value="11346.2937653831" table:style-name="ce1">
            <text:p>11346.2937653831</text:p>
          </table:table-cell>
          <table:table-cell office:value-type="float" office:value="14280.5870979451" table:style-name="ce1">
            <text:p>14280.5870979451</text:p>
          </table:table-cell>
          <table:table-cell office:value-type="float" office:value="17879.4980729341" table:style-name="ce1">
            <text:p>17879.4980729341</text:p>
          </table:table-cell>
          <table:table-cell office:value-type="float" office:value="21774.7771775924" table:style-name="ce1">
            <text:p>21774.7771775924</text:p>
          </table:table-cell>
          <table:table-cell office:value-type="float" office:value="25555.1147208051" table:style-name="ce1">
            <text:p>25555.1147208051</text:p>
          </table:table-cell>
        </table:table-row>
        <table:table-row table:style-name="ro1">
          <table:table-cell office:value-type="string" table:style-name="ce1">
            <text:p>Gänserndorf.female</text:p>
          </table:table-cell>
          <table:table-cell office:value-type="float" office:value="18538.2587766133" table:style-name="ce1">
            <text:p>18538.2587766133</text:p>
          </table:table-cell>
          <table:table-cell office:value-type="float" office:value="0.0946428571428571" table:style-name="ce1">
            <text:p>0.0946428571428571</text:p>
          </table:table-cell>
          <table:table-cell office:value-type="float" office:value="0.0172884052771801" table:style-name="ce1">
            <text:p>0.0172884052771801</text:p>
          </table:table-cell>
          <table:table-cell office:value-type="float" office:value="0.181547781639228" table:style-name="ce1">
            <text:p>0.181547781639228</text:p>
          </table:table-cell>
          <table:table-cell office:value-type="float" office:value="2.56682666126669" table:style-name="ce1">
            <text:p>2.56682666126669</text:p>
          </table:table-cell>
          <table:table-cell office:value-type="float" office:value="11400.9162615755" table:style-name="ce1">
            <text:p>11400.9162615755</text:p>
          </table:table-cell>
          <table:table-cell office:value-type="float" office:value="14204.4371820758" table:style-name="ce1">
            <text:p>14204.4371820758</text:p>
          </table:table-cell>
          <table:table-cell office:value-type="float" office:value="17984.4550169313" table:style-name="ce1">
            <text:p>17984.4550169313</text:p>
          </table:table-cell>
          <table:table-cell office:value-type="float" office:value="22115.4863854466" table:style-name="ce1">
            <text:p>22115.4863854466</text:p>
          </table:table-cell>
          <table:table-cell office:value-type="float" office:value="26568.2759860182" table:style-name="ce1">
            <text:p>26568.2759860182</text:p>
          </table:table-cell>
        </table:table-row>
        <table:table-row table:style-name="ro1">
          <table:table-cell office:value-type="string" table:style-name="ce1">
            <text:p>Gänserndorf.male</text:p>
          </table:table-cell>
          <table:table-cell office:value-type="float" office:value="21308.9334666659" table:style-name="ce1">
            <text:p>21308.9334666659</text:p>
          </table:table-cell>
          <table:table-cell office:value-type="float" office:value="0.0482631578947368" table:style-name="ce1">
            <text:p>0.0482631578947368</text:p>
          </table:table-cell>
          <table:table-cell office:value-type="float" office:value="0.0084044201414088" table:style-name="ce1">
            <text:p>0.0084044201414088</text:p>
          </table:table-cell>
          <table:table-cell office:value-type="float" office:value="0.184956999475231" table:style-name="ce1">
            <text:p>0.184956999475231</text:p>
          </table:table-cell>
          <table:table-cell office:value-type="float" office:value="2.58475303435735" table:style-name="ce1">
            <text:p>2.58475303435735</text:p>
          </table:table-cell>
          <table:table-cell office:value-type="float" office:value="13005.9426352615" table:style-name="ce1">
            <text:p>13005.9426352615</text:p>
          </table:table-cell>
          <table:table-cell office:value-type="float" office:value="16345.1965005472" table:style-name="ce1">
            <text:p>16345.1965005472</text:p>
          </table:table-cell>
          <table:table-cell office:value-type="float" office:value="20516.9316476774" table:style-name="ce1">
            <text:p>20516.9316476774</text:p>
          </table:table-cell>
          <table:table-cell office:value-type="float" office:value="25260.0244588009" table:style-name="ce1">
            <text:p>25260.0244588009</text:p>
          </table:table-cell>
          <table:table-cell office:value-type="float" office:value="30455.8830598558" table:style-name="ce1">
            <text:p>30455.8830598558</text:p>
          </table:table-cell>
        </table:table-row>
        <table:table-row table:style-name="ro1">
          <table:table-cell office:value-type="string" table:style-name="ce1">
            <text:p>Gmünd.female</text:p>
          </table:table-cell>
          <table:table-cell office:value-type="float" office:value="13542.5254992956" table:style-name="ce1">
            <text:p>13542.5254992956</text:p>
          </table:table-cell>
          <table:table-cell office:value-type="float" office:value="0.325471698113208" table:style-name="ce1">
            <text:p>0.325471698113208</text:p>
          </table:table-cell>
          <table:table-cell office:value-type="float" office:value="0.0903506907252472" table:style-name="ce1">
            <text:p>0.0903506907252472</text:p>
          </table:table-cell>
          <table:table-cell office:value-type="float" office:value="0.197019401153152" table:style-name="ce1">
            <text:p>0.197019401153152</text:p>
          </table:table-cell>
          <table:table-cell office:value-type="float" office:value="2.88237209604126" table:style-name="ce1">
            <text:p>2.88237209604126</text:p>
          </table:table-cell>
          <table:table-cell office:value-type="float" office:value="7805.33762292959" table:style-name="ce1">
            <text:p>7805.33762292959</text:p>
          </table:table-cell>
          <table:table-cell office:value-type="float" office:value="10269.3042452366" table:style-name="ce1">
            <text:p>10269.3042452366</text:p>
          </table:table-cell>
          <table:table-cell office:value-type="float" office:value="13317.1854563233" table:style-name="ce1">
            <text:p>13317.1854563233</text:p>
          </table:table-cell>
          <table:table-cell office:value-type="float" office:value="16561.8205914248" table:style-name="ce1">
            <text:p>16561.8205914248</text:p>
          </table:table-cell>
          <table:table-cell office:value-type="float" office:value="19487.3488276952" table:style-name="ce1">
            <text:p>19487.3488276952</text:p>
          </table:table-cell>
        </table:table-row>
        <table:table-row table:style-name="ro1">
          <table:table-cell office:value-type="string" table:style-name="ce1">
            <text:p>Gmünd.male</text:p>
          </table:table-cell>
          <table:table-cell office:value-type="float" office:value="15565.7459397491" table:style-name="ce1">
            <text:p>15565.7459397491</text:p>
          </table:table-cell>
          <table:table-cell office:value-type="float" office:value="0.235636363636364" table:style-name="ce1">
            <text:p>0.235636363636364</text:p>
          </table:table-cell>
          <table:table-cell office:value-type="float" office:value="0.0591337401937497" table:style-name="ce1">
            <text:p>0.0591337401937497</text:p>
          </table:table-cell>
          <table:table-cell office:value-type="float" office:value="0.1984877446127" table:style-name="ce1">
            <text:p>0.1984877446127</text:p>
          </table:table-cell>
          <table:table-cell office:value-type="float" office:value="2.8772907784421" table:style-name="ce1">
            <text:p>2.8772907784421</text:p>
          </table:table-cell>
          <table:table-cell office:value-type="float" office:value="8973.51319672529" table:style-name="ce1">
            <text:p>8973.51319672529</text:p>
          </table:table-cell>
          <table:table-cell office:value-type="float" office:value="11753.6800005604" table:style-name="ce1">
            <text:p>11753.6800005604</text:p>
          </table:table-cell>
          <table:table-cell office:value-type="float" office:value="15197.822033213" table:style-name="ce1">
            <text:p>15197.822033213</text:p>
          </table:table-cell>
          <table:table-cell office:value-type="float" office:value="18943.295935481" table:style-name="ce1">
            <text:p>18943.295935481</text:p>
          </table:table-cell>
          <table:table-cell office:value-type="float" office:value="22476.1096701976" table:style-name="ce1">
            <text:p>22476.1096701976</text:p>
          </table:table-cell>
        </table:table-row>
        <table:table-row table:style-name="ro1">
          <table:table-cell office:value-type="string" table:style-name="ce1">
            <text:p>Gmunden.female</text:p>
          </table:table-cell>
          <table:table-cell office:value-type="float" office:value="18735.7150729315" table:style-name="ce1">
            <text:p>18735.7150729315</text:p>
          </table:table-cell>
          <table:table-cell office:value-type="float" office:value="0.0876415094339623" table:style-name="ce1">
            <text:p>0.0876415094339623</text:p>
          </table:table-cell>
          <table:table-cell office:value-type="float" office:value="0.0162676671482382" table:style-name="ce1">
            <text:p>0.0162676671482382</text:p>
          </table:table-cell>
          <table:table-cell office:value-type="float" office:value="0.178014730355793" table:style-name="ce1">
            <text:p>0.178014730355793</text:p>
          </table:table-cell>
          <table:table-cell office:value-type="float" office:value="2.49933406617571" table:style-name="ce1">
            <text:p>2.49933406617571</text:p>
          </table:table-cell>
          <table:table-cell office:value-type="float" office:value="11551.8576599735" table:style-name="ce1">
            <text:p>11551.8576599735</text:p>
          </table:table-cell>
          <table:table-cell office:value-type="float" office:value="14548.124362171" table:style-name="ce1">
            <text:p>14548.124362171</text:p>
          </table:table-cell>
          <table:table-cell office:value-type="float" office:value="18243.527884605" table:style-name="ce1">
            <text:p>18243.527884605</text:p>
          </table:table-cell>
          <table:table-cell office:value-type="float" office:value="22456.3079719983" table:style-name="ce1">
            <text:p>22456.3079719983</text:p>
          </table:table-cell>
          <table:table-cell office:value-type="float" office:value="26462.0575594884" table:style-name="ce1">
            <text:p>26462.0575594884</text:p>
          </table:table-cell>
        </table:table-row>
        <table:table-row table:style-name="ro1">
          <table:table-cell office:value-type="string" table:style-name="ce1">
            <text:p>Gmunden.male</text:p>
          </table:table-cell>
          <table:table-cell office:value-type="float" office:value="21026.5229863513" table:style-name="ce1">
            <text:p>21026.5229863513</text:p>
          </table:table-cell>
          <table:table-cell office:value-type="float" office:value="0.0529444444444444" table:style-name="ce1">
            <text:p>0.0529444444444444</text:p>
          </table:table-cell>
          <table:table-cell office:value-type="float" office:value="0.00867447117890411" table:style-name="ce1">
            <text:p>0.00867447117890411</text:p>
          </table:table-cell>
          <table:table-cell office:value-type="float" office:value="0.187309399208016" table:style-name="ce1">
            <text:p>0.187309399208016</text:p>
          </table:table-cell>
          <table:table-cell office:value-type="float" office:value="2.60317265965947" table:style-name="ce1">
            <text:p>2.60317265965947</text:p>
          </table:table-cell>
          <table:table-cell office:value-type="float" office:value="12763.0456293319" table:style-name="ce1">
            <text:p>12763.0456293319</text:p>
          </table:table-cell>
          <table:table-cell office:value-type="float" office:value="15996.5273880222" table:style-name="ce1">
            <text:p>15996.5273880222</text:p>
          </table:table-cell>
          <table:table-cell office:value-type="float" office:value="20164.3971988845" table:style-name="ce1">
            <text:p>20164.3971988845</text:p>
          </table:table-cell>
          <table:table-cell office:value-type="float" office:value="25218.7075121073" table:style-name="ce1">
            <text:p>25218.7075121073</text:p>
          </table:table-cell>
          <table:table-cell office:value-type="float" office:value="30290.1489682443" table:style-name="ce1">
            <text:p>30290.1489682443</text:p>
          </table:table-cell>
        </table:table-row>
        <table:table-row table:style-name="ro1">
          <table:table-cell office:value-type="string" table:style-name="ce1">
            <text:p>Graz-Umgebung.female</text:p>
          </table:table-cell>
          <table:table-cell office:value-type="float" office:value="31913.0176624253" table:style-name="ce1">
            <text:p>31913.0176624253</text:p>
          </table:table-cell>
          <table:table-cell office:value-type="float" office:value="0.0139175257731959" table:style-name="ce1">
            <text:p>0.0139175257731959</text:p>
          </table:table-cell>
          <table:table-cell office:value-type="float" office:value="0.00288076107884698" table:style-name="ce1">
            <text:p>0.00288076107884698</text:p>
          </table:table-cell>
          <table:table-cell office:value-type="float" office:value="0.261682569291173" table:style-name="ce1">
            <text:p>0.261682569291173</text:p>
          </table:table-cell>
          <table:table-cell office:value-type="float" office:value="3.55947551291381" table:style-name="ce1">
            <text:p>3.55947551291381</text:p>
          </table:table-cell>
          <table:table-cell office:value-type="float" office:value="17594.318195832" table:style-name="ce1">
            <text:p>17594.318195832</text:p>
          </table:table-cell>
          <table:table-cell office:value-type="float" office:value="21880.7297507212" table:style-name="ce1">
            <text:p>21880.7297507212</text:p>
          </table:table-cell>
          <table:table-cell office:value-type="float" office:value="27399.9285486414" table:style-name="ce1">
            <text:p>27399.9285486414</text:p>
          </table:table-cell>
          <table:table-cell office:value-type="float" office:value="35062.1425658905" table:style-name="ce1">
            <text:p>35062.1425658905</text:p>
          </table:table-cell>
          <table:table-cell office:value-type="float" office:value="46078.8630916075" table:style-name="ce1">
            <text:p>46078.8630916075</text:p>
          </table:table-cell>
        </table:table-row>
        <table:table-row table:style-name="ro1">
          <table:table-cell office:value-type="string" table:style-name="ce1">
            <text:p>Graz-Umgebung.male</text:p>
          </table:table-cell>
          <table:table-cell office:value-type="float" office:value="37389.907080277" table:style-name="ce1">
            <text:p>37389.907080277</text:p>
          </table:table-cell>
          <table:table-cell office:value-type="float" office:value="0.00518032786885246" table:style-name="ce1">
            <text:p>0.00518032786885246</text:p>
          </table:table-cell>
          <table:table-cell office:value-type="float" office:value="0.00074816644007125" table:style-name="ce1">
            <text:p>0.00074816644007125</text:p>
          </table:table-cell>
          <table:table-cell office:value-type="float" office:value="0.273690481749284" table:style-name="ce1">
            <text:p>0.273690481749284</text:p>
          </table:table-cell>
          <table:table-cell office:value-type="float" office:value="3.82551443752271" table:style-name="ce1">
            <text:p>3.82551443752271</text:p>
          </table:table-cell>
          <table:table-cell office:value-type="float" office:value="19073.7699998564" table:style-name="ce1">
            <text:p>19073.7699998564</text:p>
          </table:table-cell>
          <table:table-cell office:value-type="float" office:value="23961.8897728046" table:style-name="ce1">
            <text:p>23961.8897728046</text:p>
          </table:table-cell>
          <table:table-cell office:value-type="float" office:value="31424.158877545" table:style-name="ce1">
            <text:p>31424.158877545</text:p>
          </table:table-cell>
          <table:table-cell office:value-type="float" office:value="44355.1774529197" table:style-name="ce1">
            <text:p>44355.1774529197</text:p>
          </table:table-cell>
          <table:table-cell office:value-type="float" office:value="64517.1718657599" table:style-name="ce1">
            <text:p>64517.1718657599</text:p>
          </table:table-cell>
        </table:table-row>
        <table:table-row table:style-name="ro1">
          <table:table-cell office:value-type="string" table:style-name="ce1">
            <text:p>Graz (Stadt).female</text:p>
          </table:table-cell>
          <table:table-cell office:value-type="float" office:value="16524.3435140965" table:style-name="ce1">
            <text:p>16524.3435140965</text:p>
          </table:table-cell>
          <table:table-cell office:value-type="float" office:value="0.168228346456693" table:style-name="ce1">
            <text:p>0.168228346456693</text:p>
          </table:table-cell>
          <table:table-cell office:value-type="float" office:value="0.0360864886234599" table:style-name="ce1">
            <text:p>0.0360864886234599</text:p>
          </table:table-cell>
          <table:table-cell office:value-type="float" office:value="0.196594310084727" table:style-name="ce1">
            <text:p>0.196594310084727</text:p>
          </table:table-cell>
          <table:table-cell office:value-type="float" office:value="2.78490253295389" table:style-name="ce1">
            <text:p>2.78490253295389</text:p>
          </table:table-cell>
          <table:table-cell office:value-type="float" office:value="9552.19400602838" table:style-name="ce1">
            <text:p>9552.19400602838</text:p>
          </table:table-cell>
          <table:table-cell office:value-type="float" office:value="12407.7583349272" table:style-name="ce1">
            <text:p>12407.7583349272</text:p>
          </table:table-cell>
          <table:table-cell office:value-type="float" office:value="16011.5961641334" table:style-name="ce1">
            <text:p>16011.5961641334</text:p>
          </table:table-cell>
          <table:table-cell office:value-type="float" office:value="20037.8090577828" table:style-name="ce1">
            <text:p>20037.8090577828</text:p>
          </table:table-cell>
          <table:table-cell office:value-type="float" office:value="24155.4181773862" table:style-name="ce1">
            <text:p>24155.4181773862</text:p>
          </table:table-cell>
        </table:table-row>
        <table:table-row table:style-name="ro1">
          <table:table-cell office:value-type="string" table:style-name="ce1">
            <text:p>Graz (Stadt).male</text:p>
          </table:table-cell>
          <table:table-cell office:value-type="float" office:value="18519.0296529679" table:style-name="ce1">
            <text:p>18519.0296529679</text:p>
          </table:table-cell>
          <table:table-cell office:value-type="float" office:value="0.0991875" table:style-name="ce1">
            <text:p>0.0991875</text:p>
          </table:table-cell>
          <table:table-cell office:value-type="float" office:value="0.0187817830941876" table:style-name="ce1">
            <text:p>0.0187817830941876</text:p>
          </table:table-cell>
          <table:table-cell office:value-type="float" office:value="0.190979610481138" table:style-name="ce1">
            <text:p>0.190979610481138</text:p>
          </table:table-cell>
          <table:table-cell office:value-type="float" office:value="2.67187105256515" table:style-name="ce1">
            <text:p>2.67187105256515</text:p>
          </table:table-cell>
          <table:table-cell office:value-type="float" office:value="10991.238682911" table:style-name="ce1">
            <text:p>10991.238682911</text:p>
          </table:table-cell>
          <table:table-cell office:value-type="float" office:value="14059.0682228969" table:style-name="ce1">
            <text:p>14059.0682228969</text:p>
          </table:table-cell>
          <table:table-cell office:value-type="float" office:value="17832.4137648001" table:style-name="ce1">
            <text:p>17832.4137648001</text:p>
          </table:table-cell>
          <table:table-cell office:value-type="float" office:value="22254.3550466075" table:style-name="ce1">
            <text:p>22254.3550466075</text:p>
          </table:table-cell>
          <table:table-cell office:value-type="float" office:value="26751.2142278038" table:style-name="ce1">
            <text:p>26751.2142278038</text:p>
          </table:table-cell>
        </table:table-row>
        <table:table-row table:style-name="ro1">
          <table:table-cell office:value-type="string" table:style-name="ce1">
            <text:p>Grieskirchen.female</text:p>
          </table:table-cell>
          <table:table-cell office:value-type="float" office:value="16932.8964246907" table:style-name="ce1">
            <text:p>16932.8964246907</text:p>
          </table:table-cell>
          <table:table-cell office:value-type="float" office:value="0.15484375" table:style-name="ce1">
            <text:p>0.15484375</text:p>
          </table:table-cell>
          <table:table-cell office:value-type="float" office:value="0.0324032750445731" table:style-name="ce1">
            <text:p>0.0324032750445731</text:p>
          </table:table-cell>
          <table:table-cell office:value-type="float" office:value="0.191684235942923" table:style-name="ce1">
            <text:p>0.191684235942923</text:p>
          </table:table-cell>
          <table:table-cell office:value-type="float" office:value="2.73117310660381" table:style-name="ce1">
            <text:p>2.73117310660381</text:p>
          </table:table-cell>
          <table:table-cell office:value-type="float" office:value="10117.6890176162" table:style-name="ce1">
            <text:p>10117.6890176162</text:p>
          </table:table-cell>
          <table:table-cell office:value-type="float" office:value="12972.4980417761" table:style-name="ce1">
            <text:p>12972.4980417761</text:p>
          </table:table-cell>
          <table:table-cell office:value-type="float" office:value="16370.1878629411" table:style-name="ce1">
            <text:p>16370.1878629411</text:p>
          </table:table-cell>
          <table:table-cell office:value-type="float" office:value="20209.6555434713" table:style-name="ce1">
            <text:p>20209.6555434713</text:p>
          </table:table-cell>
          <table:table-cell office:value-type="float" office:value="23847.0728342186" table:style-name="ce1">
            <text:p>23847.0728342186</text:p>
          </table:table-cell>
        </table:table-row>
        <table:table-row table:style-name="ro1">
          <table:table-cell office:value-type="string" table:style-name="ce1">
            <text:p>Grieskirchen.male</text:p>
          </table:table-cell>
          <table:table-cell office:value-type="float" office:value="17179.8572124423" table:style-name="ce1">
            <text:p>17179.8572124423</text:p>
          </table:table-cell>
          <table:table-cell office:value-type="float" office:value="0.147844827586207" table:style-name="ce1">
            <text:p>0.147844827586207</text:p>
          </table:table-cell>
          <table:table-cell office:value-type="float" office:value="0.0312869181424239" table:style-name="ce1">
            <text:p>0.0312869181424239</text:p>
          </table:table-cell>
          <table:table-cell office:value-type="float" office:value="0.193531296872747" table:style-name="ce1">
            <text:p>0.193531296872747</text:p>
          </table:table-cell>
          <table:table-cell office:value-type="float" office:value="2.73241980685589" table:style-name="ce1">
            <text:p>2.73241980685589</text:p>
          </table:table-cell>
          <table:table-cell office:value-type="float" office:value="9998.64093408202" table:style-name="ce1">
            <text:p>9998.64093408202</text:p>
          </table:table-cell>
          <table:table-cell office:value-type="float" office:value="12954.8034890584" table:style-name="ce1">
            <text:p>12954.8034890584</text:p>
          </table:table-cell>
          <table:table-cell office:value-type="float" office:value="16732.8166501918" table:style-name="ce1">
            <text:p>16732.8166501918</text:p>
          </table:table-cell>
          <table:table-cell office:value-type="float" office:value="20765.01656554" table:style-name="ce1">
            <text:p>20765.01656554</text:p>
          </table:table-cell>
          <table:table-cell office:value-type="float" office:value="25037.7602995003" table:style-name="ce1">
            <text:p>25037.7602995003</text:p>
          </table:table-cell>
        </table:table-row>
        <table:table-row table:style-name="ro1">
          <table:table-cell office:value-type="string" table:style-name="ce1">
            <text:p>Güssing.female</text:p>
          </table:table-cell>
          <table:table-cell office:value-type="float" office:value="16239.0708763375" table:style-name="ce1">
            <text:p>16239.0708763375</text:p>
          </table:table-cell>
          <table:table-cell office:value-type="float" office:value="0.165" table:style-name="ce1">
            <text:p>0.165</text:p>
          </table:table-cell>
          <table:table-cell office:value-type="float" office:value="0.0322288619296903" table:style-name="ce1">
            <text:p>0.0322288619296903</text:p>
          </table:table-cell>
          <table:table-cell office:value-type="float" office:value="0.172007267377716" table:style-name="ce1">
            <text:p>0.172007267377716</text:p>
          </table:table-cell>
          <table:table-cell office:value-type="float" office:value="2.43252964802726" table:style-name="ce1">
            <text:p>2.43252964802726</text:p>
          </table:table-cell>
          <table:table-cell office:value-type="float" office:value="10488.0305938479" table:style-name="ce1">
            <text:p>10488.0305938479</text:p>
          </table:table-cell>
          <table:table-cell office:value-type="float" office:value="12761.0902745573" table:style-name="ce1">
            <text:p>12761.0902745573</text:p>
          </table:table-cell>
          <table:table-cell office:value-type="float" office:value="15681.2101444372" table:style-name="ce1">
            <text:p>15681.2101444372</text:p>
          </table:table-cell>
          <table:table-cell office:value-type="float" office:value="19296.6755190195" table:style-name="ce1">
            <text:p>19296.6755190195</text:p>
          </table:table-cell>
          <table:table-cell office:value-type="float" office:value="22651.906731109" table:style-name="ce1">
            <text:p>22651.906731109</text:p>
          </table:table-cell>
        </table:table-row>
        <table:table-row table:style-name="ro1">
          <table:table-cell office:value-type="string" table:style-name="ce1">
            <text:p>Güssing.male</text:p>
          </table:table-cell>
          <table:table-cell office:value-type="float" office:value="17793.7638508344" table:style-name="ce1">
            <text:p>17793.7638508344</text:p>
          </table:table-cell>
          <table:table-cell office:value-type="float" office:value="0.164090909090909" table:style-name="ce1">
            <text:p>0.164090909090909</text:p>
          </table:table-cell>
          <table:table-cell office:value-type="float" office:value="0.0402371835841733" table:style-name="ce1">
            <text:p>0.0402371835841733</text:p>
          </table:table-cell>
          <table:table-cell office:value-type="float" office:value="0.198774819109814" table:style-name="ce1">
            <text:p>0.198774819109814</text:p>
          </table:table-cell>
          <table:table-cell office:value-type="float" office:value="2.9134946130112" table:style-name="ce1">
            <text:p>2.9134946130112</text:p>
          </table:table-cell>
          <table:table-cell office:value-type="float" office:value="10302.985683437" table:style-name="ce1">
            <text:p>10302.985683437</text:p>
          </table:table-cell>
          <table:table-cell office:value-type="float" office:value="13377.8967599892" table:style-name="ce1">
            <text:p>13377.8967599892</text:p>
          </table:table-cell>
          <table:table-cell office:value-type="float" office:value="17341.1680762276" table:style-name="ce1">
            <text:p>17341.1680762276</text:p>
          </table:table-cell>
          <table:table-cell office:value-type="float" office:value="21764.7719920553" table:style-name="ce1">
            <text:p>21764.7719920553</text:p>
          </table:table-cell>
          <table:table-cell office:value-type="float" office:value="25878.7287641322" table:style-name="ce1">
            <text:p>25878.7287641322</text:p>
          </table:table-cell>
        </table:table-row>
        <table:table-row table:style-name="ro1">
          <table:table-cell office:value-type="string" table:style-name="ce1">
            <text:p>Hallein.female</text:p>
          </table:table-cell>
          <table:table-cell office:value-type="float" office:value="15576.6651145318" table:style-name="ce1">
            <text:p>15576.6651145318</text:p>
          </table:table-cell>
          <table:table-cell office:value-type="float" office:value="0.207866666666667" table:style-name="ce1">
            <text:p>0.207866666666667</text:p>
          </table:table-cell>
          <table:table-cell office:value-type="float" office:value="0.0459360226197067" table:style-name="ce1">
            <text:p>0.0459360226197067</text:p>
          </table:table-cell>
          <table:table-cell office:value-type="float" office:value="0.189741243454948" table:style-name="ce1">
            <text:p>0.189741243454948</text:p>
          </table:table-cell>
          <table:table-cell office:value-type="float" office:value="2.71563018640216" table:style-name="ce1">
            <text:p>2.71563018640216</text:p>
          </table:table-cell>
          <table:table-cell office:value-type="float" office:value="9168.36673785125" table:style-name="ce1">
            <text:p>9168.36673785125</text:p>
          </table:table-cell>
          <table:table-cell office:value-type="float" office:value="11846.5197804698" table:style-name="ce1">
            <text:p>11846.5197804698</text:p>
          </table:table-cell>
          <table:table-cell office:value-type="float" office:value="15289.600741608" table:style-name="ce1">
            <text:p>15289.600741608</text:p>
          </table:table-cell>
          <table:table-cell office:value-type="float" office:value="18920.749136738" table:style-name="ce1">
            <text:p>18920.749136738</text:p>
          </table:table-cell>
          <table:table-cell office:value-type="float" office:value="22326.9227851602" table:style-name="ce1">
            <text:p>22326.9227851602</text:p>
          </table:table-cell>
        </table:table-row>
        <table:table-row table:style-name="ro1">
          <table:table-cell office:value-type="string" table:style-name="ce1">
            <text:p>Hallein.male</text:p>
          </table:table-cell>
          <table:table-cell office:value-type="float" office:value="16959.4884741268" table:style-name="ce1">
            <text:p>16959.4884741268</text:p>
          </table:table-cell>
          <table:table-cell office:value-type="float" office:value="0.148317757009346" table:style-name="ce1">
            <text:p>0.148317757009346</text:p>
          </table:table-cell>
          <table:table-cell office:value-type="float" office:value="0.0311195683241226" table:style-name="ce1">
            <text:p>0.0311195683241226</text:p>
          </table:table-cell>
          <table:table-cell office:value-type="float" office:value="0.184691365356065" table:style-name="ce1">
            <text:p>0.184691365356065</text:p>
          </table:table-cell>
          <table:table-cell office:value-type="float" office:value="2.62109310833964" table:style-name="ce1">
            <text:p>2.62109310833964</text:p>
          </table:table-cell>
          <table:table-cell office:value-type="float" office:value="10072.551275333" table:style-name="ce1">
            <text:p>10072.551275333</text:p>
          </table:table-cell>
          <table:table-cell office:value-type="float" office:value="13061.9697963072" table:style-name="ce1">
            <text:p>13061.9697963072</text:p>
          </table:table-cell>
          <table:table-cell office:value-type="float" office:value="16605.6148235035" table:style-name="ce1">
            <text:p>16605.6148235035</text:p>
          </table:table-cell>
          <table:table-cell office:value-type="float" office:value="20626.190431431" table:style-name="ce1">
            <text:p>20626.190431431</text:p>
          </table:table-cell>
          <table:table-cell office:value-type="float" office:value="24188.9664793019" table:style-name="ce1">
            <text:p>24188.9664793019</text:p>
          </table:table-cell>
        </table:table-row>
        <table:table-row table:style-name="ro1">
          <table:table-cell office:value-type="string" table:style-name="ce1">
            <text:p>Hartberg-Fürstenfeld.female</text:p>
          </table:table-cell>
          <table:table-cell office:value-type="float" office:value="10418.0502287603" table:style-name="ce1">
            <text:p>10418.0502287603</text:p>
          </table:table-cell>
          <table:table-cell office:value-type="float" office:value="0.58" table:style-name="ce1">
            <text:p>0.58</text:p>
          </table:table-cell>
          <table:table-cell office:value-type="float" office:value="0.184587286749784" table:style-name="ce1">
            <text:p>0.184587286749784</text:p>
          </table:table-cell>
          <table:table-cell office:value-type="float" office:value="0.225517445017153" table:style-name="ce1">
            <text:p>0.225517445017153</text:p>
          </table:table-cell>
          <table:table-cell office:value-type="float" office:value="3.36922671608909" table:style-name="ce1">
            <text:p>3.36922671608909</text:p>
          </table:table-cell>
          <table:table-cell office:value-type="float" office:value="5432.81873259989" table:style-name="ce1">
            <text:p>5432.81873259989</text:p>
          </table:table-cell>
          <table:table-cell office:value-type="float" office:value="7415.10578506803" table:style-name="ce1">
            <text:p>7415.10578506803</text:p>
          </table:table-cell>
          <table:table-cell office:value-type="float" office:value="10080.8558929909" table:style-name="ce1">
            <text:p>10080.8558929909</text:p>
          </table:table-cell>
          <table:table-cell office:value-type="float" office:value="12934.2042235039" table:style-name="ce1">
            <text:p>12934.2042235039</text:p>
          </table:table-cell>
          <table:table-cell office:value-type="float" office:value="15799.8475293891" table:style-name="ce1">
            <text:p>15799.8475293891</text:p>
          </table:table-cell>
        </table:table-row>
        <table:table-row table:style-name="ro1">
          <table:table-cell office:value-type="string" table:style-name="ce1">
            <text:p>Hartberg-Fürstenfeld.male</text:p>
          </table:table-cell>
          <table:table-cell office:value-type="float" office:value="14655.7791496121" table:style-name="ce1">
            <text:p>14655.7791496121</text:p>
          </table:table-cell>
          <table:table-cell office:value-type="float" office:value="0.268104575163399" table:style-name="ce1">
            <text:p>0.268104575163399</text:p>
          </table:table-cell>
          <table:table-cell office:value-type="float" office:value="0.0664030654863168" table:style-name="ce1">
            <text:p>0.0664030654863168</text:p>
          </table:table-cell>
          <table:table-cell office:value-type="float" office:value="0.20928272619195" table:style-name="ce1">
            <text:p>0.20928272619195</text:p>
          </table:table-cell>
          <table:table-cell office:value-type="float" office:value="3.02229414819481" table:style-name="ce1">
            <text:p>3.02229414819481</text:p>
          </table:table-cell>
          <table:table-cell office:value-type="float" office:value="8109.04113808503" table:style-name="ce1">
            <text:p>8109.04113808503</text:p>
          </table:table-cell>
          <table:table-cell office:value-type="float" office:value="10761.9835998408" table:style-name="ce1">
            <text:p>10761.9835998408</text:p>
          </table:table-cell>
          <table:table-cell office:value-type="float" office:value="14195.5725342184" table:style-name="ce1">
            <text:p>14195.5725342184</text:p>
          </table:table-cell>
          <table:table-cell office:value-type="float" office:value="18064.9249347834" table:style-name="ce1">
            <text:p>18064.9249347834</text:p>
          </table:table-cell>
          <table:table-cell office:value-type="float" office:value="21819.773539992" table:style-name="ce1">
            <text:p>21819.773539992</text:p>
          </table:table-cell>
        </table:table-row>
        <table:table-row table:style-name="ro1">
          <table:table-cell office:value-type="string" table:style-name="ce1">
            <text:p>Hermagor.female</text:p>
          </table:table-cell>
          <table:table-cell office:value-type="float" office:value="13624.9102904053" table:style-name="ce1">
            <text:p>13624.9102904053</text:p>
          </table:table-cell>
          <table:table-cell office:value-type="float" office:value="0.3176" table:style-name="ce1">
            <text:p>0.3176</text:p>
          </table:table-cell>
          <table:table-cell office:value-type="float" office:value="0.0755254812887919" table:style-name="ce1">
            <text:p>0.0755254812887919</text:p>
          </table:table-cell>
          <table:table-cell office:value-type="float" office:value="0.17549384944493" table:style-name="ce1">
            <text:p>0.17549384944493</text:p>
          </table:table-cell>
          <table:table-cell office:value-type="float" office:value="2.52894784668588" table:style-name="ce1">
            <text:p>2.52894784668588</text:p>
          </table:table-cell>
          <table:table-cell office:value-type="float" office:value="8651.58827415523" table:style-name="ce1">
            <text:p>8651.58827415523</text:p>
          </table:table-cell>
          <table:table-cell office:value-type="float" office:value="10722.9405534578" table:style-name="ce1">
            <text:p>10722.9405534578</text:p>
          </table:table-cell>
          <table:table-cell office:value-type="float" office:value="13340.5741314815" table:style-name="ce1">
            <text:p>13340.5741314815</text:p>
          </table:table-cell>
          <table:table-cell office:value-type="float" office:value="16169.5591122894" table:style-name="ce1">
            <text:p>16169.5591122894</text:p>
          </table:table-cell>
          <table:table-cell office:value-type="float" office:value="18822.3753568838" table:style-name="ce1">
            <text:p>18822.3753568838</text:p>
          </table:table-cell>
        </table:table-row>
        <table:table-row table:style-name="ro1">
          <table:table-cell office:value-type="string" table:style-name="ce1">
            <text:p>Hermagor.male</text:p>
          </table:table-cell>
          <table:table-cell office:value-type="float" office:value="14554.5583782457" table:style-name="ce1">
            <text:p>14554.5583782457</text:p>
          </table:table-cell>
          <table:table-cell office:value-type="float" office:value="0.27625" table:style-name="ce1">
            <text:p>0.27625</text:p>
          </table:table-cell>
          <table:table-cell office:value-type="float" office:value="0.0674948776177601" table:style-name="ce1">
            <text:p>0.0674948776177601</text:p>
          </table:table-cell>
          <table:table-cell office:value-type="float" office:value="0.193827527692543" table:style-name="ce1">
            <text:p>0.193827527692543</text:p>
          </table:table-cell>
          <table:table-cell office:value-type="float" office:value="2.75058128855159" table:style-name="ce1">
            <text:p>2.75058128855159</text:p>
          </table:table-cell>
          <table:table-cell office:value-type="float" office:value="8689.63466564809" table:style-name="ce1">
            <text:p>8689.63466564809</text:p>
          </table:table-cell>
          <table:table-cell office:value-type="float" office:value="11062.8017254775" table:style-name="ce1">
            <text:p>11062.8017254775</text:p>
          </table:table-cell>
          <table:table-cell office:value-type="float" office:value="14032.172954801" table:style-name="ce1">
            <text:p>14032.172954801</text:p>
          </table:table-cell>
          <table:table-cell office:value-type="float" office:value="17558.2260788116" table:style-name="ce1">
            <text:p>17558.2260788116</text:p>
          </table:table-cell>
          <table:table-cell office:value-type="float" office:value="20926.4311778764" table:style-name="ce1">
            <text:p>20926.4311778764</text:p>
          </table:table-cell>
        </table:table-row>
        <table:table-row table:style-name="ro1">
          <table:table-cell office:value-type="string" table:style-name="ce1">
            <text:p>Hollabrunn.female</text:p>
          </table:table-cell>
          <table:table-cell office:value-type="float" office:value="15504.29150082" table:style-name="ce1">
            <text:p>15504.29150082</text:p>
          </table:table-cell>
          <table:table-cell office:value-type="float" office:value="0.221269841269841" table:style-name="ce1">
            <text:p>0.221269841269841</text:p>
          </table:table-cell>
          <table:table-cell office:value-type="float" office:value="0.0527143365929965" table:style-name="ce1">
            <text:p>0.0527143365929965</text:p>
          </table:table-cell>
          <table:table-cell office:value-type="float" office:value="0.203369979395649" table:style-name="ce1">
            <text:p>0.203369979395649</text:p>
          </table:table-cell>
          <table:table-cell office:value-type="float" office:value="2.91192777678407" table:style-name="ce1">
            <text:p>2.91192777678407</text:p>
          </table:table-cell>
          <table:table-cell office:value-type="float" office:value="8823.52582260387" table:style-name="ce1">
            <text:p>8823.52582260387</text:p>
          </table:table-cell>
          <table:table-cell office:value-type="float" office:value="11524.0534391572" table:style-name="ce1">
            <text:p>11524.0534391572</text:p>
          </table:table-cell>
          <table:table-cell office:value-type="float" office:value="14895.8419533496" table:style-name="ce1">
            <text:p>14895.8419533496</text:p>
          </table:table-cell>
          <table:table-cell office:value-type="float" office:value="18992.1322635773" table:style-name="ce1">
            <text:p>18992.1322635773</text:p>
          </table:table-cell>
          <table:table-cell office:value-type="float" office:value="22858.6187542383" table:style-name="ce1">
            <text:p>22858.6187542383</text:p>
          </table:table-cell>
        </table:table-row>
        <table:table-row table:style-name="ro1">
          <table:table-cell office:value-type="string" table:style-name="ce1">
            <text:p>Hollabrunn.male</text:p>
          </table:table-cell>
          <table:table-cell office:value-type="float" office:value="18282.0952158798" table:style-name="ce1">
            <text:p>18282.0952158798</text:p>
          </table:table-cell>
          <table:table-cell office:value-type="float" office:value="0.107037037037037" table:style-name="ce1">
            <text:p>0.107037037037037</text:p>
          </table:table-cell>
          <table:table-cell office:value-type="float" office:value="0.0221494928449187" table:style-name="ce1">
            <text:p>0.0221494928449187</text:p>
          </table:table-cell>
          <table:table-cell office:value-type="float" office:value="0.182952836592486" table:style-name="ce1">
            <text:p>0.182952836592486</text:p>
          </table:table-cell>
          <table:table-cell office:value-type="float" office:value="2.56893284572183" table:style-name="ce1">
            <text:p>2.56893284572183</text:p>
          </table:table-cell>
          <table:table-cell office:value-type="float" office:value="11147.2931508933" table:style-name="ce1">
            <text:p>11147.2931508933</text:p>
          </table:table-cell>
          <table:table-cell office:value-type="float" office:value="14139.8958024756" table:style-name="ce1">
            <text:p>14139.8958024756</text:p>
          </table:table-cell>
          <table:table-cell office:value-type="float" office:value="17816.3456763463" table:style-name="ce1">
            <text:p>17816.3456763463</text:p>
          </table:table-cell>
          <table:table-cell office:value-type="float" office:value="21983.7460916335" table:style-name="ce1">
            <text:p>21983.7460916335</text:p>
          </table:table-cell>
          <table:table-cell office:value-type="float" office:value="25964.4227407079" table:style-name="ce1">
            <text:p>25964.4227407079</text:p>
          </table:table-cell>
        </table:table-row>
        <table:table-row table:style-name="ro1">
          <table:table-cell office:value-type="string" table:style-name="ce1">
            <text:p>Horn.female</text:p>
          </table:table-cell>
          <table:table-cell office:value-type="float" office:value="15297.4103856357" table:style-name="ce1">
            <text:p>15297.4103856357</text:p>
          </table:table-cell>
          <table:table-cell office:value-type="float" office:value="0.234047619047619" table:style-name="ce1">
            <text:p>0.234047619047619</text:p>
          </table:table-cell>
          <table:table-cell office:value-type="float" office:value="0.0542239616270948" table:style-name="ce1">
            <text:p>0.0542239616270948</text:p>
          </table:table-cell>
          <table:table-cell office:value-type="float" office:value="0.192094886647791" table:style-name="ce1">
            <text:p>0.192094886647791</text:p>
          </table:table-cell>
          <table:table-cell office:value-type="float" office:value="2.70486338464782" table:style-name="ce1">
            <text:p>2.70486338464782</text:p>
          </table:table-cell>
          <table:table-cell office:value-type="float" office:value="9321.49748597474" table:style-name="ce1">
            <text:p>9321.49748597474</text:p>
          </table:table-cell>
          <table:table-cell office:value-type="float" office:value="11729.2075342252" table:style-name="ce1">
            <text:p>11729.2075342252</text:p>
          </table:table-cell>
          <table:table-cell office:value-type="float" office:value="14686.0236419649" table:style-name="ce1">
            <text:p>14686.0236419649</text:p>
          </table:table-cell>
          <table:table-cell office:value-type="float" office:value="18056.9744594443" table:style-name="ce1">
            <text:p>18056.9744594443</text:p>
          </table:table-cell>
          <table:table-cell office:value-type="float" office:value="21584.6968242655" table:style-name="ce1">
            <text:p>21584.6968242655</text:p>
          </table:table-cell>
        </table:table-row>
        <table:table-row table:style-name="ro1">
          <table:table-cell office:value-type="string" table:style-name="ce1">
            <text:p>Horn.male</text:p>
          </table:table-cell>
          <table:table-cell office:value-type="float" office:value="16614.7093850622" table:style-name="ce1">
            <text:p>16614.7093850622</text:p>
          </table:table-cell>
          <table:table-cell office:value-type="float" office:value="0.177291666666667" table:style-name="ce1">
            <text:p>0.177291666666667</text:p>
          </table:table-cell>
          <table:table-cell office:value-type="float" office:value="0.0418424516824279" table:style-name="ce1">
            <text:p>0.0418424516824279</text:p>
          </table:table-cell>
          <table:table-cell office:value-type="float" office:value="0.195811260502682" table:style-name="ce1">
            <text:p>0.195811260502682</text:p>
          </table:table-cell>
          <table:table-cell office:value-type="float" office:value="2.79843518362407" table:style-name="ce1">
            <text:p>2.79843518362407</text:p>
          </table:table-cell>
          <table:table-cell office:value-type="float" office:value="9980.56451438224" table:style-name="ce1">
            <text:p>9980.56451438224</text:p>
          </table:table-cell>
          <table:table-cell office:value-type="float" office:value="12683.3691327745" table:style-name="ce1">
            <text:p>12683.3691327745</text:p>
          </table:table-cell>
          <table:table-cell office:value-type="float" office:value="16088.9970617576" table:style-name="ce1">
            <text:p>16088.9970617576</text:p>
          </table:table-cell>
          <table:table-cell office:value-type="float" office:value="19713.8796760546" table:style-name="ce1">
            <text:p>19713.8796760546</text:p>
          </table:table-cell>
          <table:table-cell office:value-type="float" office:value="23403.4541870427" table:style-name="ce1">
            <text:p>23403.4541870427</text:p>
          </table:table-cell>
        </table:table-row>
        <table:table-row table:style-name="ro1">
          <table:table-cell office:value-type="string" table:style-name="ce1">
            <text:p>Imst.female</text:p>
          </table:table-cell>
          <table:table-cell office:value-type="float" office:value="15408.5119811703" table:style-name="ce1">
            <text:p>15408.5119811703</text:p>
          </table:table-cell>
          <table:table-cell office:value-type="float" office:value="0.217142857142857" table:style-name="ce1">
            <text:p>0.217142857142857</text:p>
          </table:table-cell>
          <table:table-cell office:value-type="float" office:value="0.0532112375649963" table:style-name="ce1">
            <text:p>0.0532112375649963</text:p>
          </table:table-cell>
          <table:table-cell office:value-type="float" office:value="0.192043507738161" table:style-name="ce1">
            <text:p>0.192043507738161</text:p>
          </table:table-cell>
          <table:table-cell office:value-type="float" office:value="2.76661776864321" table:style-name="ce1">
            <text:p>2.76661776864321</text:p>
          </table:table-cell>
          <table:table-cell office:value-type="float" office:value="9066.89883248564" table:style-name="ce1">
            <text:p>9066.89883248564</text:p>
          </table:table-cell>
          <table:table-cell office:value-type="float" office:value="11762.0210988232" table:style-name="ce1">
            <text:p>11762.0210988232</text:p>
          </table:table-cell>
          <table:table-cell office:value-type="float" office:value="15116.8427098526" table:style-name="ce1">
            <text:p>15116.8427098526</text:p>
          </table:table-cell>
          <table:table-cell office:value-type="float" office:value="18625.346833337" table:style-name="ce1">
            <text:p>18625.346833337</text:p>
          </table:table-cell>
          <table:table-cell office:value-type="float" office:value="22315.537098048" table:style-name="ce1">
            <text:p>22315.537098048</text:p>
          </table:table-cell>
        </table:table-row>
        <table:table-row table:style-name="ro1">
          <table:table-cell office:value-type="string" table:style-name="ce1">
            <text:p>Imst.male</text:p>
          </table:table-cell>
          <table:table-cell office:value-type="float" office:value="14268.8993192204" table:style-name="ce1">
            <text:p>14268.8993192204</text:p>
          </table:table-cell>
          <table:table-cell office:value-type="float" office:value="0.279545454545455" table:style-name="ce1">
            <text:p>0.279545454545455</text:p>
          </table:table-cell>
          <table:table-cell office:value-type="float" office:value="0.0684068045425961" table:style-name="ce1">
            <text:p>0.0684068045425961</text:p>
          </table:table-cell>
          <table:table-cell office:value-type="float" office:value="0.204653325268401" table:style-name="ce1">
            <text:p>0.204653325268401</text:p>
          </table:table-cell>
          <table:table-cell office:value-type="float" office:value="2.93145398011073" table:style-name="ce1">
            <text:p>2.93145398011073</text:p>
          </table:table-cell>
          <table:table-cell office:value-type="float" office:value="8042.37950945778" table:style-name="ce1">
            <text:p>8042.37950945778</text:p>
          </table:table-cell>
          <table:table-cell office:value-type="float" office:value="10585.7522642124" table:style-name="ce1">
            <text:p>10585.7522642124</text:p>
          </table:table-cell>
          <table:table-cell office:value-type="float" office:value="13853.414357068" table:style-name="ce1">
            <text:p>13853.414357068</text:p>
          </table:table-cell>
          <table:table-cell office:value-type="float" office:value="17402.9211251209" table:style-name="ce1">
            <text:p>17402.9211251209</text:p>
          </table:table-cell>
          <table:table-cell office:value-type="float" office:value="20955.3460642012" table:style-name="ce1">
            <text:p>20955.3460642012</text:p>
          </table:table-cell>
        </table:table-row>
        <table:table-row table:style-name="ro1">
          <table:table-cell office:value-type="string" table:style-name="ce1">
            <text:p>Innsbruck (Land).female</text:p>
          </table:table-cell>
          <table:table-cell office:value-type="float" office:value="25809.4851716827" table:style-name="ce1">
            <text:p>25809.4851716827</text:p>
          </table:table-cell>
          <table:table-cell office:value-type="float" office:value="0.0211034482758621" table:style-name="ce1">
            <text:p>0.0211034482758621</text:p>
          </table:table-cell>
          <table:table-cell office:value-type="float" office:value="0.0032534732639211" table:style-name="ce1">
            <text:p>0.0032534732639211</text:p>
          </table:table-cell>
          <table:table-cell office:value-type="float" office:value="0.218993037052646" table:style-name="ce1">
            <text:p>0.218993037052646</text:p>
          </table:table-cell>
          <table:table-cell office:value-type="float" office:value="2.98169425196155" table:style-name="ce1">
            <text:p>2.98169425196155</text:p>
          </table:table-cell>
          <table:table-cell office:value-type="float" office:value="15122.1891480431" table:style-name="ce1">
            <text:p>15122.1891480431</text:p>
          </table:table-cell>
          <table:table-cell office:value-type="float" office:value="18697.9730125928" table:style-name="ce1">
            <text:p>18697.9730125928</text:p>
          </table:table-cell>
          <table:table-cell office:value-type="float" office:value="23549.1395136871" table:style-name="ce1">
            <text:p>23549.1395136871</text:p>
          </table:table-cell>
          <table:table-cell office:value-type="float" office:value="29380.7936469225" table:style-name="ce1">
            <text:p>29380.7936469225</text:p>
          </table:table-cell>
          <table:table-cell office:value-type="float" office:value="38796.8615029362" table:style-name="ce1">
            <text:p>38796.8615029362</text:p>
          </table:table-cell>
        </table:table-row>
        <table:table-row table:style-name="ro1">
          <table:table-cell office:value-type="string" table:style-name="ce1">
            <text:p>Innsbruck (Land).male</text:p>
          </table:table-cell>
          <table:table-cell office:value-type="float" office:value="29623.1210777774" table:style-name="ce1">
            <text:p>29623.1210777774</text:p>
          </table:table-cell>
          <table:table-cell office:value-type="float" office:value="0.0184" table:style-name="ce1">
            <text:p>0.0184</text:p>
          </table:table-cell>
          <table:table-cell office:value-type="float" office:value="0.00293359873642846" table:style-name="ce1">
            <text:p>0.00293359873642846</text:p>
          </table:table-cell>
          <table:table-cell office:value-type="float" office:value="0.263872332685782" table:style-name="ce1">
            <text:p>0.263872332685782</text:p>
          </table:table-cell>
          <table:table-cell office:value-type="float" office:value="3.625721867399" table:style-name="ce1">
            <text:p>3.625721867399</text:p>
          </table:table-cell>
          <table:table-cell office:value-type="float" office:value="15825.5085792236" table:style-name="ce1">
            <text:p>15825.5085792236</text:p>
          </table:table-cell>
          <table:table-cell office:value-type="float" office:value="19846.6305786492" table:style-name="ce1">
            <text:p>19846.6305786492</text:p>
          </table:table-cell>
          <table:table-cell office:value-type="float" office:value="25399.9856619828" table:style-name="ce1">
            <text:p>25399.9856619828</text:p>
          </table:table-cell>
          <table:table-cell office:value-type="float" office:value="33456.1918313919" table:style-name="ce1">
            <text:p>33456.1918313919</text:p>
          </table:table-cell>
          <table:table-cell office:value-type="float" office:value="47173.1987084796" table:style-name="ce1">
            <text:p>47173.1987084796</text:p>
          </table:table-cell>
        </table:table-row>
        <table:table-row table:style-name="ro1">
          <table:table-cell office:value-type="string" table:style-name="ce1">
            <text:p>Innsbruck (Stadt).female</text:p>
          </table:table-cell>
          <table:table-cell office:value-type="float" office:value="16286.9246152007" table:style-name="ce1">
            <text:p>16286.9246152007</text:p>
          </table:table-cell>
          <table:table-cell office:value-type="float" office:value="0.161185185185185" table:style-name="ce1">
            <text:p>0.161185185185185</text:p>
          </table:table-cell>
          <table:table-cell office:value-type="float" office:value="0.0346609349245552" table:style-name="ce1">
            <text:p>0.0346609349245552</text:p>
          </table:table-cell>
          <table:table-cell office:value-type="float" office:value="0.184966331090104" table:style-name="ce1">
            <text:p>0.184966331090104</text:p>
          </table:table-cell>
          <table:table-cell office:value-type="float" office:value="2.6318712036861" table:style-name="ce1">
            <text:p>2.6318712036861</text:p>
          </table:table-cell>
          <table:table-cell office:value-type="float" office:value="9733.2530614005" table:style-name="ce1">
            <text:p>9733.2530614005</text:p>
          </table:table-cell>
          <table:table-cell office:value-type="float" office:value="12557.1900842725" table:style-name="ce1">
            <text:p>12557.1900842725</text:p>
          </table:table-cell>
          <table:table-cell office:value-type="float" office:value="15940.2152585501" table:style-name="ce1">
            <text:p>15940.2152585501</text:p>
          </table:table-cell>
          <table:table-cell office:value-type="float" office:value="19601.2694285018" table:style-name="ce1">
            <text:p>19601.2694285018</text:p>
          </table:table-cell>
          <table:table-cell office:value-type="float" office:value="23219.9174542851" table:style-name="ce1">
            <text:p>23219.9174542851</text:p>
          </table:table-cell>
        </table:table-row>
        <table:table-row table:style-name="ro1">
          <table:table-cell office:value-type="string" table:style-name="ce1">
            <text:p>Innsbruck (Stadt).male</text:p>
          </table:table-cell>
          <table:table-cell office:value-type="float" office:value="18391.77013015" table:style-name="ce1">
            <text:p>18391.77013015</text:p>
          </table:table-cell>
          <table:table-cell office:value-type="float" office:value="0.0946448087431694" table:style-name="ce1">
            <text:p>0.0946448087431694</text:p>
          </table:table-cell>
          <table:table-cell office:value-type="float" office:value="0.0178470773239881" table:style-name="ce1">
            <text:p>0.0178470773239881</text:p>
          </table:table-cell>
          <table:table-cell office:value-type="float" office:value="0.180515287899774" table:style-name="ce1">
            <text:p>0.180515287899774</text:p>
          </table:table-cell>
          <table:table-cell office:value-type="float" office:value="2.54210012005184" table:style-name="ce1">
            <text:p>2.54210012005184</text:p>
          </table:table-cell>
          <table:table-cell office:value-type="float" office:value="11250.2571166693" table:style-name="ce1">
            <text:p>11250.2571166693</text:p>
          </table:table-cell>
          <table:table-cell office:value-type="float" office:value="14207.6715966698" table:style-name="ce1">
            <text:p>14207.6715966698</text:p>
          </table:table-cell>
          <table:table-cell office:value-type="float" office:value="17900.654592044" table:style-name="ce1">
            <text:p>17900.654592044</text:p>
          </table:table-cell>
          <table:table-cell office:value-type="float" office:value="22063.4687365392" table:style-name="ce1">
            <text:p>22063.4687365392</text:p>
          </table:table-cell>
          <table:table-cell office:value-type="float" office:value="26136.8464758472" table:style-name="ce1">
            <text:p>26136.8464758472</text:p>
          </table:table-cell>
        </table:table-row>
        <table:table-row table:style-name="ro1">
          <table:table-cell office:value-type="string" table:style-name="ce1">
            <text:p>Jennersdorf.female</text:p>
          </table:table-cell>
          <table:table-cell office:value-type="float" office:value="12548.1116250899" table:style-name="ce1">
            <text:p>12548.1116250899</text:p>
          </table:table-cell>
          <table:table-cell office:value-type="float" office:value="0.380952380952381" table:style-name="ce1">
            <text:p>0.380952380952381</text:p>
          </table:table-cell>
          <table:table-cell office:value-type="float" office:value="0.106990265471967" table:style-name="ce1">
            <text:p>0.106990265471967</text:p>
          </table:table-cell>
          <table:table-cell office:value-type="float" office:value="0.188033729533911" table:style-name="ce1">
            <text:p>0.188033729533911</text:p>
          </table:table-cell>
          <table:table-cell office:value-type="float" office:value="2.6513173021475" table:style-name="ce1">
            <text:p>2.6513173021475</text:p>
          </table:table-cell>
          <table:table-cell office:value-type="float" office:value="7740.01319258564" table:style-name="ce1">
            <text:p>7740.01319258564</text:p>
          </table:table-cell>
          <table:table-cell office:value-type="float" office:value="9649.96215932332" table:style-name="ce1">
            <text:p>9649.96215932332</text:p>
          </table:table-cell>
          <table:table-cell office:value-type="float" office:value="12373.0394946718" table:style-name="ce1">
            <text:p>12373.0394946718</text:p>
          </table:table-cell>
          <table:table-cell office:value-type="float" office:value="15072.3417156239" table:style-name="ce1">
            <text:p>15072.3417156239</text:p>
          </table:table-cell>
          <table:table-cell office:value-type="float" office:value="17753.4784726429" table:style-name="ce1">
            <text:p>17753.4784726429</text:p>
          </table:table-cell>
        </table:table-row>
        <table:table-row table:style-name="ro1">
          <table:table-cell office:value-type="string" table:style-name="ce1">
            <text:p>Jennersdorf.male</text:p>
          </table:table-cell>
          <table:table-cell office:value-type="float" office:value="14586.3214708495" table:style-name="ce1">
            <text:p>14586.3214708495</text:p>
          </table:table-cell>
          <table:table-cell office:value-type="float" office:value="0.290357142857143" table:style-name="ce1">
            <text:p>0.290357142857143</text:p>
          </table:table-cell>
          <table:table-cell office:value-type="float" office:value="0.0795797975257359" table:style-name="ce1">
            <text:p>0.0795797975257359</text:p>
          </table:table-cell>
          <table:table-cell office:value-type="float" office:value="0.205441091480055" table:style-name="ce1">
            <text:p>0.205441091480055</text:p>
          </table:table-cell>
          <table:table-cell office:value-type="float" office:value="3.00161349013984" table:style-name="ce1">
            <text:p>3.00161349013984</text:p>
          </table:table-cell>
          <table:table-cell office:value-type="float" office:value="8519.34507738908" table:style-name="ce1">
            <text:p>8519.34507738908</text:p>
          </table:table-cell>
          <table:table-cell office:value-type="float" office:value="10906.340041883" table:style-name="ce1">
            <text:p>10906.340041883</text:p>
          </table:table-cell>
          <table:table-cell office:value-type="float" office:value="14044.7901179516" table:style-name="ce1">
            <text:p>14044.7901179516</text:p>
          </table:table-cell>
          <table:table-cell office:value-type="float" office:value="17676.7682298446" table:style-name="ce1">
            <text:p>17676.7682298446</text:p>
          </table:table-cell>
          <table:table-cell office:value-type="float" office:value="21274.5473984559" table:style-name="ce1">
            <text:p>21274.5473984559</text:p>
          </table:table-cell>
        </table:table-row>
        <table:table-row table:style-name="ro1">
          <table:table-cell office:value-type="string" table:style-name="ce1">
            <text:p>Kirchdorf an der Krems.female</text:p>
          </table:table-cell>
          <table:table-cell office:value-type="float" office:value="15999.9872785248" table:style-name="ce1">
            <text:p>15999.9872785248</text:p>
          </table:table-cell>
          <table:table-cell office:value-type="float" office:value="0.189344262295082" table:style-name="ce1">
            <text:p>0.189344262295082</text:p>
          </table:table-cell>
          <table:table-cell office:value-type="float" office:value="0.0446767488632942" table:style-name="ce1">
            <text:p>0.0446767488632942</text:p>
          </table:table-cell>
          <table:table-cell office:value-type="float" office:value="0.198193743413693" table:style-name="ce1">
            <text:p>0.198193743413693</text:p>
          </table:table-cell>
          <table:table-cell office:value-type="float" office:value="2.78914548850865" table:style-name="ce1">
            <text:p>2.78914548850865</text:p>
          </table:table-cell>
          <table:table-cell office:value-type="float" office:value="9225.1172529716" table:style-name="ce1">
            <text:p>9225.1172529716</text:p>
          </table:table-cell>
          <table:table-cell office:value-type="float" office:value="12026.8065774938" table:style-name="ce1">
            <text:p>12026.8065774938</text:p>
          </table:table-cell>
          <table:table-cell office:value-type="float" office:value="15507.4899015902" table:style-name="ce1">
            <text:p>15507.4899015902</text:p>
          </table:table-cell>
          <table:table-cell office:value-type="float" office:value="19531.3775821353" table:style-name="ce1">
            <text:p>19531.3775821353</text:p>
          </table:table-cell>
          <table:table-cell office:value-type="float" office:value="23280.9074345268" table:style-name="ce1">
            <text:p>23280.9074345268</text:p>
          </table:table-cell>
        </table:table-row>
        <table:table-row table:style-name="ro1">
          <table:table-cell office:value-type="string" table:style-name="ce1">
            <text:p>Kirchdorf an der Krems.male</text:p>
          </table:table-cell>
          <table:table-cell office:value-type="float" office:value="16038.6807869568" table:style-name="ce1">
            <text:p>16038.6807869568</text:p>
          </table:table-cell>
          <table:table-cell office:value-type="float" office:value="0.201010101010101" table:style-name="ce1">
            <text:p>0.201010101010101</text:p>
          </table:table-cell>
          <table:table-cell office:value-type="float" office:value="0.04488441161991" table:style-name="ce1">
            <text:p>0.04488441161991</text:p>
          </table:table-cell>
          <table:table-cell office:value-type="float" office:value="0.201054657805774" table:style-name="ce1">
            <text:p>0.201054657805774</text:p>
          </table:table-cell>
          <table:table-cell office:value-type="float" office:value="2.87436841926679" table:style-name="ce1">
            <text:p>2.87436841926679</text:p>
          </table:table-cell>
          <table:table-cell office:value-type="float" office:value="9192.42234911608" table:style-name="ce1">
            <text:p>9192.42234911608</text:p>
          </table:table-cell>
          <table:table-cell office:value-type="float" office:value="11998.7483051946" table:style-name="ce1">
            <text:p>11998.7483051946</text:p>
          </table:table-cell>
          <table:table-cell office:value-type="float" office:value="15450.5372284209" table:style-name="ce1">
            <text:p>15450.5372284209</text:p>
          </table:table-cell>
          <table:table-cell office:value-type="float" office:value="19461.8037769633" table:style-name="ce1">
            <text:p>19461.8037769633</text:p>
          </table:table-cell>
          <table:table-cell office:value-type="float" office:value="23583.2235763433" table:style-name="ce1">
            <text:p>23583.2235763433</text:p>
          </table:table-cell>
        </table:table-row>
        <table:table-row table:style-name="ro1">
          <table:table-cell office:value-type="string" table:style-name="ce1">
            <text:p>Kitzbühel.female</text:p>
          </table:table-cell>
          <table:table-cell office:value-type="float" office:value="12536.8727334916" table:style-name="ce1">
            <text:p>12536.8727334916</text:p>
          </table:table-cell>
          <table:table-cell office:value-type="float" office:value="0.394473684210526" table:style-name="ce1">
            <text:p>0.394473684210526</text:p>
          </table:table-cell>
          <table:table-cell office:value-type="float" office:value="0.109770245911333" table:style-name="ce1">
            <text:p>0.109770245911333</text:p>
          </table:table-cell>
          <table:table-cell office:value-type="float" office:value="0.213029573754471" table:style-name="ce1">
            <text:p>0.213029573754471</text:p>
          </table:table-cell>
          <table:table-cell office:value-type="float" office:value="3.08826879026422" table:style-name="ce1">
            <text:p>3.08826879026422</text:p>
          </table:table-cell>
          <table:table-cell office:value-type="float" office:value="6746.46944981299" table:style-name="ce1">
            <text:p>6746.46944981299</text:p>
          </table:table-cell>
          <table:table-cell office:value-type="float" office:value="9256.84388756997" table:style-name="ce1">
            <text:p>9256.84388756997</text:p>
          </table:table-cell>
          <table:table-cell office:value-type="float" office:value="12210.3965278845" table:style-name="ce1">
            <text:p>12210.3965278845</text:p>
          </table:table-cell>
          <table:table-cell office:value-type="float" office:value="15572.2912147033" table:style-name="ce1">
            <text:p>15572.2912147033</text:p>
          </table:table-cell>
          <table:table-cell office:value-type="float" office:value="18665.1899337942" table:style-name="ce1">
            <text:p>18665.1899337942</text:p>
          </table:table-cell>
        </table:table-row>
        <table:table-row table:style-name="ro1">
          <table:table-cell office:value-type="string" table:style-name="ce1">
            <text:p>Kitzbühel.male</text:p>
          </table:table-cell>
          <table:table-cell office:value-type="float" office:value="13944.7963878216" table:style-name="ce1">
            <text:p>13944.7963878216</text:p>
          </table:table-cell>
          <table:table-cell office:value-type="float" office:value="0.315" table:style-name="ce1">
            <text:p>0.315</text:p>
          </table:table-cell>
          <table:table-cell office:value-type="float" office:value="0.0831067725894237" table:style-name="ce1">
            <text:p>0.0831067725894237</text:p>
          </table:table-cell>
          <table:table-cell office:value-type="float" office:value="0.214609179187927" table:style-name="ce1">
            <text:p>0.214609179187927</text:p>
          </table:table-cell>
          <table:table-cell office:value-type="float" office:value="3.13322113970801" table:style-name="ce1">
            <text:p>3.13322113970801</text:p>
          </table:table-cell>
          <table:table-cell office:value-type="float" office:value="7499.46347627115" table:style-name="ce1">
            <text:p>7499.46347627115</text:p>
          </table:table-cell>
          <table:table-cell office:value-type="float" office:value="10194.3826413653" table:style-name="ce1">
            <text:p>10194.3826413653</text:p>
          </table:table-cell>
          <table:table-cell office:value-type="float" office:value="13464.3673510712" table:style-name="ce1">
            <text:p>13464.3673510712</text:p>
          </table:table-cell>
          <table:table-cell office:value-type="float" office:value="17167.4521832361" table:style-name="ce1">
            <text:p>17167.4521832361</text:p>
          </table:table-cell>
          <table:table-cell office:value-type="float" office:value="20900.6835882583" table:style-name="ce1">
            <text:p>20900.6835882583</text:p>
          </table:table-cell>
        </table:table-row>
        <table:table-row table:style-name="ro1">
          <table:table-cell office:value-type="string" table:style-name="ce1">
            <text:p>Klagenfurt (Land).female</text:p>
          </table:table-cell>
          <table:table-cell office:value-type="float" office:value="18871.7771310417" table:style-name="ce1">
            <text:p>18871.7771310417</text:p>
          </table:table-cell>
          <table:table-cell office:value-type="float" office:value="0.0796825396825397" table:style-name="ce1">
            <text:p>0.0796825396825397</text:p>
          </table:table-cell>
          <table:table-cell office:value-type="float" office:value="0.0165682063682689" table:style-name="ce1">
            <text:p>0.0165682063682689</text:p>
          </table:table-cell>
          <table:table-cell office:value-type="float" office:value="0.172579722912733" table:style-name="ce1">
            <text:p>0.172579722912733</text:p>
          </table:table-cell>
          <table:table-cell office:value-type="float" office:value="2.45564102937601" table:style-name="ce1">
            <text:p>2.45564102937601</text:p>
          </table:table-cell>
          <table:table-cell office:value-type="float" office:value="11946.2638392051" table:style-name="ce1">
            <text:p>11946.2638392051</text:p>
          </table:table-cell>
          <table:table-cell office:value-type="float" office:value="14890.7773370336" table:style-name="ce1">
            <text:p>14890.7773370336</text:p>
          </table:table-cell>
          <table:table-cell office:value-type="float" office:value="18469.4357291936" table:style-name="ce1">
            <text:p>18469.4357291936</text:p>
          </table:table-cell>
          <table:table-cell office:value-type="float" office:value="22402.1852393288" table:style-name="ce1">
            <text:p>22402.1852393288</text:p>
          </table:table-cell>
          <table:table-cell office:value-type="float" office:value="26306.3958246509" table:style-name="ce1">
            <text:p>26306.3958246509</text:p>
          </table:table-cell>
        </table:table-row>
        <table:table-row table:style-name="ro1">
          <table:table-cell office:value-type="string" table:style-name="ce1">
            <text:p>Klagenfurt (Land).male</text:p>
          </table:table-cell>
          <table:table-cell office:value-type="float" office:value="23719.9032594352" table:style-name="ce1">
            <text:p>23719.9032594352</text:p>
          </table:table-cell>
          <table:table-cell office:value-type="float" office:value="0.0228813559322034" table:style-name="ce1">
            <text:p>0.0228813559322034</text:p>
          </table:table-cell>
          <table:table-cell office:value-type="float" office:value="0.00336277611322617" table:style-name="ce1">
            <text:p>0.00336277611322617</text:p>
          </table:table-cell>
          <table:table-cell office:value-type="float" office:value="0.18313438187223" table:style-name="ce1">
            <text:p>0.18313438187223</text:p>
          </table:table-cell>
          <table:table-cell office:value-type="float" office:value="2.54067587257485" table:style-name="ce1">
            <text:p>2.54067587257485</text:p>
          </table:table-cell>
          <table:table-cell office:value-type="float" office:value="14673.3950856415" table:style-name="ce1">
            <text:p>14673.3950856415</text:p>
          </table:table-cell>
          <table:table-cell office:value-type="float" office:value="18085.8680851456" table:style-name="ce1">
            <text:p>18085.8680851456</text:p>
          </table:table-cell>
          <table:table-cell office:value-type="float" office:value="22665.2530303765" table:style-name="ce1">
            <text:p>22665.2530303765</text:p>
          </table:table-cell>
          <table:table-cell office:value-type="float" office:value="28197.4467552694" table:style-name="ce1">
            <text:p>28197.4467552694</text:p>
          </table:table-cell>
          <table:table-cell office:value-type="float" office:value="34076.6181761676" table:style-name="ce1">
            <text:p>34076.6181761676</text:p>
          </table:table-cell>
        </table:table-row>
        <table:table-row table:style-name="ro1">
          <table:table-cell office:value-type="string" table:style-name="ce1">
            <text:p>Klagenfurt (Stadt).female</text:p>
          </table:table-cell>
          <table:table-cell office:value-type="float" office:value="38168.5272281721" table:style-name="ce1">
            <text:p>38168.5272281721</text:p>
          </table:table-cell>
          <table:table-cell office:value-type="float" office:value="0.00180851063829787" table:style-name="ce1">
            <text:p>0.00180851063829787</text:p>
          </table:table-cell>
          <table:table-cell office:value-type="float" office:value="0.000200170775188488" table:style-name="ce1">
            <text:p>0.000200170775188488</text:p>
          </table:table-cell>
          <table:table-cell office:value-type="float" office:value="0.200163358022419" table:style-name="ce1">
            <text:p>0.200163358022419</text:p>
          </table:table-cell>
          <table:table-cell office:value-type="float" office:value="2.73580182223734" table:style-name="ce1">
            <text:p>2.73580182223734</text:p>
          </table:table-cell>
          <table:table-cell office:value-type="float" office:value="23316.5917056084" table:style-name="ce1">
            <text:p>23316.5917056084</text:p>
          </table:table-cell>
          <table:table-cell office:value-type="float" office:value="28152.4688950497" table:style-name="ce1">
            <text:p>28152.4688950497</text:p>
          </table:table-cell>
          <table:table-cell office:value-type="float" office:value="35309.366521548" table:style-name="ce1">
            <text:p>35309.366521548</text:p>
          </table:table-cell>
          <table:table-cell office:value-type="float" office:value="45078.4791737243" table:style-name="ce1">
            <text:p>45078.4791737243</text:p>
          </table:table-cell>
          <table:table-cell office:value-type="float" office:value="57107.0173500383" table:style-name="ce1">
            <text:p>57107.0173500383</text:p>
          </table:table-cell>
        </table:table-row>
        <table:table-row table:style-name="ro1">
          <table:table-cell office:value-type="string" table:style-name="ce1">
            <text:p>Klagenfurt (Stadt).male</text:p>
          </table:table-cell>
          <table:table-cell office:value-type="float" office:value="29087.0031785207" table:style-name="ce1">
            <text:p>29087.0031785207</text:p>
          </table:table-cell>
          <table:table-cell office:value-type="float" office:value="0.00909547738693467" table:style-name="ce1">
            <text:p>0.00909547738693467</text:p>
          </table:table-cell>
          <table:table-cell office:value-type="float" office:value="0.0013439456708114" table:style-name="ce1">
            <text:p>0.0013439456708114</text:p>
          </table:table-cell>
          <table:table-cell office:value-type="float" office:value="0.206601614995508" table:style-name="ce1">
            <text:p>0.206601614995508</text:p>
          </table:table-cell>
          <table:table-cell office:value-type="float" office:value="2.8068002586108" table:style-name="ce1">
            <text:p>2.8068002586108</text:p>
          </table:table-cell>
          <table:table-cell office:value-type="float" office:value="17655.4162549399" table:style-name="ce1">
            <text:p>17655.4162549399</text:p>
          </table:table-cell>
          <table:table-cell office:value-type="float" office:value="21693.7142796393" table:style-name="ce1">
            <text:p>21693.7142796393</text:p>
          </table:table-cell>
          <table:table-cell office:value-type="float" office:value="26840.4639622212" table:style-name="ce1">
            <text:p>26840.4639622212</text:p>
          </table:table-cell>
          <table:table-cell office:value-type="float" office:value="32905.2326373225" table:style-name="ce1">
            <text:p>32905.2326373225</text:p>
          </table:table-cell>
          <table:table-cell office:value-type="float" office:value="41106.2671827796" table:style-name="ce1">
            <text:p>41106.2671827796</text:p>
          </table:table-cell>
        </table:table-row>
        <table:table-row table:style-name="ro1">
          <table:table-cell office:value-type="string" table:style-name="ce1">
            <text:p>Korneuburg.female</text:p>
          </table:table-cell>
          <table:table-cell office:value-type="float" office:value="23979.5924457062" table:style-name="ce1">
            <text:p>23979.5924457062</text:p>
          </table:table-cell>
          <table:table-cell office:value-type="float" office:value="0.0202247191011236" table:style-name="ce1">
            <text:p>0.0202247191011236</text:p>
          </table:table-cell>
          <table:table-cell office:value-type="float" office:value="0.00303168866825352" table:style-name="ce1">
            <text:p>0.00303168866825352</text:p>
          </table:table-cell>
          <table:table-cell office:value-type="float" office:value="0.16933602080045" table:style-name="ce1">
            <text:p>0.16933602080045</text:p>
          </table:table-cell>
          <table:table-cell office:value-type="float" office:value="2.38803500237792" table:style-name="ce1">
            <text:p>2.38803500237792</text:p>
          </table:table-cell>
          <table:table-cell office:value-type="float" office:value="15424.3840543723" table:style-name="ce1">
            <text:p>15424.3840543723</text:p>
          </table:table-cell>
          <table:table-cell office:value-type="float" office:value="18855.099492949" table:style-name="ce1">
            <text:p>18855.099492949</text:p>
          </table:table-cell>
          <table:table-cell office:value-type="float" office:value="23215.7047144751" table:style-name="ce1">
            <text:p>23215.7047144751</text:p>
          </table:table-cell>
          <table:table-cell office:value-type="float" office:value="28382.8470269519" table:style-name="ce1">
            <text:p>28382.8470269519</text:p>
          </table:table-cell>
          <table:table-cell office:value-type="float" office:value="33666.0788623308" table:style-name="ce1">
            <text:p>33666.0788623308</text:p>
          </table:table-cell>
        </table:table-row>
        <table:table-row table:style-name="ro1">
          <table:table-cell office:value-type="string" table:style-name="ce1">
            <text:p>Korneuburg.male</text:p>
          </table:table-cell>
          <table:table-cell office:value-type="float" office:value="26078.4321574923" table:style-name="ce1">
            <text:p>26078.4321574923</text:p>
          </table:table-cell>
          <table:table-cell office:value-type="float" office:value="0.0171153846153846" table:style-name="ce1">
            <text:p>0.0171153846153846</text:p>
          </table:table-cell>
          <table:table-cell office:value-type="float" office:value="0.00258335204095991" table:style-name="ce1">
            <text:p>0.00258335204095991</text:p>
          </table:table-cell>
          <table:table-cell office:value-type="float" office:value="0.202747908728881" table:style-name="ce1">
            <text:p>0.202747908728881</text:p>
          </table:table-cell>
          <table:table-cell office:value-type="float" office:value="2.76966451073512" table:style-name="ce1">
            <text:p>2.76966451073512</text:p>
          </table:table-cell>
          <table:table-cell office:value-type="float" office:value="15519.5471126353" table:style-name="ce1">
            <text:p>15519.5471126353</text:p>
          </table:table-cell>
          <table:table-cell office:value-type="float" office:value="19352.8723369609" table:style-name="ce1">
            <text:p>19352.8723369609</text:p>
          </table:table-cell>
          <table:table-cell office:value-type="float" office:value="24354.9467376512" table:style-name="ce1">
            <text:p>24354.9467376512</text:p>
          </table:table-cell>
          <table:table-cell office:value-type="float" office:value="30695.3543254919" table:style-name="ce1">
            <text:p>30695.3543254919</text:p>
          </table:table-cell>
          <table:table-cell office:value-type="float" office:value="38213.313949555" table:style-name="ce1">
            <text:p>38213.313949555</text:p>
          </table:table-cell>
        </table:table-row>
        <table:table-row table:style-name="ro1">
          <table:table-cell office:value-type="string" table:style-name="ce1">
            <text:p>Krems (Land).female</text:p>
          </table:table-cell>
          <table:table-cell office:value-type="float" office:value="13647.1501496256" table:style-name="ce1">
            <text:p>13647.1501496256</text:p>
          </table:table-cell>
          <table:table-cell office:value-type="float" office:value="0.324827586206897" table:style-name="ce1">
            <text:p>0.324827586206897</text:p>
          </table:table-cell>
          <table:table-cell office:value-type="float" office:value="0.08383055081218" table:style-name="ce1">
            <text:p>0.08383055081218</text:p>
          </table:table-cell>
          <table:table-cell office:value-type="float" office:value="0.208038991725391" table:style-name="ce1">
            <text:p>0.208038991725391</text:p>
          </table:table-cell>
          <table:table-cell office:value-type="float" office:value="3.00632858089202" table:style-name="ce1">
            <text:p>3.00632858089202</text:p>
          </table:table-cell>
          <table:table-cell office:value-type="float" office:value="7607.6855335707" table:style-name="ce1">
            <text:p>7607.6855335707</text:p>
          </table:table-cell>
          <table:table-cell office:value-type="float" office:value="10095.9853496117" table:style-name="ce1">
            <text:p>10095.9853496117</text:p>
          </table:table-cell>
          <table:table-cell office:value-type="float" office:value="13140.635610368" table:style-name="ce1">
            <text:p>13140.635610368</text:p>
          </table:table-cell>
          <table:table-cell office:value-type="float" office:value="16577.5972140956" table:style-name="ce1">
            <text:p>16577.5972140956</text:p>
          </table:table-cell>
          <table:table-cell office:value-type="float" office:value="20052.8672869073" table:style-name="ce1">
            <text:p>20052.8672869073</text:p>
          </table:table-cell>
        </table:table-row>
        <table:table-row table:style-name="ro1">
          <table:table-cell office:value-type="string" table:style-name="ce1">
            <text:p>Krems (Land).male</text:p>
          </table:table-cell>
          <table:table-cell office:value-type="float" office:value="16210.3624003034" table:style-name="ce1">
            <text:p>16210.3624003034</text:p>
          </table:table-cell>
          <table:table-cell office:value-type="float" office:value="0.181862745098039" table:style-name="ce1">
            <text:p>0.181862745098039</text:p>
          </table:table-cell>
          <table:table-cell office:value-type="float" office:value="0.039991594675578" table:style-name="ce1">
            <text:p>0.039991594675578</text:p>
          </table:table-cell>
          <table:table-cell office:value-type="float" office:value="0.196674150015278" table:style-name="ce1">
            <text:p>0.196674150015278</text:p>
          </table:table-cell>
          <table:table-cell office:value-type="float" office:value="2.77695760921673" table:style-name="ce1">
            <text:p>2.77695760921673</text:p>
          </table:table-cell>
          <table:table-cell office:value-type="float" office:value="9497.73647081396" table:style-name="ce1">
            <text:p>9497.73647081396</text:p>
          </table:table-cell>
          <table:table-cell office:value-type="float" office:value="12209.8296123765" table:style-name="ce1">
            <text:p>12209.8296123765</text:p>
          </table:table-cell>
          <table:table-cell office:value-type="float" office:value="15640.2097710868" table:style-name="ce1">
            <text:p>15640.2097710868</text:p>
          </table:table-cell>
          <table:table-cell office:value-type="float" office:value="19621.2925527446" table:style-name="ce1">
            <text:p>19621.2925527446</text:p>
          </table:table-cell>
          <table:table-cell office:value-type="float" office:value="23590.5986483162" table:style-name="ce1">
            <text:p>23590.5986483162</text:p>
          </table:table-cell>
        </table:table-row>
        <table:table-row table:style-name="ro1">
          <table:table-cell office:value-type="string" table:style-name="ce1">
            <text:p>Krems an der Donau (Stadt).female</text:p>
          </table:table-cell>
          <table:table-cell office:value-type="float" office:value="16361.7743733125" table:style-name="ce1">
            <text:p>16361.7743733125</text:p>
          </table:table-cell>
          <table:table-cell office:value-type="float" office:value="0.1908" table:style-name="ce1">
            <text:p>0.1908</text:p>
          </table:table-cell>
          <table:table-cell office:value-type="float" office:value="0.0462882484052243" table:style-name="ce1">
            <text:p>0.0462882484052243</text:p>
          </table:table-cell>
          <table:table-cell office:value-type="float" office:value="0.186266798342847" table:style-name="ce1">
            <text:p>0.186266798342847</text:p>
          </table:table-cell>
          <table:table-cell office:value-type="float" office:value="2.67651576419544" table:style-name="ce1">
            <text:p>2.67651576419544</text:p>
          </table:table-cell>
          <table:table-cell office:value-type="float" office:value="10238.5794801773" table:style-name="ce1">
            <text:p>10238.5794801773</text:p>
          </table:table-cell>
          <table:table-cell office:value-type="float" office:value="12553.5747397288" table:style-name="ce1">
            <text:p>12553.5747397288</text:p>
          </table:table-cell>
          <table:table-cell office:value-type="float" office:value="15816.249403494" table:style-name="ce1">
            <text:p>15816.249403494</text:p>
          </table:table-cell>
          <table:table-cell office:value-type="float" office:value="19333.1830254581" table:style-name="ce1">
            <text:p>19333.1830254581</text:p>
          </table:table-cell>
          <table:table-cell office:value-type="float" office:value="22864.7275407804" table:style-name="ce1">
            <text:p>22864.7275407804</text:p>
          </table:table-cell>
        </table:table-row>
        <table:table-row table:style-name="ro1">
          <table:table-cell office:value-type="string" table:style-name="ce1">
            <text:p>Krems an der Donau (Stadt).male</text:p>
          </table:table-cell>
          <table:table-cell office:value-type="float" office:value="18732.9138803124" table:style-name="ce1">
            <text:p>18732.9138803124</text:p>
          </table:table-cell>
          <table:table-cell office:value-type="float" office:value="0.100454545454545" table:style-name="ce1">
            <text:p>0.100454545454545</text:p>
          </table:table-cell>
          <table:table-cell office:value-type="float" office:value="0.0194257739189928" table:style-name="ce1">
            <text:p>0.0194257739189928</text:p>
          </table:table-cell>
          <table:table-cell office:value-type="float" office:value="0.187642828393989" table:style-name="ce1">
            <text:p>0.187642828393989</text:p>
          </table:table-cell>
          <table:table-cell office:value-type="float" office:value="2.64854491157282" table:style-name="ce1">
            <text:p>2.64854491157282</text:p>
          </table:table-cell>
          <table:table-cell office:value-type="float" office:value="11504.8619668467" table:style-name="ce1">
            <text:p>11504.8619668467</text:p>
          </table:table-cell>
          <table:table-cell office:value-type="float" office:value="14255.6730492382" table:style-name="ce1">
            <text:p>14255.6730492382</text:p>
          </table:table-cell>
          <table:table-cell office:value-type="float" office:value="17915.9047055917" table:style-name="ce1">
            <text:p>17915.9047055917</text:p>
          </table:table-cell>
          <table:table-cell office:value-type="float" office:value="22522.646263481" table:style-name="ce1">
            <text:p>22522.646263481</text:p>
          </table:table-cell>
          <table:table-cell office:value-type="float" office:value="27114.4176693138" table:style-name="ce1">
            <text:p>27114.4176693138</text:p>
          </table:table-cell>
        </table:table-row>
        <table:table-row table:style-name="ro1">
          <table:table-cell office:value-type="string" table:style-name="ce1">
            <text:p>Kufstein.female</text:p>
          </table:table-cell>
          <table:table-cell office:value-type="float" office:value="17609.298643248" table:style-name="ce1">
            <text:p>17609.298643248</text:p>
          </table:table-cell>
          <table:table-cell office:value-type="float" office:value="0.118809523809524" table:style-name="ce1">
            <text:p>0.118809523809524</text:p>
          </table:table-cell>
          <table:table-cell office:value-type="float" office:value="0.0241643479181401" table:style-name="ce1">
            <text:p>0.0241643479181401</text:p>
          </table:table-cell>
          <table:table-cell office:value-type="float" office:value="0.181765971630626" table:style-name="ce1">
            <text:p>0.181765971630626</text:p>
          </table:table-cell>
          <table:table-cell office:value-type="float" office:value="2.5833776148596" table:style-name="ce1">
            <text:p>2.5833776148596</text:p>
          </table:table-cell>
          <table:table-cell office:value-type="float" office:value="10763.8926368317" table:style-name="ce1">
            <text:p>10763.8926368317</text:p>
          </table:table-cell>
          <table:table-cell office:value-type="float" office:value="13609.5659976056" table:style-name="ce1">
            <text:p>13609.5659976056</text:p>
          </table:table-cell>
          <table:table-cell office:value-type="float" office:value="17091.9581346248" table:style-name="ce1">
            <text:p>17091.9581346248</text:p>
          </table:table-cell>
          <table:table-cell office:value-type="float" office:value="21148.8360665028" table:style-name="ce1">
            <text:p>21148.8360665028</text:p>
          </table:table-cell>
          <table:table-cell office:value-type="float" office:value="25087.6597766524" table:style-name="ce1">
            <text:p>25087.6597766524</text:p>
          </table:table-cell>
        </table:table-row>
        <table:table-row table:style-name="ro1">
          <table:table-cell office:value-type="string" table:style-name="ce1">
            <text:p>Kufstein.male</text:p>
          </table:table-cell>
          <table:table-cell office:value-type="float" office:value="21465.0637957259" table:style-name="ce1">
            <text:p>21465.0637957259</text:p>
          </table:table-cell>
          <table:table-cell office:value-type="float" office:value="0.0354594594594595" table:style-name="ce1">
            <text:p>0.0354594594594595</text:p>
          </table:table-cell>
          <table:table-cell office:value-type="float" office:value="0.00569251468373663" table:style-name="ce1">
            <text:p>0.00569251468373663</text:p>
          </table:table-cell>
          <table:table-cell office:value-type="float" office:value="0.173042912704141" table:style-name="ce1">
            <text:p>0.173042912704141</text:p>
          </table:table-cell>
          <table:table-cell office:value-type="float" office:value="2.41915734033779" table:style-name="ce1">
            <text:p>2.41915734033779</text:p>
          </table:table-cell>
          <table:table-cell office:value-type="float" office:value="13601.6333650553" table:style-name="ce1">
            <text:p>13601.6333650553</text:p>
          </table:table-cell>
          <table:table-cell office:value-type="float" office:value="16810.7316739367" table:style-name="ce1">
            <text:p>16810.7316739367</text:p>
          </table:table-cell>
          <table:table-cell office:value-type="float" office:value="20815.2891692106" table:style-name="ce1">
            <text:p>20815.2891692106</text:p>
          </table:table-cell>
          <table:table-cell office:value-type="float" office:value="25289.7121147359" table:style-name="ce1">
            <text:p>25289.7121147359</text:p>
          </table:table-cell>
          <table:table-cell office:value-type="float" office:value="29831.9195353799" table:style-name="ce1">
            <text:p>29831.9195353799</text:p>
          </table:table-cell>
        </table:table-row>
        <table:table-row table:style-name="ro1">
          <table:table-cell office:value-type="string" table:style-name="ce1">
            <text:p>Landeck.female</text:p>
          </table:table-cell>
          <table:table-cell office:value-type="float" office:value="13823.1969597343" table:style-name="ce1">
            <text:p>13823.1969597343</text:p>
          </table:table-cell>
          <table:table-cell office:value-type="float" office:value="0.308888888888889" table:style-name="ce1">
            <text:p>0.308888888888889</text:p>
          </table:table-cell>
          <table:table-cell office:value-type="float" office:value="0.0791496597562792" table:style-name="ce1">
            <text:p>0.0791496597562792</text:p>
          </table:table-cell>
          <table:table-cell office:value-type="float" office:value="0.196637573000803" table:style-name="ce1">
            <text:p>0.196637573000803</text:p>
          </table:table-cell>
          <table:table-cell office:value-type="float" office:value="2.81860350386215" table:style-name="ce1">
            <text:p>2.81860350386215</text:p>
          </table:table-cell>
          <table:table-cell office:value-type="float" office:value="8166.92628044277" table:style-name="ce1">
            <text:p>8166.92628044277</text:p>
          </table:table-cell>
          <table:table-cell office:value-type="float" office:value="10434.1271688916" table:style-name="ce1">
            <text:p>10434.1271688916</text:p>
          </table:table-cell>
          <table:table-cell office:value-type="float" office:value="13398.3179065972" table:style-name="ce1">
            <text:p>13398.3179065972</text:p>
          </table:table-cell>
          <table:table-cell office:value-type="float" office:value="16793.4422763984" table:style-name="ce1">
            <text:p>16793.4422763984</text:p>
          </table:table-cell>
          <table:table-cell office:value-type="float" office:value="20148.4652142853" table:style-name="ce1">
            <text:p>20148.4652142853</text:p>
          </table:table-cell>
        </table:table-row>
        <table:table-row table:style-name="ro1">
          <table:table-cell office:value-type="string" table:style-name="ce1">
            <text:p>Landeck.male</text:p>
          </table:table-cell>
          <table:table-cell office:value-type="float" office:value="14617.4121679803" table:style-name="ce1">
            <text:p>14617.4121679803</text:p>
          </table:table-cell>
          <table:table-cell office:value-type="float" office:value="0.283396226415094" table:style-name="ce1">
            <text:p>0.283396226415094</text:p>
          </table:table-cell>
          <table:table-cell office:value-type="float" office:value="0.0725448755354823" table:style-name="ce1">
            <text:p>0.0725448755354823</text:p>
          </table:table-cell>
          <table:table-cell office:value-type="float" office:value="0.198540624913369" table:style-name="ce1">
            <text:p>0.198540624913369</text:p>
          </table:table-cell>
          <table:table-cell office:value-type="float" office:value="2.87037402104329" table:style-name="ce1">
            <text:p>2.87037402104329</text:p>
          </table:table-cell>
          <table:table-cell office:value-type="float" office:value="8555.27006291212" table:style-name="ce1">
            <text:p>8555.27006291212</text:p>
          </table:table-cell>
          <table:table-cell office:value-type="float" office:value="11008.933957363" table:style-name="ce1">
            <text:p>11008.933957363</text:p>
          </table:table-cell>
          <table:table-cell office:value-type="float" office:value="14160.8521002756" table:style-name="ce1">
            <text:p>14160.8521002756</text:p>
          </table:table-cell>
          <table:table-cell office:value-type="float" office:value="17795.8909705945" table:style-name="ce1">
            <text:p>17795.8909705945</text:p>
          </table:table-cell>
          <table:table-cell office:value-type="float" office:value="21148.324619019" table:style-name="ce1">
            <text:p>21148.324619019</text:p>
          </table:table-cell>
        </table:table-row>
        <table:table-row table:style-name="ro1">
          <table:table-cell office:value-type="string" table:style-name="ce1">
            <text:p>Leibnitz.female</text:p>
          </table:table-cell>
          <table:table-cell office:value-type="float" office:value="13505.6589410995" table:style-name="ce1">
            <text:p>13505.6589410995</text:p>
          </table:table-cell>
          <table:table-cell office:value-type="float" office:value="0.344838709677419" table:style-name="ce1">
            <text:p>0.344838709677419</text:p>
          </table:table-cell>
          <table:table-cell office:value-type="float" office:value="0.092949156132671" table:style-name="ce1">
            <text:p>0.092949156132671</text:p>
          </table:table-cell>
          <table:table-cell office:value-type="float" office:value="0.216983477337145" table:style-name="ce1">
            <text:p>0.216983477337145</text:p>
          </table:table-cell>
          <table:table-cell office:value-type="float" office:value="3.18389008604437" table:style-name="ce1">
            <text:p>3.18389008604437</text:p>
          </table:table-cell>
          <table:table-cell office:value-type="float" office:value="7157.84244486171" table:style-name="ce1">
            <text:p>7157.84244486171</text:p>
          </table:table-cell>
          <table:table-cell office:value-type="float" office:value="9805.19428573682" table:style-name="ce1">
            <text:p>9805.19428573682</text:p>
          </table:table-cell>
          <table:table-cell office:value-type="float" office:value="13094.9171434067" table:style-name="ce1">
            <text:p>13094.9171434067</text:p>
          </table:table-cell>
          <table:table-cell office:value-type="float" office:value="16717.4504797736" table:style-name="ce1">
            <text:p>16717.4504797736</text:p>
          </table:table-cell>
          <table:table-cell office:value-type="float" office:value="20265.1865510838" table:style-name="ce1">
            <text:p>20265.1865510838</text:p>
          </table:table-cell>
        </table:table-row>
        <table:table-row table:style-name="ro1">
          <table:table-cell office:value-type="string" table:style-name="ce1">
            <text:p>Leibnitz.male</text:p>
          </table:table-cell>
          <table:table-cell office:value-type="float" office:value="16339.4331657383" table:style-name="ce1">
            <text:p>16339.4331657383</text:p>
          </table:table-cell>
          <table:table-cell office:value-type="float" office:value="0.157131782945736" table:style-name="ce1">
            <text:p>0.157131782945736</text:p>
          </table:table-cell>
          <table:table-cell office:value-type="float" office:value="0.0322724367228472" table:style-name="ce1">
            <text:p>0.0322724367228472</text:p>
          </table:table-cell>
          <table:table-cell office:value-type="float" office:value="0.181622391161556" table:style-name="ce1">
            <text:p>0.181622391161556</text:p>
          </table:table-cell>
          <table:table-cell office:value-type="float" office:value="2.57956425615469" table:style-name="ce1">
            <text:p>2.57956425615469</text:p>
          </table:table-cell>
          <table:table-cell office:value-type="float" office:value="9895.85180886153" table:style-name="ce1">
            <text:p>9895.85180886153</text:p>
          </table:table-cell>
          <table:table-cell office:value-type="float" office:value="12623.0763586919" table:style-name="ce1">
            <text:p>12623.0763586919</text:p>
          </table:table-cell>
          <table:table-cell office:value-type="float" office:value="15934.9141017069" table:style-name="ce1">
            <text:p>15934.9141017069</text:p>
          </table:table-cell>
          <table:table-cell office:value-type="float" office:value="19654.7314653735" table:style-name="ce1">
            <text:p>19654.7314653735</text:p>
          </table:table-cell>
          <table:table-cell office:value-type="float" office:value="23202.555906381" table:style-name="ce1">
            <text:p>23202.555906381</text:p>
          </table:table-cell>
        </table:table-row>
        <table:table-row table:style-name="ro1">
          <table:table-cell office:value-type="string" table:style-name="ce1">
            <text:p>Leoben.female</text:p>
          </table:table-cell>
          <table:table-cell office:value-type="float" office:value="17389.354860605" table:style-name="ce1">
            <text:p>17389.354860605</text:p>
          </table:table-cell>
          <table:table-cell office:value-type="float" office:value="0.1248" table:style-name="ce1">
            <text:p>0.1248</text:p>
          </table:table-cell>
          <table:table-cell office:value-type="float" office:value="0.0249831347698398" table:style-name="ce1">
            <text:p>0.0249831347698398</text:p>
          </table:table-cell>
          <table:table-cell office:value-type="float" office:value="0.176862579118039" table:style-name="ce1">
            <text:p>0.176862579118039</text:p>
          </table:table-cell>
          <table:table-cell office:value-type="float" office:value="2.50869745242206" table:style-name="ce1">
            <text:p>2.50869745242206</text:p>
          </table:table-cell>
          <table:table-cell office:value-type="float" office:value="10794.2631069393" table:style-name="ce1">
            <text:p>10794.2631069393</text:p>
          </table:table-cell>
          <table:table-cell office:value-type="float" office:value="13510.976362758" table:style-name="ce1">
            <text:p>13510.976362758</text:p>
          </table:table-cell>
          <table:table-cell office:value-type="float" office:value="16978.5111433633" table:style-name="ce1">
            <text:p>16978.5111433633</text:p>
          </table:table-cell>
          <table:table-cell office:value-type="float" office:value="20862.8042795231" table:style-name="ce1">
            <text:p>20862.8042795231</text:p>
          </table:table-cell>
          <table:table-cell office:value-type="float" office:value="24470.4750091168" table:style-name="ce1">
            <text:p>24470.4750091168</text:p>
          </table:table-cell>
        </table:table-row>
        <table:table-row table:style-name="ro1">
          <table:table-cell office:value-type="string" table:style-name="ce1">
            <text:p>Leoben.male</text:p>
          </table:table-cell>
          <table:table-cell office:value-type="float" office:value="21490.1035802281" table:style-name="ce1">
            <text:p>21490.1035802281</text:p>
          </table:table-cell>
          <table:table-cell office:value-type="float" office:value="0.0530081300813008" table:style-name="ce1">
            <text:p>0.0530081300813008</text:p>
          </table:table-cell>
          <table:table-cell office:value-type="float" office:value="0.00947989634470604" table:style-name="ce1">
            <text:p>0.00947989634470604</text:p>
          </table:table-cell>
          <table:table-cell office:value-type="float" office:value="0.187164619339902" table:style-name="ce1">
            <text:p>0.187164619339902</text:p>
          </table:table-cell>
          <table:table-cell office:value-type="float" office:value="2.62280827346949" table:style-name="ce1">
            <text:p>2.62280827346949</text:p>
          </table:table-cell>
          <table:table-cell office:value-type="float" office:value="13031.7088092623" table:style-name="ce1">
            <text:p>13031.7088092623</text:p>
          </table:table-cell>
          <table:table-cell office:value-type="float" office:value="16480.6124719013" table:style-name="ce1">
            <text:p>16480.6124719013</text:p>
          </table:table-cell>
          <table:table-cell office:value-type="float" office:value="20690.8594167199" table:style-name="ce1">
            <text:p>20690.8594167199</text:p>
          </table:table-cell>
          <table:table-cell office:value-type="float" office:value="25655.6722642442" table:style-name="ce1">
            <text:p>25655.6722642442</text:p>
          </table:table-cell>
          <table:table-cell office:value-type="float" office:value="30803.6426462051" table:style-name="ce1">
            <text:p>30803.6426462051</text:p>
          </table:table-cell>
        </table:table-row>
        <table:table-row table:style-name="ro1">
          <table:table-cell office:value-type="string" table:style-name="ce1">
            <text:p>Lienz.female</text:p>
          </table:table-cell>
          <table:table-cell office:value-type="float" office:value="12221.9949532979" table:style-name="ce1">
            <text:p>12221.9949532979</text:p>
          </table:table-cell>
          <table:table-cell office:value-type="float" office:value="0.419649122807018" table:style-name="ce1">
            <text:p>0.419649122807018</text:p>
          </table:table-cell>
          <table:table-cell office:value-type="float" office:value="0.11706707235693" table:style-name="ce1">
            <text:p>0.11706707235693</text:p>
          </table:table-cell>
          <table:table-cell office:value-type="float" office:value="0.20935226464115" table:style-name="ce1">
            <text:p>0.20935226464115</text:p>
          </table:table-cell>
          <table:table-cell office:value-type="float" office:value="3.03538961518429" table:style-name="ce1">
            <text:p>3.03538961518429</text:p>
          </table:table-cell>
          <table:table-cell office:value-type="float" office:value="6752.21255957595" table:style-name="ce1">
            <text:p>6752.21255957595</text:p>
          </table:table-cell>
          <table:table-cell office:value-type="float" office:value="8990.20309421606" table:style-name="ce1">
            <text:p>8990.20309421606</text:p>
          </table:table-cell>
          <table:table-cell office:value-type="float" office:value="11815.5198524163" table:style-name="ce1">
            <text:p>11815.5198524163</text:p>
          </table:table-cell>
          <table:table-cell office:value-type="float" office:value="15046.9677864913" table:style-name="ce1">
            <text:p>15046.9677864913</text:p>
          </table:table-cell>
          <table:table-cell office:value-type="float" office:value="18061.9361175308" table:style-name="ce1">
            <text:p>18061.9361175308</text:p>
          </table:table-cell>
        </table:table-row>
        <table:table-row table:style-name="ro1">
          <table:table-cell office:value-type="string" table:style-name="ce1">
            <text:p>Lienz.male</text:p>
          </table:table-cell>
          <table:table-cell office:value-type="float" office:value="14472.2528052417" table:style-name="ce1">
            <text:p>14472.2528052417</text:p>
          </table:table-cell>
          <table:table-cell office:value-type="float" office:value="0.264324324324324" table:style-name="ce1">
            <text:p>0.264324324324324</text:p>
          </table:table-cell>
          <table:table-cell office:value-type="float" office:value="0.0653012086468381" table:style-name="ce1">
            <text:p>0.0653012086468381</text:p>
          </table:table-cell>
          <table:table-cell office:value-type="float" office:value="0.201477705516407" table:style-name="ce1">
            <text:p>0.201477705516407</text:p>
          </table:table-cell>
          <table:table-cell office:value-type="float" office:value="2.91766737955574" table:style-name="ce1">
            <text:p>2.91766737955574</text:p>
          </table:table-cell>
          <table:table-cell office:value-type="float" office:value="8194.63684367728" table:style-name="ce1">
            <text:p>8194.63684367728</text:p>
          </table:table-cell>
          <table:table-cell office:value-type="float" office:value="10821.448021953" table:style-name="ce1">
            <text:p>10821.448021953</text:p>
          </table:table-cell>
          <table:table-cell office:value-type="float" office:value="14067.9654030963" table:style-name="ce1">
            <text:p>14067.9654030963</text:p>
          </table:table-cell>
          <table:table-cell office:value-type="float" office:value="17639.4051002897" table:style-name="ce1">
            <text:p>17639.4051002897</text:p>
          </table:table-cell>
          <table:table-cell office:value-type="float" office:value="21233.607135839" table:style-name="ce1">
            <text:p>21233.607135839</text:p>
          </table:table-cell>
        </table:table-row>
        <table:table-row table:style-name="ro1">
          <table:table-cell office:value-type="string" table:style-name="ce1">
            <text:p>Liezen.female</text:p>
          </table:table-cell>
          <table:table-cell office:value-type="float" office:value="10952.2425970721" table:style-name="ce1">
            <text:p>10952.2425970721</text:p>
          </table:table-cell>
          <table:table-cell office:value-type="float" office:value="0.52952380952381" table:style-name="ce1">
            <text:p>0.52952380952381</text:p>
          </table:table-cell>
          <table:table-cell office:value-type="float" office:value="0.163296201517097" table:style-name="ce1">
            <text:p>0.163296201517097</text:p>
          </table:table-cell>
          <table:table-cell office:value-type="float" office:value="0.224228391876614" table:style-name="ce1">
            <text:p>0.224228391876614</text:p>
          </table:table-cell>
          <table:table-cell office:value-type="float" office:value="3.35605547634475" table:style-name="ce1">
            <text:p>3.35605547634475</text:p>
          </table:table-cell>
          <table:table-cell office:value-type="float" office:value="5681.35074153989" table:style-name="ce1">
            <text:p>5681.35074153989</text:p>
          </table:table-cell>
          <table:table-cell office:value-type="float" office:value="7846.74427403898" table:style-name="ce1">
            <text:p>7846.74427403898</text:p>
          </table:table-cell>
          <table:table-cell office:value-type="float" office:value="10615.0082710691" table:style-name="ce1">
            <text:p>10615.0082710691</text:p>
          </table:table-cell>
          <table:table-cell office:value-type="float" office:value="13631.363099469" table:style-name="ce1">
            <text:p>13631.363099469</text:p>
          </table:table-cell>
          <table:table-cell office:value-type="float" office:value="16732.244953045" table:style-name="ce1">
            <text:p>16732.244953045</text:p>
          </table:table-cell>
        </table:table-row>
        <table:table-row table:style-name="ro1">
          <table:table-cell office:value-type="string" table:style-name="ce1">
            <text:p>Liezen.male</text:p>
          </table:table-cell>
          <table:table-cell office:value-type="float" office:value="14232.4020226828" table:style-name="ce1">
            <text:p>14232.4020226828</text:p>
          </table:table-cell>
          <table:table-cell office:value-type="float" office:value="0.276916666666667" table:style-name="ce1">
            <text:p>0.276916666666667</text:p>
          </table:table-cell>
          <table:table-cell office:value-type="float" office:value="0.0673351752924582" table:style-name="ce1">
            <text:p>0.0673351752924582</text:p>
          </table:table-cell>
          <table:table-cell office:value-type="float" office:value="0.199543402713918" table:style-name="ce1">
            <text:p>0.199543402713918</text:p>
          </table:table-cell>
          <table:table-cell office:value-type="float" office:value="2.85275568411111" table:style-name="ce1">
            <text:p>2.85275568411111</text:p>
          </table:table-cell>
          <table:table-cell office:value-type="float" office:value="8158.40196381023" table:style-name="ce1">
            <text:p>8158.40196381023</text:p>
          </table:table-cell>
          <table:table-cell office:value-type="float" office:value="10686.0481614319" table:style-name="ce1">
            <text:p>10686.0481614319</text:p>
          </table:table-cell>
          <table:table-cell office:value-type="float" office:value="13842.1757939995" table:style-name="ce1">
            <text:p>13842.1757939995</text:p>
          </table:table-cell>
          <table:table-cell office:value-type="float" office:value="17351.2579289323" table:style-name="ce1">
            <text:p>17351.2579289323</text:p>
          </table:table-cell>
          <table:table-cell office:value-type="float" office:value="20826.023664545" table:style-name="ce1">
            <text:p>20826.023664545</text:p>
          </table:table-cell>
        </table:table-row>
        <table:table-row table:style-name="ro1">
          <table:table-cell office:value-type="string" table:style-name="ce1">
            <text:p>Lilienfeld.female</text:p>
          </table:table-cell>
          <table:table-cell office:value-type="float" office:value="14479.274742525" table:style-name="ce1">
            <text:p>14479.274742525</text:p>
          </table:table-cell>
          <table:table-cell office:value-type="float" office:value="0.286538461538462" table:style-name="ce1">
            <text:p>0.286538461538462</text:p>
          </table:table-cell>
          <table:table-cell office:value-type="float" office:value="0.0709488622755666" table:style-name="ce1">
            <text:p>0.0709488622755666</text:p>
          </table:table-cell>
          <table:table-cell office:value-type="float" office:value="0.195625131095141" table:style-name="ce1">
            <text:p>0.195625131095141</text:p>
          </table:table-cell>
          <table:table-cell office:value-type="float" office:value="2.71551268581255" table:style-name="ce1">
            <text:p>2.71551268581255</text:p>
          </table:table-cell>
          <table:table-cell office:value-type="float" office:value="8686.12367304037" table:style-name="ce1">
            <text:p>8686.12367304037</text:p>
          </table:table-cell>
          <table:table-cell office:value-type="float" office:value="11120.9975291418" table:style-name="ce1">
            <text:p>11120.9975291418</text:p>
          </table:table-cell>
          <table:table-cell office:value-type="float" office:value="14003.4416552032" table:style-name="ce1">
            <text:p>14003.4416552032</text:p>
          </table:table-cell>
          <table:table-cell office:value-type="float" office:value="17479.9865311486" table:style-name="ce1">
            <text:p>17479.9865311486</text:p>
          </table:table-cell>
          <table:table-cell office:value-type="float" office:value="20717.7728388231" table:style-name="ce1">
            <text:p>20717.7728388231</text:p>
          </table:table-cell>
        </table:table-row>
        <table:table-row table:style-name="ro1">
          <table:table-cell office:value-type="string" table:style-name="ce1">
            <text:p>Lilienfeld.male</text:p>
          </table:table-cell>
          <table:table-cell office:value-type="float" office:value="16601.9967176098" table:style-name="ce1">
            <text:p>16601.9967176098</text:p>
          </table:table-cell>
          <table:table-cell office:value-type="float" office:value="0.183061224489796" table:style-name="ce1">
            <text:p>0.183061224489796</text:p>
          </table:table-cell>
          <table:table-cell office:value-type="float" office:value="0.0412714649006144" table:style-name="ce1">
            <text:p>0.0412714649006144</text:p>
          </table:table-cell>
          <table:table-cell office:value-type="float" office:value="0.190645224004175" table:style-name="ce1">
            <text:p>0.190645224004175</text:p>
          </table:table-cell>
          <table:table-cell office:value-type="float" office:value="2.73711733906217" table:style-name="ce1">
            <text:p>2.73711733906217</text:p>
          </table:table-cell>
          <table:table-cell office:value-type="float" office:value="9967.35905238407" table:style-name="ce1">
            <text:p>9967.35905238407</text:p>
          </table:table-cell>
          <table:table-cell office:value-type="float" office:value="12689.4846227813" table:style-name="ce1">
            <text:p>12689.4846227813</text:p>
          </table:table-cell>
          <table:table-cell office:value-type="float" office:value="16075.3443715428" table:style-name="ce1">
            <text:p>16075.3443715428</text:p>
          </table:table-cell>
          <table:table-cell office:value-type="float" office:value="20086.1387968011" table:style-name="ce1">
            <text:p>20086.1387968011</text:p>
          </table:table-cell>
          <table:table-cell office:value-type="float" office:value="23736.9322395501" table:style-name="ce1">
            <text:p>23736.9322395501</text:p>
          </table:table-cell>
        </table:table-row>
        <table:table-row table:style-name="ro1">
          <table:table-cell office:value-type="string" table:style-name="ce1">
            <text:p>Linz-Land.female</text:p>
          </table:table-cell>
          <table:table-cell office:value-type="float" office:value="26037.7298806343" table:style-name="ce1">
            <text:p>26037.7298806343</text:p>
          </table:table-cell>
          <table:table-cell office:value-type="float" office:value="0.011869918699187" table:style-name="ce1">
            <text:p>0.011869918699187</text:p>
          </table:table-cell>
          <table:table-cell office:value-type="float" office:value="0.0018636656329235" table:style-name="ce1">
            <text:p>0.0018636656329235</text:p>
          </table:table-cell>
          <table:table-cell office:value-type="float" office:value="0.177626158299649" table:style-name="ce1">
            <text:p>0.177626158299649</text:p>
          </table:table-cell>
          <table:table-cell office:value-type="float" office:value="2.46926428057496" table:style-name="ce1">
            <text:p>2.46926428057496</text:p>
          </table:table-cell>
          <table:table-cell office:value-type="float" office:value="16556.6395023099" table:style-name="ce1">
            <text:p>16556.6395023099</text:p>
          </table:table-cell>
          <table:table-cell office:value-type="float" office:value="20250.2807397002" table:style-name="ce1">
            <text:p>20250.2807397002</text:p>
          </table:table-cell>
          <table:table-cell office:value-type="float" office:value="24870.0375588079" table:style-name="ce1">
            <text:p>24870.0375588079</text:p>
          </table:table-cell>
          <table:table-cell office:value-type="float" office:value="30552.6940751727" table:style-name="ce1">
            <text:p>30552.6940751727</text:p>
          </table:table-cell>
          <table:table-cell office:value-type="float" office:value="37123.6304885861" table:style-name="ce1">
            <text:p>37123.6304885861</text:p>
          </table:table-cell>
        </table:table-row>
        <table:table-row table:style-name="ro1">
          <table:table-cell office:value-type="string" table:style-name="ce1">
            <text:p>Linz-Land.male</text:p>
          </table:table-cell>
          <table:table-cell office:value-type="float" office:value="27186.5260579303" table:style-name="ce1">
            <text:p>27186.5260579303</text:p>
          </table:table-cell>
          <table:table-cell office:value-type="float" office:value="0.0125992779783393" table:style-name="ce1">
            <text:p>0.0125992779783393</text:p>
          </table:table-cell>
          <table:table-cell office:value-type="float" office:value="0.00184803067588926" table:style-name="ce1">
            <text:p>0.00184803067588926</text:p>
          </table:table-cell>
          <table:table-cell office:value-type="float" office:value="0.208806605543792" table:style-name="ce1">
            <text:p>0.208806605543792</text:p>
          </table:table-cell>
          <table:table-cell office:value-type="float" office:value="2.82813563700959" table:style-name="ce1">
            <text:p>2.82813563700959</text:p>
          </table:table-cell>
          <table:table-cell office:value-type="float" office:value="16248.1205353888" table:style-name="ce1">
            <text:p>16248.1205353888</text:p>
          </table:table-cell>
          <table:table-cell office:value-type="float" office:value="20064.7939612106" table:style-name="ce1">
            <text:p>20064.7939612106</text:p>
          </table:table-cell>
          <table:table-cell office:value-type="float" office:value="24986.3668676548" table:style-name="ce1">
            <text:p>24986.3668676548</text:p>
          </table:table-cell>
          <table:table-cell office:value-type="float" office:value="31487.2478691417" table:style-name="ce1">
            <text:p>31487.2478691417</text:p>
          </table:table-cell>
          <table:table-cell office:value-type="float" office:value="39819.6724128298" table:style-name="ce1">
            <text:p>39819.6724128298</text:p>
          </table:table-cell>
        </table:table-row>
        <table:table-row table:style-name="ro1">
          <table:table-cell office:value-type="string" table:style-name="ce1">
            <text:p>Linz (Stadt).female</text:p>
          </table:table-cell>
          <table:table-cell office:value-type="float" office:value="20341.6263838352" table:style-name="ce1">
            <text:p>20341.6263838352</text:p>
          </table:table-cell>
          <table:table-cell office:value-type="float" office:value="0.0529078014184397" table:style-name="ce1">
            <text:p>0.0529078014184397</text:p>
          </table:table-cell>
          <table:table-cell office:value-type="float" office:value="0.0094169146481412" table:style-name="ce1">
            <text:p>0.0094169146481412</text:p>
          </table:table-cell>
          <table:table-cell office:value-type="float" office:value="0.172180855717337" table:style-name="ce1">
            <text:p>0.172180855717337</text:p>
          </table:table-cell>
          <table:table-cell office:value-type="float" office:value="2.41022503050774" table:style-name="ce1">
            <text:p>2.41022503050774</text:p>
          </table:table-cell>
          <table:table-cell office:value-type="float" office:value="12934.3142147899" table:style-name="ce1">
            <text:p>12934.3142147899</text:p>
          </table:table-cell>
          <table:table-cell office:value-type="float" office:value="15923.3987002054" table:style-name="ce1">
            <text:p>15923.3987002054</text:p>
          </table:table-cell>
          <table:table-cell office:value-type="float" office:value="19772.0739685648" table:style-name="ce1">
            <text:p>19772.0739685648</text:p>
          </table:table-cell>
          <table:table-cell office:value-type="float" office:value="24132.7811802417" table:style-name="ce1">
            <text:p>24132.7811802417</text:p>
          </table:table-cell>
          <table:table-cell office:value-type="float" office:value="28522.6055655393" table:style-name="ce1">
            <text:p>28522.6055655393</text:p>
          </table:table-cell>
        </table:table-row>
        <table:table-row table:style-name="ro1">
          <table:table-cell office:value-type="string" table:style-name="ce1">
            <text:p>Linz (Stadt).male</text:p>
          </table:table-cell>
          <table:table-cell office:value-type="float" office:value="22878.4542314901" table:style-name="ce1">
            <text:p>22878.4542314901</text:p>
          </table:table-cell>
          <table:table-cell office:value-type="float" office:value="0.0321728395061728" table:style-name="ce1">
            <text:p>0.0321728395061728</text:p>
          </table:table-cell>
          <table:table-cell office:value-type="float" office:value="0.00536310180043748" table:style-name="ce1">
            <text:p>0.00536310180043748</text:p>
          </table:table-cell>
          <table:table-cell office:value-type="float" office:value="0.187731909826179" table:style-name="ce1">
            <text:p>0.187731909826179</text:p>
          </table:table-cell>
          <table:table-cell office:value-type="float" office:value="2.60574442498889" table:style-name="ce1">
            <text:p>2.60574442498889</text:p>
          </table:table-cell>
          <table:table-cell office:value-type="float" office:value="13941.7579591916" table:style-name="ce1">
            <text:p>13941.7579591916</text:p>
          </table:table-cell>
          <table:table-cell office:value-type="float" office:value="17431.8536017095" table:style-name="ce1">
            <text:p>17431.8536017095</text:p>
          </table:table-cell>
          <table:table-cell office:value-type="float" office:value="21842.8113324278" table:style-name="ce1">
            <text:p>21842.8113324278</text:p>
          </table:table-cell>
          <table:table-cell office:value-type="float" office:value="27147.5867596868" table:style-name="ce1">
            <text:p>27147.5867596868</text:p>
          </table:table-cell>
          <table:table-cell office:value-type="float" office:value="33170.8816159606" table:style-name="ce1">
            <text:p>33170.8816159606</text:p>
          </table:table-cell>
        </table:table-row>
        <table:table-row table:style-name="ro1">
          <table:table-cell office:value-type="string" table:style-name="ce1">
            <text:p>Mattersburg.female</text:p>
          </table:table-cell>
          <table:table-cell office:value-type="float" office:value="22162.5965042143" table:style-name="ce1">
            <text:p>22162.5965042143</text:p>
          </table:table-cell>
          <table:table-cell office:value-type="float" office:value="0.07" table:style-name="ce1">
            <text:p>0.07</text:p>
          </table:table-cell>
          <table:table-cell office:value-type="float" office:value="0.0143452657286642" table:style-name="ce1">
            <text:p>0.0143452657286642</text:p>
          </table:table-cell>
          <table:table-cell office:value-type="float" office:value="0.190498581378398" table:style-name="ce1">
            <text:p>0.190498581378398</text:p>
          </table:table-cell>
          <table:table-cell office:value-type="float" office:value="2.75638084528288" table:style-name="ce1">
            <text:p>2.75638084528288</text:p>
          </table:table-cell>
          <table:table-cell office:value-type="float" office:value="13170.8979536519" table:style-name="ce1">
            <text:p>13170.8979536519</text:p>
          </table:table-cell>
          <table:table-cell office:value-type="float" office:value="16876.9487211977" table:style-name="ce1">
            <text:p>16876.9487211977</text:p>
          </table:table-cell>
          <table:table-cell office:value-type="float" office:value="21840.4278410561" table:style-name="ce1">
            <text:p>21840.4278410561</text:p>
          </table:table-cell>
          <table:table-cell office:value-type="float" office:value="26402.8851061274" table:style-name="ce1">
            <text:p>26402.8851061274</text:p>
          </table:table-cell>
          <table:table-cell office:value-type="float" office:value="31177.8848116749" table:style-name="ce1">
            <text:p>31177.8848116749</text:p>
          </table:table-cell>
        </table:table-row>
        <table:table-row table:style-name="ro1">
          <table:table-cell office:value-type="string" table:style-name="ce1">
            <text:p>Mattersburg.male</text:p>
          </table:table-cell>
          <table:table-cell office:value-type="float" office:value="21935.3117550109" table:style-name="ce1">
            <text:p>21935.3117550109</text:p>
          </table:table-cell>
          <table:table-cell office:value-type="float" office:value="0.0733333333333333" table:style-name="ce1">
            <text:p>0.0733333333333333</text:p>
          </table:table-cell>
          <table:table-cell office:value-type="float" office:value="0.0145067870501075" table:style-name="ce1">
            <text:p>0.0145067870501075</text:p>
          </table:table-cell>
          <table:table-cell office:value-type="float" office:value="0.207044580639124" table:style-name="ce1">
            <text:p>0.207044580639124</text:p>
          </table:table-cell>
          <table:table-cell office:value-type="float" office:value="2.87886536521967" table:style-name="ce1">
            <text:p>2.87886536521967</text:p>
          </table:table-cell>
          <table:table-cell office:value-type="float" office:value="12803.1737164742" table:style-name="ce1">
            <text:p>12803.1737164742</text:p>
          </table:table-cell>
          <table:table-cell office:value-type="float" office:value="16172.3021112093" table:style-name="ce1">
            <text:p>16172.3021112093</text:p>
          </table:table-cell>
          <table:table-cell office:value-type="float" office:value="20618.3814202211" table:style-name="ce1">
            <text:p>20618.3814202211</text:p>
          </table:table-cell>
          <table:table-cell office:value-type="float" office:value="26224.8208642387" table:style-name="ce1">
            <text:p>26224.8208642387</text:p>
          </table:table-cell>
          <table:table-cell office:value-type="float" office:value="32729.5761207321" table:style-name="ce1">
            <text:p>32729.5761207321</text:p>
          </table:table-cell>
        </table:table-row>
        <table:table-row table:style-name="ro1">
          <table:table-cell office:value-type="string" table:style-name="ce1">
            <text:p>Melk.female</text:p>
          </table:table-cell>
          <table:table-cell office:value-type="float" office:value="11576.0223724706" table:style-name="ce1">
            <text:p>11576.0223724706</text:p>
          </table:table-cell>
          <table:table-cell office:value-type="float" office:value="0.478105263157895" table:style-name="ce1">
            <text:p>0.478105263157895</text:p>
          </table:table-cell>
          <table:table-cell office:value-type="float" office:value="0.142456656651587" table:style-name="ce1">
            <text:p>0.142456656651587</text:p>
          </table:table-cell>
          <table:table-cell office:value-type="float" office:value="0.220386738737895" table:style-name="ce1">
            <text:p>0.220386738737895</text:p>
          </table:table-cell>
          <table:table-cell office:value-type="float" office:value="3.29086729887263" table:style-name="ce1">
            <text:p>3.29086729887263</text:p>
          </table:table-cell>
          <table:table-cell office:value-type="float" office:value="6038.50395346386" table:style-name="ce1">
            <text:p>6038.50395346386</text:p>
          </table:table-cell>
          <table:table-cell office:value-type="float" office:value="8408.79467927742" table:style-name="ce1">
            <text:p>8408.79467927742</text:p>
          </table:table-cell>
          <table:table-cell office:value-type="float" office:value="11252.7256203519" table:style-name="ce1">
            <text:p>11252.7256203519</text:p>
          </table:table-cell>
          <table:table-cell office:value-type="float" office:value="14309.8654779814" table:style-name="ce1">
            <text:p>14309.8654779814</text:p>
          </table:table-cell>
          <table:table-cell office:value-type="float" office:value="17396.3637272154" table:style-name="ce1">
            <text:p>17396.3637272154</text:p>
          </table:table-cell>
        </table:table-row>
        <table:table-row table:style-name="ro1">
          <table:table-cell office:value-type="string" table:style-name="ce1">
            <text:p>Melk.male</text:p>
          </table:table-cell>
          <table:table-cell office:value-type="float" office:value="13006.8831321733" table:style-name="ce1">
            <text:p>13006.8831321733</text:p>
          </table:table-cell>
          <table:table-cell office:value-type="float" office:value="0.372520325203252" table:style-name="ce1">
            <text:p>0.372520325203252</text:p>
          </table:table-cell>
          <table:table-cell office:value-type="float" office:value="0.103091872893925" table:style-name="ce1">
            <text:p>0.103091872893925</text:p>
          </table:table-cell>
          <table:table-cell office:value-type="float" office:value="0.220484920149434" table:style-name="ce1">
            <text:p>0.220484920149434</text:p>
          </table:table-cell>
          <table:table-cell office:value-type="float" office:value="3.24086592050241" table:style-name="ce1">
            <text:p>3.24086592050241</text:p>
          </table:table-cell>
          <table:table-cell office:value-type="float" office:value="6781.5361779307" table:style-name="ce1">
            <text:p>6781.5361779307</text:p>
          </table:table-cell>
          <table:table-cell office:value-type="float" office:value="9345.05661590498" table:style-name="ce1">
            <text:p>9345.05661590498</text:p>
          </table:table-cell>
          <table:table-cell office:value-type="float" office:value="12623.6826504417" table:style-name="ce1">
            <text:p>12623.6826504417</text:p>
          </table:table-cell>
          <table:table-cell office:value-type="float" office:value="16215.9893924726" table:style-name="ce1">
            <text:p>16215.9893924726</text:p>
          </table:table-cell>
          <table:table-cell office:value-type="float" office:value="19613.6557420642" table:style-name="ce1">
            <text:p>19613.6557420642</text:p>
          </table:table-cell>
        </table:table-row>
        <table:table-row table:style-name="ro1">
          <table:table-cell office:value-type="string" table:style-name="ce1">
            <text:p>Mistelbach.female</text:p>
          </table:table-cell>
          <table:table-cell office:value-type="float" office:value="18516.3495723785" table:style-name="ce1">
            <text:p>18516.3495723785</text:p>
          </table:table-cell>
          <table:table-cell office:value-type="float" office:value="0.106363636363636" table:style-name="ce1">
            <text:p>0.106363636363636</text:p>
          </table:table-cell>
          <table:table-cell office:value-type="float" office:value="0.0207268025081353" table:style-name="ce1">
            <text:p>0.0207268025081353</text:p>
          </table:table-cell>
          <table:table-cell office:value-type="float" office:value="0.186246429808832" table:style-name="ce1">
            <text:p>0.186246429808832</text:p>
          </table:table-cell>
          <table:table-cell office:value-type="float" office:value="2.60541030936398" table:style-name="ce1">
            <text:p>2.60541030936398</text:p>
          </table:table-cell>
          <table:table-cell office:value-type="float" office:value="11167.5084897494" table:style-name="ce1">
            <text:p>11167.5084897494</text:p>
          </table:table-cell>
          <table:table-cell office:value-type="float" office:value="14229.332879883" table:style-name="ce1">
            <text:p>14229.332879883</text:p>
          </table:table-cell>
          <table:table-cell office:value-type="float" office:value="18021.746589385" table:style-name="ce1">
            <text:p>18021.746589385</text:p>
          </table:table-cell>
          <table:table-cell office:value-type="float" office:value="22132.9734866747" table:style-name="ce1">
            <text:p>22132.9734866747</text:p>
          </table:table-cell>
          <table:table-cell office:value-type="float" office:value="26507.1966807273" table:style-name="ce1">
            <text:p>26507.1966807273</text:p>
          </table:table-cell>
        </table:table-row>
        <table:table-row table:style-name="ro1">
          <table:table-cell office:value-type="string" table:style-name="ce1">
            <text:p>Mistelbach.male</text:p>
          </table:table-cell>
          <table:table-cell office:value-type="float" office:value="20036.5665966213" table:style-name="ce1">
            <text:p>20036.5665966213</text:p>
          </table:table-cell>
          <table:table-cell office:value-type="float" office:value="0.0617931034482759" table:style-name="ce1">
            <text:p>0.0617931034482759</text:p>
          </table:table-cell>
          <table:table-cell office:value-type="float" office:value="0.0113233937011051" table:style-name="ce1">
            <text:p>0.0113233937011051</text:p>
          </table:table-cell>
          <table:table-cell office:value-type="float" office:value="0.179571789036" table:style-name="ce1">
            <text:p>0.179571789036</text:p>
          </table:table-cell>
          <table:table-cell office:value-type="float" office:value="2.52105700072312" table:style-name="ce1">
            <text:p>2.52105700072312</text:p>
          </table:table-cell>
          <table:table-cell office:value-type="float" office:value="12378.6393721098" table:style-name="ce1">
            <text:p>12378.6393721098</text:p>
          </table:table-cell>
          <table:table-cell office:value-type="float" office:value="15502.3692765279" table:style-name="ce1">
            <text:p>15502.3692765279</text:p>
          </table:table-cell>
          <table:table-cell office:value-type="float" office:value="19411.8758719552" table:style-name="ce1">
            <text:p>19411.8758719552</text:p>
          </table:table-cell>
          <table:table-cell office:value-type="float" office:value="23802.343005383" table:style-name="ce1">
            <text:p>23802.343005383</text:p>
          </table:table-cell>
          <table:table-cell office:value-type="float" office:value="28383.7284991561" table:style-name="ce1">
            <text:p>28383.7284991561</text:p>
          </table:table-cell>
        </table:table-row>
        <table:table-row table:style-name="ro1">
          <table:table-cell office:value-type="string" table:style-name="ce1">
            <text:p>Mödling.female</text:p>
          </table:table-cell>
          <table:table-cell office:value-type="float" office:value="37620.0542052678" table:style-name="ce1">
            <text:p>37620.0542052678</text:p>
          </table:table-cell>
          <table:table-cell office:value-type="float" office:value="0.00196428571428571" table:style-name="ce1">
            <text:p>0.00196428571428571</text:p>
          </table:table-cell>
          <table:table-cell office:value-type="float" office:value="0.000287438246066653" table:style-name="ce1">
            <text:p>0.000287438246066653</text:p>
          </table:table-cell>
          <table:table-cell office:value-type="float" office:value="0.230020235497412" table:style-name="ce1">
            <text:p>0.230020235497412</text:p>
          </table:table-cell>
          <table:table-cell office:value-type="float" office:value="3.10101562885378" table:style-name="ce1">
            <text:p>3.10101562885378</text:p>
          </table:table-cell>
          <table:table-cell office:value-type="float" office:value="21519.2177169665" table:style-name="ce1">
            <text:p>21519.2177169665</text:p>
          </table:table-cell>
          <table:table-cell office:value-type="float" office:value="26378.5832802301" table:style-name="ce1">
            <text:p>26378.5832802301</text:p>
          </table:table-cell>
          <table:table-cell office:value-type="float" office:value="33566.2608296764" table:style-name="ce1">
            <text:p>33566.2608296764</text:p>
          </table:table-cell>
          <table:table-cell office:value-type="float" office:value="43999.2582173591" table:style-name="ce1">
            <text:p>43999.2582173591</text:p>
          </table:table-cell>
          <table:table-cell office:value-type="float" office:value="56769.1332049085" table:style-name="ce1">
            <text:p>56769.1332049085</text:p>
          </table:table-cell>
        </table:table-row>
        <table:table-row table:style-name="ro1">
          <table:table-cell office:value-type="string" table:style-name="ce1">
            <text:p>Mödling.male</text:p>
          </table:table-cell>
          <table:table-cell office:value-type="float" office:value="43621.7739667728" table:style-name="ce1">
            <text:p>43621.7739667728</text:p>
          </table:table-cell>
          <table:table-cell office:value-type="float" office:value="0.00251162790697674" table:style-name="ce1">
            <text:p>0.00251162790697674</text:p>
          </table:table-cell>
          <table:table-cell office:value-type="float" office:value="0.000296993738954122" table:style-name="ce1">
            <text:p>0.000296993738954122</text:p>
          </table:table-cell>
          <table:table-cell office:value-type="float" office:value="0.245577521413202" table:style-name="ce1">
            <text:p>0.245577521413202</text:p>
          </table:table-cell>
          <table:table-cell office:value-type="float" office:value="3.47465185138419" table:style-name="ce1">
            <text:p>3.47465185138419</text:p>
          </table:table-cell>
          <table:table-cell office:value-type="float" office:value="22460.660397212" table:style-name="ce1">
            <text:p>22460.660397212</text:p>
          </table:table-cell>
          <table:table-cell office:value-type="float" office:value="29030.0827290136" table:style-name="ce1">
            <text:p>29030.0827290136</text:p>
          </table:table-cell>
          <table:table-cell office:value-type="float" office:value="39741.5386698793" table:style-name="ce1">
            <text:p>39741.5386698793</text:p>
          </table:table-cell>
          <table:table-cell office:value-type="float" office:value="53827.5863922656" table:style-name="ce1">
            <text:p>53827.5863922656</text:p>
          </table:table-cell>
          <table:table-cell office:value-type="float" office:value="70500.9097679656" table:style-name="ce1">
            <text:p>70500.9097679656</text:p>
          </table:table-cell>
        </table:table-row>
        <table:table-row table:style-name="ro1">
          <table:table-cell office:value-type="string" table:style-name="ce1">
            <text:p>Murau.female</text:p>
          </table:table-cell>
          <table:table-cell office:value-type="float" office:value="12560.6075604775" table:style-name="ce1">
            <text:p>12560.6075604775</text:p>
          </table:table-cell>
          <table:table-cell office:value-type="float" office:value="0.405957446808511" table:style-name="ce1">
            <text:p>0.405957446808511</text:p>
          </table:table-cell>
          <table:table-cell office:value-type="float" office:value="0.112466339086723" table:style-name="ce1">
            <text:p>0.112466339086723</text:p>
          </table:table-cell>
          <table:table-cell office:value-type="float" office:value="0.205947202155269" table:style-name="ce1">
            <text:p>0.205947202155269</text:p>
          </table:table-cell>
          <table:table-cell office:value-type="float" office:value="2.99037088086229" table:style-name="ce1">
            <text:p>2.99037088086229</text:p>
          </table:table-cell>
          <table:table-cell office:value-type="float" office:value="7005.35549452485" table:style-name="ce1">
            <text:p>7005.35549452485</text:p>
          </table:table-cell>
          <table:table-cell office:value-type="float" office:value="9347.54313655792" table:style-name="ce1">
            <text:p>9347.54313655792</text:p>
          </table:table-cell>
          <table:table-cell office:value-type="float" office:value="12207.0562816874" table:style-name="ce1">
            <text:p>12207.0562816874</text:p>
          </table:table-cell>
          <table:table-cell office:value-type="float" office:value="15378.4359571254" table:style-name="ce1">
            <text:p>15378.4359571254</text:p>
          </table:table-cell>
          <table:table-cell office:value-type="float" office:value="18397.2224307288" table:style-name="ce1">
            <text:p>18397.2224307288</text:p>
          </table:table-cell>
        </table:table-row>
        <table:table-row table:style-name="ro1">
          <table:table-cell office:value-type="string" table:style-name="ce1">
            <text:p>Murau.male</text:p>
          </table:table-cell>
          <table:table-cell office:value-type="float" office:value="15529.3592192822" table:style-name="ce1">
            <text:p>15529.3592192822</text:p>
          </table:table-cell>
          <table:table-cell office:value-type="float" office:value="0.202647058823529" table:style-name="ce1">
            <text:p>0.202647058823529</text:p>
          </table:table-cell>
          <table:table-cell office:value-type="float" office:value="0.0456305281134664" table:style-name="ce1">
            <text:p>0.0456305281134664</text:p>
          </table:table-cell>
          <table:table-cell office:value-type="float" office:value="0.176712599619451" table:style-name="ce1">
            <text:p>0.176712599619451</text:p>
          </table:table-cell>
          <table:table-cell office:value-type="float" office:value="2.56320581703526" table:style-name="ce1">
            <text:p>2.56320581703526</text:p>
          </table:table-cell>
          <table:table-cell office:value-type="float" office:value="9781.34235715733" table:style-name="ce1">
            <text:p>9781.34235715733</text:p>
          </table:table-cell>
          <table:table-cell office:value-type="float" office:value="12122.5242659957" table:style-name="ce1">
            <text:p>12122.5242659957</text:p>
          </table:table-cell>
          <table:table-cell office:value-type="float" office:value="15186.7307780082" table:style-name="ce1">
            <text:p>15186.7307780082</text:p>
          </table:table-cell>
          <table:table-cell office:value-type="float" office:value="18486.173079748" table:style-name="ce1">
            <text:p>18486.173079748</text:p>
          </table:table-cell>
          <table:table-cell office:value-type="float" office:value="21735.3764923294" table:style-name="ce1">
            <text:p>21735.3764923294</text:p>
          </table:table-cell>
        </table:table-row>
        <table:table-row table:style-name="ro1">
          <table:table-cell office:value-type="string" table:style-name="ce1">
            <text:p>Murtal.female</text:p>
          </table:table-cell>
          <table:table-cell office:value-type="float" office:value="19781.7410589026" table:style-name="ce1">
            <text:p>19781.7410589026</text:p>
          </table:table-cell>
          <table:table-cell office:value-type="float" office:value="0.070126582278481" table:style-name="ce1">
            <text:p>0.070126582278481</text:p>
          </table:table-cell>
          <table:table-cell office:value-type="float" office:value="0.0125822889644643" table:style-name="ce1">
            <text:p>0.0125822889644643</text:p>
          </table:table-cell>
          <table:table-cell office:value-type="float" office:value="0.173916858288014" table:style-name="ce1">
            <text:p>0.173916858288014</text:p>
          </table:table-cell>
          <table:table-cell office:value-type="float" office:value="2.47851736096809" table:style-name="ce1">
            <text:p>2.47851736096809</text:p>
          </table:table-cell>
          <table:table-cell office:value-type="float" office:value="12403.6085523962" table:style-name="ce1">
            <text:p>12403.6085523962</text:p>
          </table:table-cell>
          <table:table-cell office:value-type="float" office:value="15521.9136588021" table:style-name="ce1">
            <text:p>15521.9136588021</text:p>
          </table:table-cell>
          <table:table-cell office:value-type="float" office:value="19276.5878903788" table:style-name="ce1">
            <text:p>19276.5878903788</text:p>
          </table:table-cell>
          <table:table-cell office:value-type="float" office:value="23613.965725072" table:style-name="ce1">
            <text:p>23613.965725072</text:p>
          </table:table-cell>
          <table:table-cell office:value-type="float" office:value="27852.9253012027" table:style-name="ce1">
            <text:p>27852.9253012027</text:p>
          </table:table-cell>
        </table:table-row>
        <table:table-row table:style-name="ro1">
          <table:table-cell office:value-type="string" table:style-name="ce1">
            <text:p>Murtal.male</text:p>
          </table:table-cell>
          <table:table-cell office:value-type="float" office:value="20452.5387182864" table:style-name="ce1">
            <text:p>20452.5387182864</text:p>
          </table:table-cell>
          <table:table-cell office:value-type="float" office:value="0.0673228346456693" table:style-name="ce1">
            <text:p>0.0673228346456693</text:p>
          </table:table-cell>
          <table:table-cell office:value-type="float" office:value="0.0119051317687854" table:style-name="ce1">
            <text:p>0.0119051317687854</text:p>
          </table:table-cell>
          <table:table-cell office:value-type="float" office:value="0.196051945715664" table:style-name="ce1">
            <text:p>0.196051945715664</text:p>
          </table:table-cell>
          <table:table-cell office:value-type="float" office:value="2.7135299483386" table:style-name="ce1">
            <text:p>2.7135299483386</text:p>
          </table:table-cell>
          <table:table-cell office:value-type="float" office:value="12217.6359989486" table:style-name="ce1">
            <text:p>12217.6359989486</text:p>
          </table:table-cell>
          <table:table-cell office:value-type="float" office:value="15312.2306036156" table:style-name="ce1">
            <text:p>15312.2306036156</text:p>
          </table:table-cell>
          <table:table-cell office:value-type="float" office:value="19440.128151722" table:style-name="ce1">
            <text:p>19440.128151722</text:p>
          </table:table-cell>
          <table:table-cell office:value-type="float" office:value="24451.474975978" table:style-name="ce1">
            <text:p>24451.474975978</text:p>
          </table:table-cell>
          <table:table-cell office:value-type="float" office:value="29762.843657756" table:style-name="ce1">
            <text:p>29762.843657756</text:p>
          </table:table-cell>
        </table:table-row>
        <table:table-row table:style-name="ro1">
          <table:table-cell office:value-type="string" table:style-name="ce1">
            <text:p>Neunkirchen.female</text:p>
          </table:table-cell>
          <table:table-cell office:value-type="float" office:value="15137.9760489213" table:style-name="ce1">
            <text:p>15137.9760489213</text:p>
          </table:table-cell>
          <table:table-cell office:value-type="float" office:value="0.224886363636364" table:style-name="ce1">
            <text:p>0.224886363636364</text:p>
          </table:table-cell>
          <table:table-cell office:value-type="float" office:value="0.0520886269024918" table:style-name="ce1">
            <text:p>0.0520886269024918</text:p>
          </table:table-cell>
          <table:table-cell office:value-type="float" office:value="0.191626509217702" table:style-name="ce1">
            <text:p>0.191626509217702</text:p>
          </table:table-cell>
          <table:table-cell office:value-type="float" office:value="2.73224726168093" table:style-name="ce1">
            <text:p>2.73224726168093</text:p>
          </table:table-cell>
          <table:table-cell office:value-type="float" office:value="8929.49502515757" table:style-name="ce1">
            <text:p>8929.49502515757</text:p>
          </table:table-cell>
          <table:table-cell office:value-type="float" office:value="11531.8154250383" table:style-name="ce1">
            <text:p>11531.8154250383</text:p>
          </table:table-cell>
          <table:table-cell office:value-type="float" office:value="14754.5512331072" table:style-name="ce1">
            <text:p>14754.5512331072</text:p>
          </table:table-cell>
          <table:table-cell office:value-type="float" office:value="18265.8587929868" table:style-name="ce1">
            <text:p>18265.8587929868</text:p>
          </table:table-cell>
          <table:table-cell office:value-type="float" office:value="21939.2985055475" table:style-name="ce1">
            <text:p>21939.2985055475</text:p>
          </table:table-cell>
        </table:table-row>
        <table:table-row table:style-name="ro1">
          <table:table-cell office:value-type="string" table:style-name="ce1">
            <text:p>Neunkirchen.male</text:p>
          </table:table-cell>
          <table:table-cell office:value-type="float" office:value="16381.1104870202" table:style-name="ce1">
            <text:p>16381.1104870202</text:p>
          </table:table-cell>
          <table:table-cell office:value-type="float" office:value="0.153589743589744" table:style-name="ce1">
            <text:p>0.153589743589744</text:p>
          </table:table-cell>
          <table:table-cell office:value-type="float" office:value="0.0310333345418318" table:style-name="ce1">
            <text:p>0.0310333345418318</text:p>
          </table:table-cell>
          <table:table-cell office:value-type="float" office:value="0.180178668344171" table:style-name="ce1">
            <text:p>0.180178668344171</text:p>
          </table:table-cell>
          <table:table-cell office:value-type="float" office:value="2.54356972163275" table:style-name="ce1">
            <text:p>2.54356972163275</text:p>
          </table:table-cell>
          <table:table-cell office:value-type="float" office:value="9921.67791785556" table:style-name="ce1">
            <text:p>9921.67791785556</text:p>
          </table:table-cell>
          <table:table-cell office:value-type="float" office:value="12707.0799638138" table:style-name="ce1">
            <text:p>12707.0799638138</text:p>
          </table:table-cell>
          <table:table-cell office:value-type="float" office:value="16031.85829366" table:style-name="ce1">
            <text:p>16031.85829366</text:p>
          </table:table-cell>
          <table:table-cell office:value-type="float" office:value="19714.6874165028" table:style-name="ce1">
            <text:p>19714.6874165028</text:p>
          </table:table-cell>
          <table:table-cell office:value-type="float" office:value="23227.5358120007" table:style-name="ce1">
            <text:p>23227.5358120007</text:p>
          </table:table-cell>
        </table:table-row>
        <table:table-row table:style-name="ro1">
          <table:table-cell office:value-type="string" table:style-name="ce1">
            <text:p>Neusiedl am See.female</text:p>
          </table:table-cell>
          <table:table-cell office:value-type="float" office:value="18912.817338838" table:style-name="ce1">
            <text:p>18912.817338838</text:p>
          </table:table-cell>
          <table:table-cell office:value-type="float" office:value="0.0872972972972973" table:style-name="ce1">
            <text:p>0.0872972972972973</text:p>
          </table:table-cell>
          <table:table-cell office:value-type="float" office:value="0.0165832473248931" table:style-name="ce1">
            <text:p>0.0165832473248931</text:p>
          </table:table-cell>
          <table:table-cell office:value-type="float" office:value="0.175609294202747" table:style-name="ce1">
            <text:p>0.175609294202747</text:p>
          </table:table-cell>
          <table:table-cell office:value-type="float" office:value="2.46523751527699" table:style-name="ce1">
            <text:p>2.46523751527699</text:p>
          </table:table-cell>
          <table:table-cell office:value-type="float" office:value="11833.7815800168" table:style-name="ce1">
            <text:p>11833.7815800168</text:p>
          </table:table-cell>
          <table:table-cell office:value-type="float" office:value="14777.7948506119" table:style-name="ce1">
            <text:p>14777.7948506119</text:p>
          </table:table-cell>
          <table:table-cell office:value-type="float" office:value="18467.5579979074" table:style-name="ce1">
            <text:p>18467.5579979074</text:p>
          </table:table-cell>
          <table:table-cell office:value-type="float" office:value="22556.8851741248" table:style-name="ce1">
            <text:p>22556.8851741248</text:p>
          </table:table-cell>
          <table:table-cell office:value-type="float" office:value="26448.4732622889" table:style-name="ce1">
            <text:p>26448.4732622889</text:p>
          </table:table-cell>
        </table:table-row>
        <table:table-row table:style-name="ro1">
          <table:table-cell office:value-type="string" table:style-name="ce1">
            <text:p>Neusiedl am See.male</text:p>
          </table:table-cell>
          <table:table-cell office:value-type="float" office:value="19147.229186818" table:style-name="ce1">
            <text:p>19147.229186818</text:p>
          </table:table-cell>
          <table:table-cell office:value-type="float" office:value="0.0827966101694915" table:style-name="ce1">
            <text:p>0.0827966101694915</text:p>
          </table:table-cell>
          <table:table-cell office:value-type="float" office:value="0.0146785519496802" table:style-name="ce1">
            <text:p>0.0146785519496802</text:p>
          </table:table-cell>
          <table:table-cell office:value-type="float" office:value="0.182847826407006" table:style-name="ce1">
            <text:p>0.182847826407006</text:p>
          </table:table-cell>
          <table:table-cell office:value-type="float" office:value="2.5647153949796" table:style-name="ce1">
            <text:p>2.5647153949796</text:p>
          </table:table-cell>
          <table:table-cell office:value-type="float" office:value="11722.6635611127" table:style-name="ce1">
            <text:p>11722.6635611127</text:p>
          </table:table-cell>
          <table:table-cell office:value-type="float" office:value="14742.0475878306" table:style-name="ce1">
            <text:p>14742.0475878306</text:p>
          </table:table-cell>
          <table:table-cell office:value-type="float" office:value="18541.8963029873" table:style-name="ce1">
            <text:p>18541.8963029873</text:p>
          </table:table-cell>
          <table:table-cell office:value-type="float" office:value="22916.0073311535" table:style-name="ce1">
            <text:p>22916.0073311535</text:p>
          </table:table-cell>
          <table:table-cell office:value-type="float" office:value="27287.6666938799" table:style-name="ce1">
            <text:p>27287.6666938799</text:p>
          </table:table-cell>
        </table:table-row>
        <table:table-row table:style-name="ro1">
          <table:table-cell office:value-type="string" table:style-name="ce1">
            <text:p>Oberpullendorf.female</text:p>
          </table:table-cell>
          <table:table-cell office:value-type="float" office:value="16866.1505253286" table:style-name="ce1">
            <text:p>16866.1505253286</text:p>
          </table:table-cell>
          <table:table-cell office:value-type="float" office:value="0.178" table:style-name="ce1">
            <text:p>0.178</text:p>
          </table:table-cell>
          <table:table-cell office:value-type="float" office:value="0.0424066267276487" table:style-name="ce1">
            <text:p>0.0424066267276487</text:p>
          </table:table-cell>
          <table:table-cell office:value-type="float" office:value="0.193036571555201" table:style-name="ce1">
            <text:p>0.193036571555201</text:p>
          </table:table-cell>
          <table:table-cell office:value-type="float" office:value="2.77301023727538" table:style-name="ce1">
            <text:p>2.77301023727538</text:p>
          </table:table-cell>
          <table:table-cell office:value-type="float" office:value="10216.5762824821" table:style-name="ce1">
            <text:p>10216.5762824821</text:p>
          </table:table-cell>
          <table:table-cell office:value-type="float" office:value="12827.492748934" table:style-name="ce1">
            <text:p>12827.492748934</text:p>
          </table:table-cell>
          <table:table-cell office:value-type="float" office:value="16218.6174462486" table:style-name="ce1">
            <text:p>16218.6174462486</text:p>
          </table:table-cell>
          <table:table-cell office:value-type="float" office:value="20175.9212911822" table:style-name="ce1">
            <text:p>20175.9212911822</text:p>
          </table:table-cell>
          <table:table-cell office:value-type="float" office:value="24236.5115949914" table:style-name="ce1">
            <text:p>24236.5115949914</text:p>
          </table:table-cell>
        </table:table-row>
        <table:table-row table:style-name="ro1">
          <table:table-cell office:value-type="string" table:style-name="ce1">
            <text:p>Oberpullendorf.male</text:p>
          </table:table-cell>
          <table:table-cell office:value-type="float" office:value="18236.1150733472" table:style-name="ce1">
            <text:p>18236.1150733472</text:p>
          </table:table-cell>
          <table:table-cell office:value-type="float" office:value="0.131428571428571" table:style-name="ce1">
            <text:p>0.131428571428571</text:p>
          </table:table-cell>
          <table:table-cell office:value-type="float" office:value="0.0280047532798964" table:style-name="ce1">
            <text:p>0.0280047532798964</text:p>
          </table:table-cell>
          <table:table-cell office:value-type="float" office:value="0.192615036807958" table:style-name="ce1">
            <text:p>0.192615036807958</text:p>
          </table:table-cell>
          <table:table-cell office:value-type="float" office:value="2.73081833669886" table:style-name="ce1">
            <text:p>2.73081833669886</text:p>
          </table:table-cell>
          <table:table-cell office:value-type="float" office:value="10905.5368636021" table:style-name="ce1">
            <text:p>10905.5368636021</text:p>
          </table:table-cell>
          <table:table-cell office:value-type="float" office:value="13899.4386322804" table:style-name="ce1">
            <text:p>13899.4386322804</text:p>
          </table:table-cell>
          <table:table-cell office:value-type="float" office:value="17607.2607038643" table:style-name="ce1">
            <text:p>17607.2607038643</text:p>
          </table:table-cell>
          <table:table-cell office:value-type="float" office:value="21718.9213174655" table:style-name="ce1">
            <text:p>21718.9213174655</text:p>
          </table:table-cell>
          <table:table-cell office:value-type="float" office:value="25972.5290794694" table:style-name="ce1">
            <text:p>25972.5290794694</text:p>
          </table:table-cell>
        </table:table-row>
        <table:table-row table:style-name="ro1">
          <table:table-cell office:value-type="string" table:style-name="ce1">
            <text:p>Oberwart.female</text:p>
          </table:table-cell>
          <table:table-cell office:value-type="float" office:value="13001.4223040838" table:style-name="ce1">
            <text:p>13001.4223040838</text:p>
          </table:table-cell>
          <table:table-cell office:value-type="float" office:value="0.378181818181818" table:style-name="ce1">
            <text:p>0.378181818181818</text:p>
          </table:table-cell>
          <table:table-cell office:value-type="float" office:value="0.0953206436346589" table:style-name="ce1">
            <text:p>0.0953206436346589</text:p>
          </table:table-cell>
          <table:table-cell office:value-type="float" office:value="0.205491461779064" table:style-name="ce1">
            <text:p>0.205491461779064</text:p>
          </table:table-cell>
          <table:table-cell office:value-type="float" office:value="2.93691190362342" table:style-name="ce1">
            <text:p>2.93691190362342</text:p>
          </table:table-cell>
          <table:table-cell office:value-type="float" office:value="7449.03329445706" table:style-name="ce1">
            <text:p>7449.03329445706</text:p>
          </table:table-cell>
          <table:table-cell office:value-type="float" office:value="9656.76957933328" table:style-name="ce1">
            <text:p>9656.76957933328</text:p>
          </table:table-cell>
          <table:table-cell office:value-type="float" office:value="12476.2137959761" table:style-name="ce1">
            <text:p>12476.2137959761</text:p>
          </table:table-cell>
          <table:table-cell office:value-type="float" office:value="15806.2942346311" table:style-name="ce1">
            <text:p>15806.2942346311</text:p>
          </table:table-cell>
          <table:table-cell office:value-type="float" office:value="19148.0442820211" table:style-name="ce1">
            <text:p>19148.0442820211</text:p>
          </table:table-cell>
        </table:table-row>
        <table:table-row table:style-name="ro1">
          <table:table-cell office:value-type="string" table:style-name="ce1">
            <text:p>Oberwart.male</text:p>
          </table:table-cell>
          <table:table-cell office:value-type="float" office:value="14655.4771553855" table:style-name="ce1">
            <text:p>14655.4771553855</text:p>
          </table:table-cell>
          <table:table-cell office:value-type="float" office:value="0.26" table:style-name="ce1">
            <text:p>0.26</text:p>
          </table:table-cell>
          <table:table-cell office:value-type="float" office:value="0.0647657001566299" table:style-name="ce1">
            <text:p>0.0647657001566299</text:p>
          </table:table-cell>
          <table:table-cell office:value-type="float" office:value="0.204574880641583" table:style-name="ce1">
            <text:p>0.204574880641583</text:p>
          </table:table-cell>
          <table:table-cell office:value-type="float" office:value="2.9550452549767" table:style-name="ce1">
            <text:p>2.9550452549767</text:p>
          </table:table-cell>
          <table:table-cell office:value-type="float" office:value="8212.48835198341" table:style-name="ce1">
            <text:p>8212.48835198341</text:p>
          </table:table-cell>
          <table:table-cell office:value-type="float" office:value="10837.7588959996" table:style-name="ce1">
            <text:p>10837.7588959996</text:p>
          </table:table-cell>
          <table:table-cell office:value-type="float" office:value="14226.2281484209" table:style-name="ce1">
            <text:p>14226.2281484209</text:p>
          </table:table-cell>
          <table:table-cell office:value-type="float" office:value="17980.7878340282" table:style-name="ce1">
            <text:p>17980.7878340282</text:p>
          </table:table-cell>
          <table:table-cell office:value-type="float" office:value="21585.1611127919" table:style-name="ce1">
            <text:p>21585.1611127919</text:p>
          </table:table-cell>
        </table:table-row>
        <table:table-row table:style-name="ro1">
          <table:table-cell office:value-type="string" table:style-name="ce1">
            <text:p>Perg.female</text:p>
          </table:table-cell>
          <table:table-cell office:value-type="float" office:value="16081.9479273799" table:style-name="ce1">
            <text:p>16081.9479273799</text:p>
          </table:table-cell>
          <table:table-cell office:value-type="float" office:value="0.191384615384615" table:style-name="ce1">
            <text:p>0.191384615384615</text:p>
          </table:table-cell>
          <table:table-cell office:value-type="float" office:value="0.0449466300458946" table:style-name="ce1">
            <text:p>0.0449466300458946</text:p>
          </table:table-cell>
          <table:table-cell office:value-type="float" office:value="0.199532270107042" table:style-name="ce1">
            <text:p>0.199532270107042</text:p>
          </table:table-cell>
          <table:table-cell office:value-type="float" office:value="2.85571051097932" table:style-name="ce1">
            <text:p>2.85571051097932</text:p>
          </table:table-cell>
          <table:table-cell office:value-type="float" office:value="9194.15709203917" table:style-name="ce1">
            <text:p>9194.15709203917</text:p>
          </table:table-cell>
          <table:table-cell office:value-type="float" office:value="12046.9711850677" table:style-name="ce1">
            <text:p>12046.9711850677</text:p>
          </table:table-cell>
          <table:table-cell office:value-type="float" office:value="15630.5054759896" table:style-name="ce1">
            <text:p>15630.5054759896</text:p>
          </table:table-cell>
          <table:table-cell office:value-type="float" office:value="19603.3640574539" table:style-name="ce1">
            <text:p>19603.3640574539</text:p>
          </table:table-cell>
          <table:table-cell office:value-type="float" office:value="23351.9398994614" table:style-name="ce1">
            <text:p>23351.9398994614</text:p>
          </table:table-cell>
        </table:table-row>
        <table:table-row table:style-name="ro1">
          <table:table-cell office:value-type="string" table:style-name="ce1">
            <text:p>Perg.male</text:p>
          </table:table-cell>
          <table:table-cell office:value-type="float" office:value="18541.2316425413" table:style-name="ce1">
            <text:p>18541.2316425413</text:p>
          </table:table-cell>
          <table:table-cell office:value-type="float" office:value="0.104112903225806" table:style-name="ce1">
            <text:p>0.104112903225806</text:p>
          </table:table-cell>
          <table:table-cell office:value-type="float" office:value="0.0206576066326857" table:style-name="ce1">
            <text:p>0.0206576066326857</text:p>
          </table:table-cell>
          <table:table-cell office:value-type="float" office:value="0.188981283029037" table:style-name="ce1">
            <text:p>0.188981283029037</text:p>
          </table:table-cell>
          <table:table-cell office:value-type="float" office:value="2.6767280869972" table:style-name="ce1">
            <text:p>2.6767280869972</text:p>
          </table:table-cell>
          <table:table-cell office:value-type="float" office:value="10990.9297184348" table:style-name="ce1">
            <text:p>10990.9297184348</text:p>
          </table:table-cell>
          <table:table-cell office:value-type="float" office:value="14119.3359872362" table:style-name="ce1">
            <text:p>14119.3359872362</text:p>
          </table:table-cell>
          <table:table-cell office:value-type="float" office:value="18015.782601213" table:style-name="ce1">
            <text:p>18015.782601213</text:p>
          </table:table-cell>
          <table:table-cell office:value-type="float" office:value="22344.426268115" table:style-name="ce1">
            <text:p>22344.426268115</text:p>
          </table:table-cell>
          <table:table-cell office:value-type="float" office:value="26729.8486652156" table:style-name="ce1">
            <text:p>26729.8486652156</text:p>
          </table:table-cell>
        </table:table-row>
        <table:table-row table:style-name="ro1">
          <table:table-cell office:value-type="string" table:style-name="ce1">
            <text:p>Reutte.female</text:p>
          </table:table-cell>
          <table:table-cell office:value-type="float" office:value="18142.0443420797" table:style-name="ce1">
            <text:p>18142.0443420797</text:p>
          </table:table-cell>
          <table:table-cell office:value-type="float" office:value="0.135757575757576" table:style-name="ce1">
            <text:p>0.135757575757576</text:p>
          </table:table-cell>
          <table:table-cell office:value-type="float" office:value="0.0306187432347079" table:style-name="ce1">
            <text:p>0.0306187432347079</text:p>
          </table:table-cell>
          <table:table-cell office:value-type="float" office:value="0.194820704587323" table:style-name="ce1">
            <text:p>0.194820704587323</text:p>
          </table:table-cell>
          <table:table-cell office:value-type="float" office:value="2.7739089265128" table:style-name="ce1">
            <text:p>2.7739089265128</text:p>
          </table:table-cell>
          <table:table-cell office:value-type="float" office:value="10801.2855634407" table:style-name="ce1">
            <text:p>10801.2855634407</text:p>
          </table:table-cell>
          <table:table-cell office:value-type="float" office:value="13785.8666254764" table:style-name="ce1">
            <text:p>13785.8666254764</text:p>
          </table:table-cell>
          <table:table-cell office:value-type="float" office:value="17614.621075533" table:style-name="ce1">
            <text:p>17614.621075533</text:p>
          </table:table-cell>
          <table:table-cell office:value-type="float" office:value="21773.4417525908" table:style-name="ce1">
            <text:p>21773.4417525908</text:p>
          </table:table-cell>
          <table:table-cell office:value-type="float" office:value="26049.867679977" table:style-name="ce1">
            <text:p>26049.867679977</text:p>
          </table:table-cell>
        </table:table-row>
        <table:table-row table:style-name="ro1">
          <table:table-cell office:value-type="string" table:style-name="ce1">
            <text:p>Reutte.male</text:p>
          </table:table-cell>
          <table:table-cell office:value-type="float" office:value="19032.2687210125" table:style-name="ce1">
            <text:p>19032.2687210125</text:p>
          </table:table-cell>
          <table:table-cell office:value-type="float" office:value="0.0941176470588235" table:style-name="ce1">
            <text:p>0.0941176470588235</text:p>
          </table:table-cell>
          <table:table-cell office:value-type="float" office:value="0.019204332556284" table:style-name="ce1">
            <text:p>0.019204332556284</text:p>
          </table:table-cell>
          <table:table-cell office:value-type="float" office:value="0.179696158416432" table:style-name="ce1">
            <text:p>0.179696158416432</text:p>
          </table:table-cell>
          <table:table-cell office:value-type="float" office:value="2.49737771459063" table:style-name="ce1">
            <text:p>2.49737771459063</text:p>
          </table:table-cell>
          <table:table-cell office:value-type="float" office:value="12023.2911712288" table:style-name="ce1">
            <text:p>12023.2911712288</text:p>
          </table:table-cell>
          <table:table-cell office:value-type="float" office:value="14805.9739415168" table:style-name="ce1">
            <text:p>14805.9739415168</text:p>
          </table:table-cell>
          <table:table-cell office:value-type="float" office:value="18430.5801577705" table:style-name="ce1">
            <text:p>18430.5801577705</text:p>
          </table:table-cell>
          <table:table-cell office:value-type="float" office:value="22646.6916458982" table:style-name="ce1">
            <text:p>22646.6916458982</text:p>
          </table:table-cell>
          <table:table-cell office:value-type="float" office:value="26676.7817237482" table:style-name="ce1">
            <text:p>26676.7817237482</text:p>
          </table:table-cell>
        </table:table-row>
        <table:table-row table:style-name="ro1">
          <table:table-cell office:value-type="string" table:style-name="ce1">
            <text:p>Ried im Innkreis.female</text:p>
          </table:table-cell>
          <table:table-cell office:value-type="float" office:value="12860.3491008801" table:style-name="ce1">
            <text:p>12860.3491008801</text:p>
          </table:table-cell>
          <table:table-cell office:value-type="float" office:value="0.385507246376812" table:style-name="ce1">
            <text:p>0.385507246376812</text:p>
          </table:table-cell>
          <table:table-cell office:value-type="float" office:value="0.106930241746042" table:style-name="ce1">
            <text:p>0.106930241746042</text:p>
          </table:table-cell>
          <table:table-cell office:value-type="float" office:value="0.217784380053945" table:style-name="ce1">
            <text:p>0.217784380053945</text:p>
          </table:table-cell>
          <table:table-cell office:value-type="float" office:value="3.22507232442253" table:style-name="ce1">
            <text:p>3.22507232442253</text:p>
          </table:table-cell>
          <table:table-cell office:value-type="float" office:value="6812.99687410112" table:style-name="ce1">
            <text:p>6812.99687410112</text:p>
          </table:table-cell>
          <table:table-cell office:value-type="float" office:value="9275.44107835821" table:style-name="ce1">
            <text:p>9275.44107835821</text:p>
          </table:table-cell>
          <table:table-cell office:value-type="float" office:value="12390.8295140054" table:style-name="ce1">
            <text:p>12390.8295140054</text:p>
          </table:table-cell>
          <table:table-cell office:value-type="float" office:value="16091.6406418849" table:style-name="ce1">
            <text:p>16091.6406418849</text:p>
          </table:table-cell>
          <table:table-cell office:value-type="float" office:value="19405.6130388554" table:style-name="ce1">
            <text:p>19405.6130388554</text:p>
          </table:table-cell>
        </table:table-row>
        <table:table-row table:style-name="ro1">
          <table:table-cell office:value-type="string" table:style-name="ce1">
            <text:p>Ried im Innkreis.male</text:p>
          </table:table-cell>
          <table:table-cell office:value-type="float" office:value="14817.9398196251" table:style-name="ce1">
            <text:p>14817.9398196251</text:p>
          </table:table-cell>
          <table:table-cell office:value-type="float" office:value="0.244444444444444" table:style-name="ce1">
            <text:p>0.244444444444444</text:p>
          </table:table-cell>
          <table:table-cell office:value-type="float" office:value="0.0613127605083382" table:style-name="ce1">
            <text:p>0.0613127605083382</text:p>
          </table:table-cell>
          <table:table-cell office:value-type="float" office:value="0.202727457202811" table:style-name="ce1">
            <text:p>0.202727457202811</text:p>
          </table:table-cell>
          <table:table-cell office:value-type="float" office:value="2.93811342330705" table:style-name="ce1">
            <text:p>2.93811342330705</text:p>
          </table:table-cell>
          <table:table-cell office:value-type="float" office:value="8429.53843461155" table:style-name="ce1">
            <text:p>8429.53843461155</text:p>
          </table:table-cell>
          <table:table-cell office:value-type="float" office:value="11128.1408100444" table:style-name="ce1">
            <text:p>11128.1408100444</text:p>
          </table:table-cell>
          <table:table-cell office:value-type="float" office:value="14378.4933931914" table:style-name="ce1">
            <text:p>14378.4933931914</text:p>
          </table:table-cell>
          <table:table-cell office:value-type="float" office:value="18060.3042743682" table:style-name="ce1">
            <text:p>18060.3042743682</text:p>
          </table:table-cell>
          <table:table-cell office:value-type="float" office:value="21589.5834631778" table:style-name="ce1">
            <text:p>21589.5834631778</text:p>
          </table:table-cell>
        </table:table-row>
        <table:table-row table:style-name="ro1">
          <table:table-cell office:value-type="string" table:style-name="ce1">
            <text:p>Rohrbach.female</text:p>
          </table:table-cell>
          <table:table-cell office:value-type="float" office:value="14410.6545253807" table:style-name="ce1">
            <text:p>14410.6545253807</text:p>
          </table:table-cell>
          <table:table-cell office:value-type="float" office:value="0.279193548387097" table:style-name="ce1">
            <text:p>0.279193548387097</text:p>
          </table:table-cell>
          <table:table-cell office:value-type="float" office:value="0.0675572196384056" table:style-name="ce1">
            <text:p>0.0675572196384056</text:p>
          </table:table-cell>
          <table:table-cell office:value-type="float" office:value="0.201111356018315" table:style-name="ce1">
            <text:p>0.201111356018315</text:p>
          </table:table-cell>
          <table:table-cell office:value-type="float" office:value="2.8542844748247" table:style-name="ce1">
            <text:p>2.8542844748247</text:p>
          </table:table-cell>
          <table:table-cell office:value-type="float" office:value="8261.70606805172" table:style-name="ce1">
            <text:p>8261.70606805172</text:p>
          </table:table-cell>
          <table:table-cell office:value-type="float" office:value="10739.6452184078" table:style-name="ce1">
            <text:p>10739.6452184078</text:p>
          </table:table-cell>
          <table:table-cell office:value-type="float" office:value="13919.2426658802" table:style-name="ce1">
            <text:p>13919.2426658802</text:p>
          </table:table-cell>
          <table:table-cell office:value-type="float" office:value="17681.1338482902" table:style-name="ce1">
            <text:p>17681.1338482902</text:p>
          </table:table-cell>
          <table:table-cell office:value-type="float" office:value="21079.4637556727" table:style-name="ce1">
            <text:p>21079.4637556727</text:p>
          </table:table-cell>
        </table:table-row>
        <table:table-row table:style-name="ro1">
          <table:table-cell office:value-type="string" table:style-name="ce1">
            <text:p>Rohrbach.male</text:p>
          </table:table-cell>
          <table:table-cell office:value-type="float" office:value="15695.2990900288" table:style-name="ce1">
            <text:p>15695.2990900288</text:p>
          </table:table-cell>
          <table:table-cell office:value-type="float" office:value="0.198316831683168" table:style-name="ce1">
            <text:p>0.198316831683168</text:p>
          </table:table-cell>
          <table:table-cell office:value-type="float" office:value="0.0423887234758698" table:style-name="ce1">
            <text:p>0.0423887234758698</text:p>
          </table:table-cell>
          <table:table-cell office:value-type="float" office:value="0.193033703358766" table:style-name="ce1">
            <text:p>0.193033703358766</text:p>
          </table:table-cell>
          <table:table-cell office:value-type="float" office:value="2.70078425584243" table:style-name="ce1">
            <text:p>2.70078425584243</text:p>
          </table:table-cell>
          <table:table-cell office:value-type="float" office:value="9329.43434314668" table:style-name="ce1">
            <text:p>9329.43434314668</text:p>
          </table:table-cell>
          <table:table-cell office:value-type="float" office:value="11950.4909695853" table:style-name="ce1">
            <text:p>11950.4909695853</text:p>
          </table:table-cell>
          <table:table-cell office:value-type="float" office:value="15127.4497060326" table:style-name="ce1">
            <text:p>15127.4497060326</text:p>
          </table:table-cell>
          <table:table-cell office:value-type="float" office:value="18762.2033289972" table:style-name="ce1">
            <text:p>18762.2033289972</text:p>
          </table:table-cell>
          <table:table-cell office:value-type="float" office:value="22360.3076091492" table:style-name="ce1">
            <text:p>22360.3076091492</text:p>
          </table:table-cell>
        </table:table-row>
        <table:table-row table:style-name="ro1">
          <table:table-cell office:value-type="string" table:style-name="ce1">
            <text:p>Rust (Stadt).female</text:p>
          </table:table-cell>
          <table:table-cell office:value-type="float" office:value="12975.6964064388" table:style-name="ce1">
            <text:p>12975.6964064388</text:p>
          </table:table-cell>
          <table:table-cell office:value-type="float" office:value="0.34" table:style-name="ce1">
            <text:p>0.34</text:p>
          </table:table-cell>
          <table:table-cell office:value-type="float" office:value="0.104668998946951" table:style-name="ce1">
            <text:p>0.104668998946951</text:p>
          </table:table-cell>
          <table:table-cell office:value-type="float" office:value="0.117218285723489" table:style-name="ce1">
            <text:p>0.117218285723489</text:p>
          </table:table-cell>
          <table:table-cell office:value-type="float" office:value="NaN" table:style-name="ce1">
            <text:p>NaN</text:p>
          </table:table-cell>
          <table:table-cell office:value-type="float" office:value="10702.822702566" table:style-name="ce1">
            <text:p>10702.822702566</text:p>
          </table:table-cell>
          <table:table-cell office:value-type="float" office:value="11555.1503415183" table:style-name="ce1">
            <text:p>11555.1503415183</text:p>
          </table:table-cell>
          <table:table-cell office:value-type="float" office:value="12975.6964064388" table:style-name="ce1">
            <text:p>12975.6964064388</text:p>
          </table:table-cell>
          <table:table-cell office:value-type="float" office:value="14396.2424713594" table:style-name="ce1">
            <text:p>14396.2424713594</text:p>
          </table:table-cell>
          <table:table-cell office:value-type="float" office:value="15248.5701103117" table:style-name="ce1">
            <text:p>15248.5701103117</text:p>
          </table:table-cell>
        </table:table-row>
        <table:table-row table:style-name="ro1">
          <table:table-cell office:value-type="string" table:style-name="ce1">
            <text:p>Rust (Stadt).male</text:p>
          </table:table-cell>
          <table:table-cell office:value-type="float" office:value="17530.0779978512" table:style-name="ce1">
            <text:p>17530.0779978512</text:p>
          </table:table-cell>
          <table:table-cell office:value-type="float" office:value="0.163333333333333" table:style-name="ce1">
            <text:p>0.163333333333333</text:p>
          </table:table-cell>
          <table:table-cell office:value-type="float" office:value="0.047011094137545" table:style-name="ce1">
            <text:p>0.047011094137545</text:p>
          </table:table-cell>
          <table:table-cell office:value-type="float" office:value="0.154535169396346" table:style-name="ce1">
            <text:p>0.154535169396346</text:p>
          </table:table-cell>
          <table:table-cell office:value-type="float" office:value="NaN" table:style-name="ce1">
            <text:p>NaN</text:p>
          </table:table-cell>
          <table:table-cell office:value-type="float" office:value="12666.3039383066" table:style-name="ce1">
            <text:p>12666.3039383066</text:p>
          </table:table-cell>
          <table:table-cell office:value-type="float" office:value="14625.9914075412" table:style-name="ce1">
            <text:p>14625.9914075412</text:p>
          </table:table-cell>
          <table:table-cell office:value-type="float" office:value="17892.1371895988" table:style-name="ce1">
            <text:p>17892.1371895988</text:p>
          </table:table-cell>
          <table:table-cell office:value-type="float" office:value="20615.1941840351" table:style-name="ce1">
            <text:p>20615.1941840351</text:p>
          </table:table-cell>
          <table:table-cell office:value-type="float" office:value="22249.0283806968" table:style-name="ce1">
            <text:p>22249.0283806968</text:p>
          </table:table-cell>
        </table:table-row>
        <table:table-row table:style-name="ro1">
          <table:table-cell office:value-type="string" table:style-name="ce1">
            <text:p>Salzburg-Umgebung.female</text:p>
          </table:table-cell>
          <table:table-cell office:value-type="float" office:value="27644.2575315668" table:style-name="ce1">
            <text:p>27644.2575315668</text:p>
          </table:table-cell>
          <table:table-cell office:value-type="float" office:value="0.0118791946308725" table:style-name="ce1">
            <text:p>0.0118791946308725</text:p>
          </table:table-cell>
          <table:table-cell office:value-type="float" office:value="0.00148308503009446" table:style-name="ce1">
            <text:p>0.00148308503009446</text:p>
          </table:table-cell>
          <table:table-cell office:value-type="float" office:value="0.219450565769183" table:style-name="ce1">
            <text:p>0.219450565769183</text:p>
          </table:table-cell>
          <table:table-cell office:value-type="float" office:value="2.97646028941545" table:style-name="ce1">
            <text:p>2.97646028941545</text:p>
          </table:table-cell>
          <table:table-cell office:value-type="float" office:value="16400.2803277033" table:style-name="ce1">
            <text:p>16400.2803277033</text:p>
          </table:table-cell>
          <table:table-cell office:value-type="float" office:value="20027.8260062739" table:style-name="ce1">
            <text:p>20027.8260062739</text:p>
          </table:table-cell>
          <table:table-cell office:value-type="float" office:value="24963.6680433517" table:style-name="ce1">
            <text:p>24963.6680433517</text:p>
          </table:table-cell>
          <table:table-cell office:value-type="float" office:value="31402.7058626252" table:style-name="ce1">
            <text:p>31402.7058626252</text:p>
          </table:table-cell>
          <table:table-cell office:value-type="float" office:value="41111.7404934839" table:style-name="ce1">
            <text:p>41111.7404934839</text:p>
          </table:table-cell>
        </table:table-row>
        <table:table-row table:style-name="ro1">
          <table:table-cell office:value-type="string" table:style-name="ce1">
            <text:p>Salzburg-Umgebung.male</text:p>
          </table:table-cell>
          <table:table-cell office:value-type="float" office:value="27194.4404636133" table:style-name="ce1">
            <text:p>27194.4404636133</text:p>
          </table:table-cell>
          <table:table-cell office:value-type="float" office:value="0.0135643564356436" table:style-name="ce1">
            <text:p>0.0135643564356436</text:p>
          </table:table-cell>
          <table:table-cell office:value-type="float" office:value="0.00190831039582811" table:style-name="ce1">
            <text:p>0.00190831039582811</text:p>
          </table:table-cell>
          <table:table-cell office:value-type="float" office:value="0.220958013639616" table:style-name="ce1">
            <text:p>0.220958013639616</text:p>
          </table:table-cell>
          <table:table-cell office:value-type="float" office:value="2.97091899003239" table:style-name="ce1">
            <text:p>2.97091899003239</text:p>
          </table:table-cell>
          <table:table-cell office:value-type="float" office:value="16031.6495530735" table:style-name="ce1">
            <text:p>16031.6495530735</text:p>
          </table:table-cell>
          <table:table-cell office:value-type="float" office:value="19730.0025696415" table:style-name="ce1">
            <text:p>19730.0025696415</text:p>
          </table:table-cell>
          <table:table-cell office:value-type="float" office:value="24623.0513518717" table:style-name="ce1">
            <text:p>24623.0513518717</text:p>
          </table:table-cell>
          <table:table-cell office:value-type="float" office:value="30891.303175943" table:style-name="ce1">
            <text:p>30891.303175943</text:p>
          </table:table-cell>
          <table:table-cell office:value-type="float" office:value="39030.0253985856" table:style-name="ce1">
            <text:p>39030.0253985856</text:p>
          </table:table-cell>
        </table:table-row>
        <table:table-row table:style-name="ro1">
          <table:table-cell office:value-type="string" table:style-name="ce1">
            <text:p>Salzburg (Stadt).female</text:p>
          </table:table-cell>
          <table:table-cell office:value-type="float" office:value="18898.8481650869" table:style-name="ce1">
            <text:p>18898.8481650869</text:p>
          </table:table-cell>
          <table:table-cell office:value-type="float" office:value="0.082" table:style-name="ce1">
            <text:p>0.082</text:p>
          </table:table-cell>
          <table:table-cell office:value-type="float" office:value="0.0150269666207487" table:style-name="ce1">
            <text:p>0.0150269666207487</text:p>
          </table:table-cell>
          <table:table-cell office:value-type="float" office:value="0.177194213733882" table:style-name="ce1">
            <text:p>0.177194213733882</text:p>
          </table:table-cell>
          <table:table-cell office:value-type="float" office:value="2.50011384637751" table:style-name="ce1">
            <text:p>2.50011384637751</text:p>
          </table:table-cell>
          <table:table-cell office:value-type="float" office:value="11641.132051015" table:style-name="ce1">
            <text:p>11641.132051015</text:p>
          </table:table-cell>
          <table:table-cell office:value-type="float" office:value="14674.7327797888" table:style-name="ce1">
            <text:p>14674.7327797888</text:p>
          </table:table-cell>
          <table:table-cell office:value-type="float" office:value="18443.4720215971" table:style-name="ce1">
            <text:p>18443.4720215971</text:p>
          </table:table-cell>
          <table:table-cell office:value-type="float" office:value="22654.3528842384" table:style-name="ce1">
            <text:p>22654.3528842384</text:p>
          </table:table-cell>
          <table:table-cell office:value-type="float" office:value="26780.8670279715" table:style-name="ce1">
            <text:p>26780.8670279715</text:p>
          </table:table-cell>
        </table:table-row>
        <table:table-row table:style-name="ro1">
          <table:table-cell office:value-type="string" table:style-name="ce1">
            <text:p>Salzburg (Stadt).male</text:p>
          </table:table-cell>
          <table:table-cell office:value-type="float" office:value="21234.2235971156" table:style-name="ce1">
            <text:p>21234.2235971156</text:p>
          </table:table-cell>
          <table:table-cell office:value-type="float" office:value="0.0384507042253521" table:style-name="ce1">
            <text:p>0.0384507042253521</text:p>
          </table:table-cell>
          <table:table-cell office:value-type="float" office:value="0.00649169148883035" table:style-name="ce1">
            <text:p>0.00649169148883035</text:p>
          </table:table-cell>
          <table:table-cell office:value-type="float" office:value="0.16933465433881" table:style-name="ce1">
            <text:p>0.16933465433881</text:p>
          </table:table-cell>
          <table:table-cell office:value-type="float" office:value="2.38900076307472" table:style-name="ce1">
            <text:p>2.38900076307472</text:p>
          </table:table-cell>
          <table:table-cell office:value-type="float" office:value="13468.7449681453" table:style-name="ce1">
            <text:p>13468.7449681453</text:p>
          </table:table-cell>
          <table:table-cell office:value-type="float" office:value="16655.3847587151" table:style-name="ce1">
            <text:p>16655.3847587151</text:p>
          </table:table-cell>
          <table:table-cell office:value-type="float" office:value="20748.0302864512" table:style-name="ce1">
            <text:p>20748.0302864512</text:p>
          </table:table-cell>
          <table:table-cell office:value-type="float" office:value="25185.9779271104" table:style-name="ce1">
            <text:p>25185.9779271104</text:p>
          </table:table-cell>
          <table:table-cell office:value-type="float" office:value="29570.7559660965" table:style-name="ce1">
            <text:p>29570.7559660965</text:p>
          </table:table-cell>
        </table:table-row>
        <table:table-row table:style-name="ro1">
          <table:table-cell office:value-type="string" table:style-name="ce1">
            <text:p>Sankt Johann im Pongau.female</text:p>
          </table:table-cell>
          <table:table-cell office:value-type="float" office:value="12247.979523071" table:style-name="ce1">
            <text:p>12247.979523071</text:p>
          </table:table-cell>
          <table:table-cell office:value-type="float" office:value="0.425737704918033" table:style-name="ce1">
            <text:p>0.425737704918033</text:p>
          </table:table-cell>
          <table:table-cell office:value-type="float" office:value="0.126367746808791" table:style-name="ce1">
            <text:p>0.126367746808791</text:p>
          </table:table-cell>
          <table:table-cell office:value-type="float" office:value="0.226254667316234" table:style-name="ce1">
            <text:p>0.226254667316234</text:p>
          </table:table-cell>
          <table:table-cell office:value-type="float" office:value="3.37533029646299" table:style-name="ce1">
            <text:p>3.37533029646299</text:p>
          </table:table-cell>
          <table:table-cell office:value-type="float" office:value="6244.3119820153" table:style-name="ce1">
            <text:p>6244.3119820153</text:p>
          </table:table-cell>
          <table:table-cell office:value-type="float" office:value="8716.36939968998" table:style-name="ce1">
            <text:p>8716.36939968998</text:p>
          </table:table-cell>
          <table:table-cell office:value-type="float" office:value="11915.1278078259" table:style-name="ce1">
            <text:p>11915.1278078259</text:p>
          </table:table-cell>
          <table:table-cell office:value-type="float" office:value="15334.4927553426" table:style-name="ce1">
            <text:p>15334.4927553426</text:p>
          </table:table-cell>
          <table:table-cell office:value-type="float" office:value="18683.5101626144" table:style-name="ce1">
            <text:p>18683.5101626144</text:p>
          </table:table-cell>
        </table:table-row>
        <table:table-row table:style-name="ro1">
          <table:table-cell office:value-type="string" table:style-name="ce1">
            <text:p>Sankt Johann im Pongau.male</text:p>
          </table:table-cell>
          <table:table-cell office:value-type="float" office:value="16649.4026787199" table:style-name="ce1">
            <text:p>16649.4026787199</text:p>
          </table:table-cell>
          <table:table-cell office:value-type="float" office:value="0.15392" table:style-name="ce1">
            <text:p>0.15392</text:p>
          </table:table-cell>
          <table:table-cell office:value-type="float" office:value="0.0324998570538517" table:style-name="ce1">
            <text:p>0.0324998570538517</text:p>
          </table:table-cell>
          <table:table-cell office:value-type="float" office:value="0.186025167718169" table:style-name="ce1">
            <text:p>0.186025167718169</text:p>
          </table:table-cell>
          <table:table-cell office:value-type="float" office:value="2.63950273030264" table:style-name="ce1">
            <text:p>2.63950273030264</text:p>
          </table:table-cell>
          <table:table-cell office:value-type="float" office:value="9939.99045154211" table:style-name="ce1">
            <text:p>9939.99045154211</text:p>
          </table:table-cell>
          <table:table-cell office:value-type="float" office:value="12761.6217123174" table:style-name="ce1">
            <text:p>12761.6217123174</text:p>
          </table:table-cell>
          <table:table-cell office:value-type="float" office:value="16223.8088959798" table:style-name="ce1">
            <text:p>16223.8088959798</text:p>
          </table:table-cell>
          <table:table-cell office:value-type="float" office:value="20174.2368763446" table:style-name="ce1">
            <text:p>20174.2368763446</text:p>
          </table:table-cell>
          <table:table-cell office:value-type="float" office:value="23902.3498759806" table:style-name="ce1">
            <text:p>23902.3498759806</text:p>
          </table:table-cell>
        </table:table-row>
        <table:table-row table:style-name="ro1">
          <table:table-cell office:value-type="string" table:style-name="ce1">
            <text:p>Sankt Pölten (Land).female</text:p>
          </table:table-cell>
          <table:table-cell office:value-type="float" office:value="15715.286249576" table:style-name="ce1">
            <text:p>15715.286249576</text:p>
          </table:table-cell>
          <table:table-cell office:value-type="float" office:value="0.212096774193548" table:style-name="ce1">
            <text:p>0.212096774193548</text:p>
          </table:table-cell>
          <table:table-cell office:value-type="float" office:value="0.0475646675253034" table:style-name="ce1">
            <text:p>0.0475646675253034</text:p>
          </table:table-cell>
          <table:table-cell office:value-type="float" office:value="0.202025478530155" table:style-name="ce1">
            <text:p>0.202025478530155</text:p>
          </table:table-cell>
          <table:table-cell office:value-type="float" office:value="2.87396556722594" table:style-name="ce1">
            <text:p>2.87396556722594</text:p>
          </table:table-cell>
          <table:table-cell office:value-type="float" office:value="9047.88170654775" table:style-name="ce1">
            <text:p>9047.88170654775</text:p>
          </table:table-cell>
          <table:table-cell office:value-type="float" office:value="11767.0664214491" table:style-name="ce1">
            <text:p>11767.0664214491</text:p>
          </table:table-cell>
          <table:table-cell office:value-type="float" office:value="15105.5067989361" table:style-name="ce1">
            <text:p>15105.5067989361</text:p>
          </table:table-cell>
          <table:table-cell office:value-type="float" office:value="18920.2161501619" table:style-name="ce1">
            <text:p>18920.2161501619</text:p>
          </table:table-cell>
          <table:table-cell office:value-type="float" office:value="22811.8628137059" table:style-name="ce1">
            <text:p>22811.8628137059</text:p>
          </table:table-cell>
        </table:table-row>
        <table:table-row table:style-name="ro1">
          <table:table-cell office:value-type="string" table:style-name="ce1">
            <text:p>Sankt Pölten (Land).male</text:p>
          </table:table-cell>
          <table:table-cell office:value-type="float" office:value="17528.9133501091" table:style-name="ce1">
            <text:p>17528.9133501091</text:p>
          </table:table-cell>
          <table:table-cell office:value-type="float" office:value="0.14136170212766" table:style-name="ce1">
            <text:p>0.14136170212766</text:p>
          </table:table-cell>
          <table:table-cell office:value-type="float" office:value="0.0298877761938745" table:style-name="ce1">
            <text:p>0.0298877761938745</text:p>
          </table:table-cell>
          <table:table-cell office:value-type="float" office:value="0.203335920721292" table:style-name="ce1">
            <text:p>0.203335920721292</text:p>
          </table:table-cell>
          <table:table-cell office:value-type="float" office:value="2.86379267698548" table:style-name="ce1">
            <text:p>2.86379267698548</text:p>
          </table:table-cell>
          <table:table-cell office:value-type="float" office:value="10060.5587272297" table:style-name="ce1">
            <text:p>10060.5587272297</text:p>
          </table:table-cell>
          <table:table-cell office:value-type="float" office:value="13007.3002220269" table:style-name="ce1">
            <text:p>13007.3002220269</text:p>
          </table:table-cell>
          <table:table-cell office:value-type="float" office:value="16766.9274348115" table:style-name="ce1">
            <text:p>16766.9274348115</text:p>
          </table:table-cell>
          <table:table-cell office:value-type="float" office:value="21243.451320905" table:style-name="ce1">
            <text:p>21243.451320905</text:p>
          </table:table-cell>
          <table:table-cell office:value-type="float" office:value="25879.4607416776" table:style-name="ce1">
            <text:p>25879.4607416776</text:p>
          </table:table-cell>
        </table:table-row>
        <table:table-row table:style-name="ro1">
          <table:table-cell office:value-type="string" table:style-name="ce1">
            <text:p>Sankt Pölten (Stadt).female</text:p>
          </table:table-cell>
          <table:table-cell office:value-type="float" office:value="14015.307056706" table:style-name="ce1">
            <text:p>14015.307056706</text:p>
          </table:table-cell>
          <table:table-cell office:value-type="float" office:value="0.299090909090909" table:style-name="ce1">
            <text:p>0.299090909090909</text:p>
          </table:table-cell>
          <table:table-cell office:value-type="float" office:value="0.0727292107742683" table:style-name="ce1">
            <text:p>0.0727292107742683</text:p>
          </table:table-cell>
          <table:table-cell office:value-type="float" office:value="0.19662325197115" table:style-name="ce1">
            <text:p>0.19662325197115</text:p>
          </table:table-cell>
          <table:table-cell office:value-type="float" office:value="2.80404056053561" table:style-name="ce1">
            <text:p>2.80404056053561</text:p>
          </table:table-cell>
          <table:table-cell office:value-type="float" office:value="8205.02268060102" table:style-name="ce1">
            <text:p>8205.02268060102</text:p>
          </table:table-cell>
          <table:table-cell office:value-type="float" office:value="10525.1405848836" table:style-name="ce1">
            <text:p>10525.1405848836</text:p>
          </table:table-cell>
          <table:table-cell office:value-type="float" office:value="13595.6109147043" table:style-name="ce1">
            <text:p>13595.6109147043</text:p>
          </table:table-cell>
          <table:table-cell office:value-type="float" office:value="16970.6474777576" table:style-name="ce1">
            <text:p>16970.6474777576</text:p>
          </table:table-cell>
          <table:table-cell office:value-type="float" office:value="20291.0331165852" table:style-name="ce1">
            <text:p>20291.0331165852</text:p>
          </table:table-cell>
        </table:table-row>
        <table:table-row table:style-name="ro1">
          <table:table-cell office:value-type="string" table:style-name="ce1">
            <text:p>Sankt Pölten (Stadt).male</text:p>
          </table:table-cell>
          <table:table-cell office:value-type="float" office:value="17650.1393535985" table:style-name="ce1">
            <text:p>17650.1393535985</text:p>
          </table:table-cell>
          <table:table-cell office:value-type="float" office:value="0.129148936170213" table:style-name="ce1">
            <text:p>0.129148936170213</text:p>
          </table:table-cell>
          <table:table-cell office:value-type="float" office:value="0.0283204508891665" table:style-name="ce1">
            <text:p>0.0283204508891665</text:p>
          </table:table-cell>
          <table:table-cell office:value-type="float" office:value="0.19068241077729" table:style-name="ce1">
            <text:p>0.19068241077729</text:p>
          </table:table-cell>
          <table:table-cell office:value-type="float" office:value="2.72725397348456" table:style-name="ce1">
            <text:p>2.72725397348456</text:p>
          </table:table-cell>
          <table:table-cell office:value-type="float" office:value="10420.9327574884" table:style-name="ce1">
            <text:p>10420.9327574884</text:p>
          </table:table-cell>
          <table:table-cell office:value-type="float" office:value="13495.6439572056" table:style-name="ce1">
            <text:p>13495.6439572056</text:p>
          </table:table-cell>
          <table:table-cell office:value-type="float" office:value="17227.4674864224" table:style-name="ce1">
            <text:p>17227.4674864224</text:p>
          </table:table-cell>
          <table:table-cell office:value-type="float" office:value="21303.6434838124" table:style-name="ce1">
            <text:p>21303.6434838124</text:p>
          </table:table-cell>
          <table:table-cell office:value-type="float" office:value="25557.2604324038" table:style-name="ce1">
            <text:p>25557.2604324038</text:p>
          </table:table-cell>
        </table:table-row>
        <table:table-row table:style-name="ro1">
          <table:table-cell office:value-type="string" table:style-name="ce1">
            <text:p>Sankt Veit an der Glan.female</text:p>
          </table:table-cell>
          <table:table-cell office:value-type="float" office:value="15223.3393127267" table:style-name="ce1">
            <text:p>15223.3393127267</text:p>
          </table:table-cell>
          <table:table-cell office:value-type="float" office:value="0.230735294117647" table:style-name="ce1">
            <text:p>0.230735294117647</text:p>
          </table:table-cell>
          <table:table-cell office:value-type="float" office:value="0.0507796201234712" table:style-name="ce1">
            <text:p>0.0507796201234712</text:p>
          </table:table-cell>
          <table:table-cell office:value-type="float" office:value="0.196528201357723" table:style-name="ce1">
            <text:p>0.196528201357723</text:p>
          </table:table-cell>
          <table:table-cell office:value-type="float" office:value="2.78294998183563" table:style-name="ce1">
            <text:p>2.78294998183563</text:p>
          </table:table-cell>
          <table:table-cell office:value-type="float" office:value="8908.40046539208" table:style-name="ce1">
            <text:p>8908.40046539208</text:p>
          </table:table-cell>
          <table:table-cell office:value-type="float" office:value="11413.5211473341" table:style-name="ce1">
            <text:p>11413.5211473341</text:p>
          </table:table-cell>
          <table:table-cell office:value-type="float" office:value="14725.2101374956" table:style-name="ce1">
            <text:p>14725.2101374956</text:p>
          </table:table-cell>
          <table:table-cell office:value-type="float" office:value="18329.1905776727" table:style-name="ce1">
            <text:p>18329.1905776727</text:p>
          </table:table-cell>
          <table:table-cell office:value-type="float" office:value="22184.7967427083" table:style-name="ce1">
            <text:p>22184.7967427083</text:p>
          </table:table-cell>
        </table:table-row>
        <table:table-row table:style-name="ro1">
          <table:table-cell office:value-type="string" table:style-name="ce1">
            <text:p>Sankt Veit an der Glan.male</text:p>
          </table:table-cell>
          <table:table-cell office:value-type="float" office:value="16076.4886953011" table:style-name="ce1">
            <text:p>16076.4886953011</text:p>
          </table:table-cell>
          <table:table-cell office:value-type="float" office:value="0.192264150943396" table:style-name="ce1">
            <text:p>0.192264150943396</text:p>
          </table:table-cell>
          <table:table-cell office:value-type="float" office:value="0.0446839779034243" table:style-name="ce1">
            <text:p>0.0446839779034243</text:p>
          </table:table-cell>
          <table:table-cell office:value-type="float" office:value="0.203207170141874" table:style-name="ce1">
            <text:p>0.203207170141874</text:p>
          </table:table-cell>
          <table:table-cell office:value-type="float" office:value="2.87504098577914" table:style-name="ce1">
            <text:p>2.87504098577914</text:p>
          </table:table-cell>
          <table:table-cell office:value-type="float" office:value="9156.72379286787" table:style-name="ce1">
            <text:p>9156.72379286787</text:p>
          </table:table-cell>
          <table:table-cell office:value-type="float" office:value="11997.8619655213" table:style-name="ce1">
            <text:p>11997.8619655213</text:p>
          </table:table-cell>
          <table:table-cell office:value-type="float" office:value="15569.2972349121" table:style-name="ce1">
            <text:p>15569.2972349121</text:p>
          </table:table-cell>
          <table:table-cell office:value-type="float" office:value="19368.269307451" table:style-name="ce1">
            <text:p>19368.269307451</text:p>
          </table:table-cell>
          <table:table-cell office:value-type="float" office:value="23428.6194507634" table:style-name="ce1">
            <text:p>23428.6194507634</text:p>
          </table:table-cell>
        </table:table-row>
        <table:table-row table:style-name="ro1">
          <table:table-cell office:value-type="string" table:style-name="ce1">
            <text:p>Schärding.female</text:p>
          </table:table-cell>
          <table:table-cell office:value-type="float" office:value="10509.5355125073" table:style-name="ce1">
            <text:p>10509.5355125073</text:p>
          </table:table-cell>
          <table:table-cell office:value-type="float" office:value="0.576825396825397" table:style-name="ce1">
            <text:p>0.576825396825397</text:p>
          </table:table-cell>
          <table:table-cell office:value-type="float" office:value="0.194152974348231" table:style-name="ce1">
            <text:p>0.194152974348231</text:p>
          </table:table-cell>
          <table:table-cell office:value-type="float" office:value="0.240207788630277" table:style-name="ce1">
            <text:p>0.240207788630277</text:p>
          </table:table-cell>
          <table:table-cell office:value-type="float" office:value="3.74655023763761" table:style-name="ce1">
            <text:p>3.74655023763761</text:p>
          </table:table-cell>
          <table:table-cell office:value-type="float" office:value="5127.34471539729" table:style-name="ce1">
            <text:p>5127.34471539729</text:p>
          </table:table-cell>
          <table:table-cell office:value-type="float" office:value="7376.296246323" table:style-name="ce1">
            <text:p>7376.296246323</text:p>
          </table:table-cell>
          <table:table-cell office:value-type="float" office:value="10103.1543616461" table:style-name="ce1">
            <text:p>10103.1543616461</text:p>
          </table:table-cell>
          <table:table-cell office:value-type="float" office:value="13240.8151352729" table:style-name="ce1">
            <text:p>13240.8151352729</text:p>
          </table:table-cell>
          <table:table-cell office:value-type="float" office:value="16410.3580483734" table:style-name="ce1">
            <text:p>16410.3580483734</text:p>
          </table:table-cell>
        </table:table-row>
        <table:table-row table:style-name="ro1">
          <table:table-cell office:value-type="string" table:style-name="ce1">
            <text:p>Schärding.male</text:p>
          </table:table-cell>
          <table:table-cell office:value-type="float" office:value="11852.6313346041" table:style-name="ce1">
            <text:p>11852.6313346041</text:p>
          </table:table-cell>
          <table:table-cell office:value-type="float" office:value="0.466161616161616" table:style-name="ce1">
            <text:p>0.466161616161616</text:p>
          </table:table-cell>
          <table:table-cell office:value-type="float" office:value="0.146518069668163" table:style-name="ce1">
            <text:p>0.146518069668163</text:p>
          </table:table-cell>
          <table:table-cell office:value-type="float" office:value="0.241431181646031" table:style-name="ce1">
            <text:p>0.241431181646031</text:p>
          </table:table-cell>
          <table:table-cell office:value-type="float" office:value="3.71361984490425" table:style-name="ce1">
            <text:p>3.71361984490425</text:p>
          </table:table-cell>
          <table:table-cell office:value-type="float" office:value="5717.21697021905" table:style-name="ce1">
            <text:p>5717.21697021905</text:p>
          </table:table-cell>
          <table:table-cell office:value-type="float" office:value="8172.27576416903" table:style-name="ce1">
            <text:p>8172.27576416903</text:p>
          </table:table-cell>
          <table:table-cell office:value-type="float" office:value="11360.4324785852" table:style-name="ce1">
            <text:p>11360.4324785852</text:p>
          </table:table-cell>
          <table:table-cell office:value-type="float" office:value="14976.8681508035" table:style-name="ce1">
            <text:p>14976.8681508035</text:p>
          </table:table-cell>
          <table:table-cell office:value-type="float" office:value="18621.5157996663" table:style-name="ce1">
            <text:p>18621.5157996663</text:p>
          </table:table-cell>
        </table:table-row>
        <table:table-row table:style-name="ro1">
          <table:table-cell office:value-type="string" table:style-name="ce1">
            <text:p>Scheibbs.female</text:p>
          </table:table-cell>
          <table:table-cell office:value-type="float" office:value="13919.2999656267" table:style-name="ce1">
            <text:p>13919.2999656267</text:p>
          </table:table-cell>
          <table:table-cell office:value-type="float" office:value="0.310983606557377" table:style-name="ce1">
            <text:p>0.310983606557377</text:p>
          </table:table-cell>
          <table:table-cell office:value-type="float" office:value="0.0797749266006289" table:style-name="ce1">
            <text:p>0.0797749266006289</text:p>
          </table:table-cell>
          <table:table-cell office:value-type="float" office:value="0.195165442823029" table:style-name="ce1">
            <text:p>0.195165442823029</text:p>
          </table:table-cell>
          <table:table-cell office:value-type="float" office:value="2.78007302013698" table:style-name="ce1">
            <text:p>2.78007302013698</text:p>
          </table:table-cell>
          <table:table-cell office:value-type="float" office:value="8184.17101838805" table:style-name="ce1">
            <text:p>8184.17101838805</text:p>
          </table:table-cell>
          <table:table-cell office:value-type="float" office:value="10520.7246021973" table:style-name="ce1">
            <text:p>10520.7246021973</text:p>
          </table:table-cell>
          <table:table-cell office:value-type="float" office:value="13548.4875748172" table:style-name="ce1">
            <text:p>13548.4875748172</text:p>
          </table:table-cell>
          <table:table-cell office:value-type="float" office:value="16943.6584215811" table:style-name="ce1">
            <text:p>16943.6584215811</text:p>
          </table:table-cell>
          <table:table-cell office:value-type="float" office:value="20071.0088413244" table:style-name="ce1">
            <text:p>20071.0088413244</text:p>
          </table:table-cell>
        </table:table-row>
        <table:table-row table:style-name="ro1">
          <table:table-cell office:value-type="string" table:style-name="ce1">
            <text:p>Scheibbs.male</text:p>
          </table:table-cell>
          <table:table-cell office:value-type="float" office:value="15946.6918708342" table:style-name="ce1">
            <text:p>15946.6918708342</text:p>
          </table:table-cell>
          <table:table-cell office:value-type="float" office:value="0.199298245614035" table:style-name="ce1">
            <text:p>0.199298245614035</text:p>
          </table:table-cell>
          <table:table-cell office:value-type="float" office:value="0.0465402621230405" table:style-name="ce1">
            <text:p>0.0465402621230405</text:p>
          </table:table-cell>
          <table:table-cell office:value-type="float" office:value="0.187719655472585" table:style-name="ce1">
            <text:p>0.187719655472585</text:p>
          </table:table-cell>
          <table:table-cell office:value-type="float" office:value="2.68092998327309" table:style-name="ce1">
            <text:p>2.68092998327309</text:p>
          </table:table-cell>
          <table:table-cell office:value-type="float" office:value="9414.47366398559" table:style-name="ce1">
            <text:p>9414.47366398559</text:p>
          </table:table-cell>
          <table:table-cell office:value-type="float" office:value="12301.2926989653" table:style-name="ce1">
            <text:p>12301.2926989653</text:p>
          </table:table-cell>
          <table:table-cell office:value-type="float" office:value="15618.3417752997" table:style-name="ce1">
            <text:p>15618.3417752997</text:p>
          </table:table-cell>
          <table:table-cell office:value-type="float" office:value="19209.9413120623" table:style-name="ce1">
            <text:p>19209.9413120623</text:p>
          </table:table-cell>
          <table:table-cell office:value-type="float" office:value="22740.4414776278" table:style-name="ce1">
            <text:p>22740.4414776278</text:p>
          </table:table-cell>
        </table:table-row>
        <table:table-row table:style-name="ro1">
          <table:table-cell office:value-type="string" table:style-name="ce1">
            <text:p>Schwaz.female</text:p>
          </table:table-cell>
          <table:table-cell office:value-type="float" office:value="14085.0745745008" table:style-name="ce1">
            <text:p>14085.0745745008</text:p>
          </table:table-cell>
          <table:table-cell office:value-type="float" office:value="0.283157894736842" table:style-name="ce1">
            <text:p>0.283157894736842</text:p>
          </table:table-cell>
          <table:table-cell office:value-type="float" office:value="0.0705327476920438" table:style-name="ce1">
            <text:p>0.0705327476920438</text:p>
          </table:table-cell>
          <table:table-cell office:value-type="float" office:value="0.198898139376844" table:style-name="ce1">
            <text:p>0.198898139376844</text:p>
          </table:table-cell>
          <table:table-cell office:value-type="float" office:value="2.86571117469485" table:style-name="ce1">
            <text:p>2.86571117469485</text:p>
          </table:table-cell>
          <table:table-cell office:value-type="float" office:value="7990.3049207482" table:style-name="ce1">
            <text:p>7990.3049207482</text:p>
          </table:table-cell>
          <table:table-cell office:value-type="float" office:value="10565.7148981339" table:style-name="ce1">
            <text:p>10565.7148981339</text:p>
          </table:table-cell>
          <table:table-cell office:value-type="float" office:value="13777.3310399353" table:style-name="ce1">
            <text:p>13777.3310399353</text:p>
          </table:table-cell>
          <table:table-cell office:value-type="float" office:value="17244.0925225413" table:style-name="ce1">
            <text:p>17244.0925225413</text:p>
          </table:table-cell>
          <table:table-cell office:value-type="float" office:value="20517.5884475023" table:style-name="ce1">
            <text:p>20517.5884475023</text:p>
          </table:table-cell>
        </table:table-row>
        <table:table-row table:style-name="ro1">
          <table:table-cell office:value-type="string" table:style-name="ce1">
            <text:p>Schwaz.male</text:p>
          </table:table-cell>
          <table:table-cell office:value-type="float" office:value="16634.9591578122" table:style-name="ce1">
            <text:p>16634.9591578122</text:p>
          </table:table-cell>
          <table:table-cell office:value-type="float" office:value="0.16198275862069" table:style-name="ce1">
            <text:p>0.16198275862069</text:p>
          </table:table-cell>
          <table:table-cell office:value-type="float" office:value="0.0336756516091806" table:style-name="ce1">
            <text:p>0.0336756516091806</text:p>
          </table:table-cell>
          <table:table-cell office:value-type="float" office:value="0.190234416843768" table:style-name="ce1">
            <text:p>0.190234416843768</text:p>
          </table:table-cell>
          <table:table-cell office:value-type="float" office:value="2.66801671993249" table:style-name="ce1">
            <text:p>2.66801671993249</text:p>
          </table:table-cell>
          <table:table-cell office:value-type="float" office:value="9830.06121049201" table:style-name="ce1">
            <text:p>9830.06121049201</text:p>
          </table:table-cell>
          <table:table-cell office:value-type="float" office:value="12593.7219623863" table:style-name="ce1">
            <text:p>12593.7219623863</text:p>
          </table:table-cell>
          <table:table-cell office:value-type="float" office:value="16136.146176083" table:style-name="ce1">
            <text:p>16136.146176083</text:p>
          </table:table-cell>
          <table:table-cell office:value-type="float" office:value="20118.9711238591" table:style-name="ce1">
            <text:p>20118.9711238591</text:p>
          </table:table-cell>
          <table:table-cell office:value-type="float" office:value="24001.8070907598" table:style-name="ce1">
            <text:p>24001.8070907598</text:p>
          </table:table-cell>
        </table:table-row>
        <table:table-row table:style-name="ro1">
          <table:table-cell office:value-type="string" table:style-name="ce1">
            <text:p>Spittal an der Drau.female</text:p>
          </table:table-cell>
          <table:table-cell office:value-type="float" office:value="12531.306753826" table:style-name="ce1">
            <text:p>12531.306753826</text:p>
          </table:table-cell>
          <table:table-cell office:value-type="float" office:value="0.398021978021978" table:style-name="ce1">
            <text:p>0.398021978021978</text:p>
          </table:table-cell>
          <table:table-cell office:value-type="float" office:value="0.104116314076286" table:style-name="ce1">
            <text:p>0.104116314076286</text:p>
          </table:table-cell>
          <table:table-cell office:value-type="float" office:value="0.206269459493344" table:style-name="ce1">
            <text:p>0.206269459493344</text:p>
          </table:table-cell>
          <table:table-cell office:value-type="float" office:value="2.93259661258173" table:style-name="ce1">
            <text:p>2.93259661258173</text:p>
          </table:table-cell>
          <table:table-cell office:value-type="float" office:value="6987.72825972168" table:style-name="ce1">
            <text:p>6987.72825972168</text:p>
          </table:table-cell>
          <table:table-cell office:value-type="float" office:value="9298.85915853606" table:style-name="ce1">
            <text:p>9298.85915853606</text:p>
          </table:table-cell>
          <table:table-cell office:value-type="float" office:value="12115.4709018394" table:style-name="ce1">
            <text:p>12115.4709018394</text:p>
          </table:table-cell>
          <table:table-cell office:value-type="float" office:value="15334.0670884124" table:style-name="ce1">
            <text:p>15334.0670884124</text:p>
          </table:table-cell>
          <table:table-cell office:value-type="float" office:value="18382.8785427335" table:style-name="ce1">
            <text:p>18382.8785427335</text:p>
          </table:table-cell>
        </table:table-row>
        <table:table-row table:style-name="ro1">
          <table:table-cell office:value-type="string" table:style-name="ce1">
            <text:p>Spittal an der Drau.male</text:p>
          </table:table-cell>
          <table:table-cell office:value-type="float" office:value="14067.9553655144" table:style-name="ce1">
            <text:p>14067.9553655144</text:p>
          </table:table-cell>
          <table:table-cell office:value-type="float" office:value="0.30887417218543" table:style-name="ce1">
            <text:p>0.30887417218543</text:p>
          </table:table-cell>
          <table:table-cell office:value-type="float" office:value="0.0812402898254109" table:style-name="ce1">
            <text:p>0.0812402898254109</text:p>
          </table:table-cell>
          <table:table-cell office:value-type="float" office:value="0.219007037049477" table:style-name="ce1">
            <text:p>0.219007037049477</text:p>
          </table:table-cell>
          <table:table-cell office:value-type="float" office:value="3.17144653708911" table:style-name="ce1">
            <text:p>3.17144653708911</text:p>
          </table:table-cell>
          <table:table-cell office:value-type="float" office:value="7525.54979349394" table:style-name="ce1">
            <text:p>7525.54979349394</text:p>
          </table:table-cell>
          <table:table-cell office:value-type="float" office:value="10142.7114816232" table:style-name="ce1">
            <text:p>10142.7114816232</text:p>
          </table:table-cell>
          <table:table-cell office:value-type="float" office:value="13544.6933070146" table:style-name="ce1">
            <text:p>13544.6933070146</text:p>
          </table:table-cell>
          <table:table-cell office:value-type="float" office:value="17360.5802788709" table:style-name="ce1">
            <text:p>17360.5802788709</text:p>
          </table:table-cell>
          <table:table-cell office:value-type="float" office:value="21359.3687248716" table:style-name="ce1">
            <text:p>21359.3687248716</text:p>
          </table:table-cell>
        </table:table-row>
        <table:table-row table:style-name="ro1">
          <table:table-cell office:value-type="string" table:style-name="ce1">
            <text:p>Steyr-Land.female</text:p>
          </table:table-cell>
          <table:table-cell office:value-type="float" office:value="23951.800545775" table:style-name="ce1">
            <text:p>23951.800545775</text:p>
          </table:table-cell>
          <table:table-cell office:value-type="float" office:value="0.0228888888888889" table:style-name="ce1">
            <text:p>0.0228888888888889</text:p>
          </table:table-cell>
          <table:table-cell office:value-type="float" office:value="0.00391077090028539" table:style-name="ce1">
            <text:p>0.00391077090028539</text:p>
          </table:table-cell>
          <table:table-cell office:value-type="float" office:value="0.160997033203318" table:style-name="ce1">
            <text:p>0.160997033203318</text:p>
          </table:table-cell>
          <table:table-cell office:value-type="float" office:value="2.30033675591334" table:style-name="ce1">
            <text:p>2.30033675591334</text:p>
          </table:table-cell>
          <table:table-cell office:value-type="float" office:value="15742.0337332899" table:style-name="ce1">
            <text:p>15742.0337332899</text:p>
          </table:table-cell>
          <table:table-cell office:value-type="float" office:value="19282.7220951559" table:style-name="ce1">
            <text:p>19282.7220951559</text:p>
          </table:table-cell>
          <table:table-cell office:value-type="float" office:value="23417.2105072399" table:style-name="ce1">
            <text:p>23417.2105072399</text:p>
          </table:table-cell>
          <table:table-cell office:value-type="float" office:value="28151.4233258455" table:style-name="ce1">
            <text:p>28151.4233258455</text:p>
          </table:table-cell>
          <table:table-cell office:value-type="float" office:value="32659.4523172472" table:style-name="ce1">
            <text:p>32659.4523172472</text:p>
          </table:table-cell>
        </table:table-row>
        <table:table-row table:style-name="ro1">
          <table:table-cell office:value-type="string" table:style-name="ce1">
            <text:p>Steyr-Land.male</text:p>
          </table:table-cell>
          <table:table-cell office:value-type="float" office:value="25146.7345029833" table:style-name="ce1">
            <text:p>25146.7345029833</text:p>
          </table:table-cell>
          <table:table-cell office:value-type="float" office:value="0.01488" table:style-name="ce1">
            <text:p>0.01488</text:p>
          </table:table-cell>
          <table:table-cell office:value-type="float" office:value="0.00211921026749872" table:style-name="ce1">
            <text:p>0.00211921026749872</text:p>
          </table:table-cell>
          <table:table-cell office:value-type="float" office:value="0.181844667128305" table:style-name="ce1">
            <text:p>0.181844667128305</text:p>
          </table:table-cell>
          <table:table-cell office:value-type="float" office:value="2.51129407438137" table:style-name="ce1">
            <text:p>2.51129407438137</text:p>
          </table:table-cell>
          <table:table-cell office:value-type="float" office:value="15781.3454472705" table:style-name="ce1">
            <text:p>15781.3454472705</text:p>
          </table:table-cell>
          <table:table-cell office:value-type="float" office:value="19329.6504467682" table:style-name="ce1">
            <text:p>19329.6504467682</text:p>
          </table:table-cell>
          <table:table-cell office:value-type="float" office:value="23965.3982332931" table:style-name="ce1">
            <text:p>23965.3982332931</text:p>
          </table:table-cell>
          <table:table-cell office:value-type="float" office:value="29412.9490572615" table:style-name="ce1">
            <text:p>29412.9490572615</text:p>
          </table:table-cell>
          <table:table-cell office:value-type="float" office:value="35757.091793292" table:style-name="ce1">
            <text:p>35757.091793292</text:p>
          </table:table-cell>
        </table:table-row>
        <table:table-row table:style-name="ro1">
          <table:table-cell office:value-type="string" table:style-name="ce1">
            <text:p>Steyr (Stadt).female</text:p>
          </table:table-cell>
          <table:table-cell office:value-type="float" office:value="17789.8035861187" table:style-name="ce1">
            <text:p>17789.8035861187</text:p>
          </table:table-cell>
          <table:table-cell office:value-type="float" office:value="0.133333333333333" table:style-name="ce1">
            <text:p>0.133333333333333</text:p>
          </table:table-cell>
          <table:table-cell office:value-type="float" office:value="0.0280211602636625" table:style-name="ce1">
            <text:p>0.0280211602636625</text:p>
          </table:table-cell>
          <table:table-cell office:value-type="float" office:value="0.177181161850441" table:style-name="ce1">
            <text:p>0.177181161850441</text:p>
          </table:table-cell>
          <table:table-cell office:value-type="float" office:value="2.47874179004132" table:style-name="ce1">
            <text:p>2.47874179004132</text:p>
          </table:table-cell>
          <table:table-cell office:value-type="float" office:value="11188.400519556" table:style-name="ce1">
            <text:p>11188.400519556</text:p>
          </table:table-cell>
          <table:table-cell office:value-type="float" office:value="13948.6878373452" table:style-name="ce1">
            <text:p>13948.6878373452</text:p>
          </table:table-cell>
          <table:table-cell office:value-type="float" office:value="17301.5452198519" table:style-name="ce1">
            <text:p>17301.5452198519</text:p>
          </table:table-cell>
          <table:table-cell office:value-type="float" office:value="20991.8365178888" table:style-name="ce1">
            <text:p>20991.8365178888</text:p>
          </table:table-cell>
          <table:table-cell office:value-type="float" office:value="24898.4849250643" table:style-name="ce1">
            <text:p>24898.4849250643</text:p>
          </table:table-cell>
        </table:table-row>
        <table:table-row table:style-name="ro1">
          <table:table-cell office:value-type="string" table:style-name="ce1">
            <text:p>Steyr (Stadt).male</text:p>
          </table:table-cell>
          <table:table-cell office:value-type="float" office:value="19873.9504225522" table:style-name="ce1">
            <text:p>19873.9504225522</text:p>
          </table:table-cell>
          <table:table-cell office:value-type="float" office:value="0.0878666666666667" table:style-name="ce1">
            <text:p>0.0878666666666667</text:p>
          </table:table-cell>
          <table:table-cell office:value-type="float" office:value="0.0176955366988925" table:style-name="ce1">
            <text:p>0.0176955366988925</text:p>
          </table:table-cell>
          <table:table-cell office:value-type="float" office:value="0.187932757850299" table:style-name="ce1">
            <text:p>0.187932757850299</text:p>
          </table:table-cell>
          <table:table-cell office:value-type="float" office:value="2.65662547495457" table:style-name="ce1">
            <text:p>2.65662547495457</text:p>
          </table:table-cell>
          <table:table-cell office:value-type="float" office:value="11951.724954029" table:style-name="ce1">
            <text:p>11951.724954029</text:p>
          </table:table-cell>
          <table:table-cell office:value-type="float" office:value="15134.2131873657" table:style-name="ce1">
            <text:p>15134.2131873657</text:p>
          </table:table-cell>
          <table:table-cell office:value-type="float" office:value="19260.3688594495" table:style-name="ce1">
            <text:p>19260.3688594495</text:p>
          </table:table-cell>
          <table:table-cell office:value-type="float" office:value="24039.4603160696" table:style-name="ce1">
            <text:p>24039.4603160696</text:p>
          </table:table-cell>
          <table:table-cell office:value-type="float" office:value="28444.1007775857" table:style-name="ce1">
            <text:p>28444.1007775857</text:p>
          </table:table-cell>
        </table:table-row>
        <table:table-row table:style-name="ro1">
          <table:table-cell office:value-type="string" table:style-name="ce1">
            <text:p>Südoststeiermark.female</text:p>
          </table:table-cell>
          <table:table-cell office:value-type="float" office:value="11802.6551478094" table:style-name="ce1">
            <text:p>11802.6551478094</text:p>
          </table:table-cell>
          <table:table-cell office:value-type="float" office:value="0.461666666666667" table:style-name="ce1">
            <text:p>0.461666666666667</text:p>
          </table:table-cell>
          <table:table-cell office:value-type="float" office:value="0.131053144152237" table:style-name="ce1">
            <text:p>0.131053144152237</text:p>
          </table:table-cell>
          <table:table-cell office:value-type="float" office:value="0.216360345640887" table:style-name="ce1">
            <text:p>0.216360345640887</text:p>
          </table:table-cell>
          <table:table-cell office:value-type="float" office:value="3.14326097536601" table:style-name="ce1">
            <text:p>3.14326097536601</text:p>
          </table:table-cell>
          <table:table-cell office:value-type="float" office:value="6374.73253805827" table:style-name="ce1">
            <text:p>6374.73253805827</text:p>
          </table:table-cell>
          <table:table-cell office:value-type="float" office:value="8536.67279690835" table:style-name="ce1">
            <text:p>8536.67279690835</text:p>
          </table:table-cell>
          <table:table-cell office:value-type="float" office:value="11418.7196646055" table:style-name="ce1">
            <text:p>11418.7196646055</text:p>
          </table:table-cell>
          <table:table-cell office:value-type="float" office:value="14602.4613847577" table:style-name="ce1">
            <text:p>14602.4613847577</text:p>
          </table:table-cell>
          <table:table-cell office:value-type="float" office:value="17776.1790517143" table:style-name="ce1">
            <text:p>17776.1790517143</text:p>
          </table:table-cell>
        </table:table-row>
        <table:table-row table:style-name="ro1">
          <table:table-cell office:value-type="string" table:style-name="ce1">
            <text:p>Südoststeiermark.male</text:p>
          </table:table-cell>
          <table:table-cell office:value-type="float" office:value="15618.0675376943" table:style-name="ce1">
            <text:p>15618.0675376943</text:p>
          </table:table-cell>
          <table:table-cell office:value-type="float" office:value="0.200354609929078" table:style-name="ce1">
            <text:p>0.200354609929078</text:p>
          </table:table-cell>
          <table:table-cell office:value-type="float" office:value="0.043717467920258" table:style-name="ce1">
            <text:p>0.043717467920258</text:p>
          </table:table-cell>
          <table:table-cell office:value-type="float" office:value="0.194010876778844" table:style-name="ce1">
            <text:p>0.194010876778844</text:p>
          </table:table-cell>
          <table:table-cell office:value-type="float" office:value="2.73011695548332" table:style-name="ce1">
            <text:p>2.73011695548332</text:p>
          </table:table-cell>
          <table:table-cell office:value-type="float" office:value="9156.5835009964" table:style-name="ce1">
            <text:p>9156.5835009964</text:p>
          </table:table-cell>
          <table:table-cell office:value-type="float" office:value="11814.8099040171" table:style-name="ce1">
            <text:p>11814.8099040171</text:p>
          </table:table-cell>
          <table:table-cell office:value-type="float" office:value="15120.8530422742" table:style-name="ce1">
            <text:p>15120.8530422742</text:p>
          </table:table-cell>
          <table:table-cell office:value-type="float" office:value="18814.4054741632" table:style-name="ce1">
            <text:p>18814.4054741632</text:p>
          </table:table-cell>
          <table:table-cell office:value-type="float" office:value="22692.8709317681" table:style-name="ce1">
            <text:p>22692.8709317681</text:p>
          </table:table-cell>
        </table:table-row>
        <table:table-row table:style-name="ro1">
          <table:table-cell office:value-type="string" table:style-name="ce1">
            <text:p>Tamsweg.female</text:p>
          </table:table-cell>
          <table:table-cell office:value-type="float" office:value="15984.97474451" table:style-name="ce1">
            <text:p>15984.97474451</text:p>
          </table:table-cell>
          <table:table-cell office:value-type="float" office:value="0.184444444444444" table:style-name="ce1">
            <text:p>0.184444444444444</text:p>
          </table:table-cell>
          <table:table-cell office:value-type="float" office:value="0.0399864602497458" table:style-name="ce1">
            <text:p>0.0399864602497458</text:p>
          </table:table-cell>
          <table:table-cell office:value-type="float" office:value="0.173696242339019" table:style-name="ce1">
            <text:p>0.173696242339019</text:p>
          </table:table-cell>
          <table:table-cell office:value-type="float" office:value="2.46772979626294" table:style-name="ce1">
            <text:p>2.46772979626294</text:p>
          </table:table-cell>
          <table:table-cell office:value-type="float" office:value="10066.6948030246" table:style-name="ce1">
            <text:p>10066.6948030246</text:p>
          </table:table-cell>
          <table:table-cell office:value-type="float" office:value="12630.6021557389" table:style-name="ce1">
            <text:p>12630.6021557389</text:p>
          </table:table-cell>
          <table:table-cell office:value-type="float" office:value="15682.0328706804" table:style-name="ce1">
            <text:p>15682.0328706804</text:p>
          </table:table-cell>
          <table:table-cell office:value-type="float" office:value="19080.7577554723" table:style-name="ce1">
            <text:p>19080.7577554723</text:p>
          </table:table-cell>
          <table:table-cell office:value-type="float" office:value="22114.6469498199" table:style-name="ce1">
            <text:p>22114.6469498199</text:p>
          </table:table-cell>
        </table:table-row>
        <table:table-row table:style-name="ro1">
          <table:table-cell office:value-type="string" table:style-name="ce1">
            <text:p>Tamsweg.male</text:p>
          </table:table-cell>
          <table:table-cell office:value-type="float" office:value="18249.3653960418" table:style-name="ce1">
            <text:p>18249.3653960418</text:p>
          </table:table-cell>
          <table:table-cell office:value-type="float" office:value="0.0939473684210526" table:style-name="ce1">
            <text:p>0.0939473684210526</text:p>
          </table:table-cell>
          <table:table-cell office:value-type="float" office:value="0.0180351842499994" table:style-name="ce1">
            <text:p>0.0180351842499994</text:p>
          </table:table-cell>
          <table:table-cell office:value-type="float" office:value="0.163946997943925" table:style-name="ce1">
            <text:p>0.163946997943925</text:p>
          </table:table-cell>
          <table:table-cell office:value-type="float" office:value="2.34857528412811" table:style-name="ce1">
            <text:p>2.34857528412811</text:p>
          </table:table-cell>
          <table:table-cell office:value-type="float" office:value="11985.6075515334" table:style-name="ce1">
            <text:p>11985.6075515334</text:p>
          </table:table-cell>
          <table:table-cell office:value-type="float" office:value="14609.2473354886" table:style-name="ce1">
            <text:p>14609.2473354886</text:p>
          </table:table-cell>
          <table:table-cell office:value-type="float" office:value="17788.5380421929" table:style-name="ce1">
            <text:p>17788.5380421929</text:p>
          </table:table-cell>
          <table:table-cell office:value-type="float" office:value="21346.2363144293" table:style-name="ce1">
            <text:p>21346.2363144293</text:p>
          </table:table-cell>
          <table:table-cell office:value-type="float" office:value="24934.2589292024" table:style-name="ce1">
            <text:p>24934.2589292024</text:p>
          </table:table-cell>
        </table:table-row>
        <table:table-row table:style-name="ro1">
          <table:table-cell office:value-type="string" table:style-name="ce1">
            <text:p>Tulln.female</text:p>
          </table:table-cell>
          <table:table-cell office:value-type="float" office:value="19272.5391481202" table:style-name="ce1">
            <text:p>19272.5391481202</text:p>
          </table:table-cell>
          <table:table-cell office:value-type="float" office:value="0.0722641509433962" table:style-name="ce1">
            <text:p>0.0722641509433962</text:p>
          </table:table-cell>
          <table:table-cell office:value-type="float" office:value="0.012446674711082" table:style-name="ce1">
            <text:p>0.012446674711082</text:p>
          </table:table-cell>
          <table:table-cell office:value-type="float" office:value="0.178573470792192" table:style-name="ce1">
            <text:p>0.178573470792192</text:p>
          </table:table-cell>
          <table:table-cell office:value-type="float" office:value="2.48425091596805" table:style-name="ce1">
            <text:p>2.48425091596805</text:p>
          </table:table-cell>
          <table:table-cell office:value-type="float" office:value="11986.0784056401" table:style-name="ce1">
            <text:p>11986.0784056401</text:p>
          </table:table-cell>
          <table:table-cell office:value-type="float" office:value="14900.5931202222" table:style-name="ce1">
            <text:p>14900.5931202222</text:p>
          </table:table-cell>
          <table:table-cell office:value-type="float" office:value="18650.0836006044" table:style-name="ce1">
            <text:p>18650.0836006044</text:p>
          </table:table-cell>
          <table:table-cell office:value-type="float" office:value="22843.1168849981" table:style-name="ce1">
            <text:p>22843.1168849981</text:p>
          </table:table-cell>
          <table:table-cell office:value-type="float" office:value="27287.4106002295" table:style-name="ce1">
            <text:p>27287.4106002295</text:p>
          </table:table-cell>
        </table:table-row>
        <table:table-row table:style-name="ro1">
          <table:table-cell office:value-type="string" table:style-name="ce1">
            <text:p>Tulln.male</text:p>
          </table:table-cell>
          <table:table-cell office:value-type="float" office:value="21848.6102005525" table:style-name="ce1">
            <text:p>21848.6102005525</text:p>
          </table:table-cell>
          <table:table-cell office:value-type="float" office:value="0.0408187134502924" table:style-name="ce1">
            <text:p>0.0408187134502924</text:p>
          </table:table-cell>
          <table:table-cell office:value-type="float" office:value="0.00648427690170016" table:style-name="ce1">
            <text:p>0.00648427690170016</text:p>
          </table:table-cell>
          <table:table-cell office:value-type="float" office:value="0.181255154541028" table:style-name="ce1">
            <text:p>0.181255154541028</text:p>
          </table:table-cell>
          <table:table-cell office:value-type="float" office:value="2.51826949482072" table:style-name="ce1">
            <text:p>2.51826949482072</text:p>
          </table:table-cell>
          <table:table-cell office:value-type="float" office:value="13500.3735631949" table:style-name="ce1">
            <text:p>13500.3735631949</text:p>
          </table:table-cell>
          <table:table-cell office:value-type="float" office:value="16813.3471858952" table:style-name="ce1">
            <text:p>16813.3471858952</text:p>
          </table:table-cell>
          <table:table-cell office:value-type="float" office:value="21097.5138769829" table:style-name="ce1">
            <text:p>21097.5138769829</text:p>
          </table:table-cell>
          <table:table-cell office:value-type="float" office:value="25929.0388591547" table:style-name="ce1">
            <text:p>25929.0388591547</text:p>
          </table:table-cell>
          <table:table-cell office:value-type="float" office:value="30939.7876945711" table:style-name="ce1">
            <text:p>30939.7876945711</text:p>
          </table:table-cell>
        </table:table-row>
        <table:table-row table:style-name="ro1">
          <table:table-cell office:value-type="string" table:style-name="ce1">
            <text:p>Urfahr-Umgebung.female</text:p>
          </table:table-cell>
          <table:table-cell office:value-type="float" office:value="42878.904786317" table:style-name="ce1">
            <text:p>42878.90478631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217546368724845" table:style-name="ce1">
            <text:p>0.217546368724845</text:p>
          </table:table-cell>
          <table:table-cell office:value-type="float" office:value="2.97919522501112" table:style-name="ce1">
            <text:p>2.97919522501112</text:p>
          </table:table-cell>
          <table:table-cell office:value-type="float" office:value="25593.5583354052" table:style-name="ce1">
            <text:p>25593.5583354052</text:p>
          </table:table-cell>
          <table:table-cell office:value-type="float" office:value="31347.8665351761" table:style-name="ce1">
            <text:p>31347.8665351761</text:p>
          </table:table-cell>
          <table:table-cell office:value-type="float" office:value="38570.6119311643" table:style-name="ce1">
            <text:p>38570.6119311643</text:p>
          </table:table-cell>
          <table:table-cell office:value-type="float" office:value="48198.04861371" table:style-name="ce1">
            <text:p>48198.04861371</text:p>
          </table:table-cell>
          <table:table-cell office:value-type="float" office:value="65205.7583099026" table:style-name="ce1">
            <text:p>65205.7583099026</text:p>
          </table:table-cell>
        </table:table-row>
        <table:table-row table:style-name="ro1">
          <table:table-cell office:value-type="string" table:style-name="ce1">
            <text:p>Urfahr-Umgebung.male</text:p>
          </table:table-cell>
          <table:table-cell office:value-type="float" office:value="45169.5174000372" table:style-name="ce1">
            <text:p>45169.5174000372</text:p>
          </table:table-cell>
          <table:table-cell office:value-type="float" office:value="0.000989010989010989" table:style-name="ce1">
            <text:p>0.000989010989010989</text:p>
          </table:table-cell>
          <table:table-cell office:value-type="float" office:value="0.000145498091161664" table:style-name="ce1">
            <text:p>0.000145498091161664</text:p>
          </table:table-cell>
          <table:table-cell office:value-type="float" office:value="0.259064264770259" table:style-name="ce1">
            <text:p>0.259064264770259</text:p>
          </table:table-cell>
          <table:table-cell office:value-type="float" office:value="3.63540098637246" table:style-name="ce1">
            <text:p>3.63540098637246</text:p>
          </table:table-cell>
          <table:table-cell office:value-type="float" office:value="23104.7754585286" table:style-name="ce1">
            <text:p>23104.7754585286</text:p>
          </table:table-cell>
          <table:table-cell office:value-type="float" office:value="29278.5955529025" table:style-name="ce1">
            <text:p>29278.5955529025</text:p>
          </table:table-cell>
          <table:table-cell office:value-type="float" office:value="39751.820203027" table:style-name="ce1">
            <text:p>39751.820203027</text:p>
          </table:table-cell>
          <table:table-cell office:value-type="float" office:value="55198.4569720129" table:style-name="ce1">
            <text:p>55198.4569720129</text:p>
          </table:table-cell>
          <table:table-cell office:value-type="float" office:value="74426.5870828551" table:style-name="ce1">
            <text:p>74426.5870828551</text:p>
          </table:table-cell>
        </table:table-row>
        <table:table-row table:style-name="ro1">
          <table:table-cell office:value-type="string" table:style-name="ce1">
            <text:p>Villach (Stadt).female</text:p>
          </table:table-cell>
          <table:table-cell office:value-type="float" office:value="19614.7042768189" table:style-name="ce1">
            <text:p>19614.7042768189</text:p>
          </table:table-cell>
          <table:table-cell office:value-type="float" office:value="0.0675" table:style-name="ce1">
            <text:p>0.0675</text:p>
          </table:table-cell>
          <table:table-cell office:value-type="float" office:value="0.0122727510808992" table:style-name="ce1">
            <text:p>0.0122727510808992</text:p>
          </table:table-cell>
          <table:table-cell office:value-type="float" office:value="0.174759736166539" table:style-name="ce1">
            <text:p>0.174759736166539</text:p>
          </table:table-cell>
          <table:table-cell office:value-type="float" office:value="2.44874321236012" table:style-name="ce1">
            <text:p>2.44874321236012</text:p>
          </table:table-cell>
          <table:table-cell office:value-type="float" office:value="12391.2545639937" table:style-name="ce1">
            <text:p>12391.2545639937</text:p>
          </table:table-cell>
          <table:table-cell office:value-type="float" office:value="15272.6056812446" table:style-name="ce1">
            <text:p>15272.6056812446</text:p>
          </table:table-cell>
          <table:table-cell office:value-type="float" office:value="19151.4595800892" table:style-name="ce1">
            <text:p>19151.4595800892</text:p>
          </table:table-cell>
          <table:table-cell office:value-type="float" office:value="23482.8942442992" table:style-name="ce1">
            <text:p>23482.8942442992</text:p>
          </table:table-cell>
          <table:table-cell office:value-type="float" office:value="27538.2726469751" table:style-name="ce1">
            <text:p>27538.2726469751</text:p>
          </table:table-cell>
        </table:table-row>
        <table:table-row table:style-name="ro1">
          <table:table-cell office:value-type="string" table:style-name="ce1">
            <text:p>Villach (Stadt).male</text:p>
          </table:table-cell>
          <table:table-cell office:value-type="float" office:value="23065.912599024" table:style-name="ce1">
            <text:p>23065.912599024</text:p>
          </table:table-cell>
          <table:table-cell office:value-type="float" office:value="0.0272727272727273" table:style-name="ce1">
            <text:p>0.0272727272727273</text:p>
          </table:table-cell>
          <table:table-cell office:value-type="float" office:value="0.0045176617049419" table:style-name="ce1">
            <text:p>0.0045176617049419</text:p>
          </table:table-cell>
          <table:table-cell office:value-type="float" office:value="0.182867215341204" table:style-name="ce1">
            <text:p>0.182867215341204</text:p>
          </table:table-cell>
          <table:table-cell office:value-type="float" office:value="2.52985522809374" table:style-name="ce1">
            <text:p>2.52985522809374</text:p>
          </table:table-cell>
          <table:table-cell office:value-type="float" office:value="14261.2197407031" table:style-name="ce1">
            <text:p>14261.2197407031</text:p>
          </table:table-cell>
          <table:table-cell office:value-type="float" office:value="17688.7310972443" table:style-name="ce1">
            <text:p>17688.7310972443</text:p>
          </table:table-cell>
          <table:table-cell office:value-type="float" office:value="22097.3025144001" table:style-name="ce1">
            <text:p>22097.3025144001</text:p>
          </table:table-cell>
          <table:table-cell office:value-type="float" office:value="27258.318143408" table:style-name="ce1">
            <text:p>27258.318143408</text:p>
          </table:table-cell>
          <table:table-cell office:value-type="float" office:value="32861.2000670678" table:style-name="ce1">
            <text:p>32861.2000670678</text:p>
          </table:table-cell>
        </table:table-row>
        <table:table-row table:style-name="ro1">
          <table:table-cell office:value-type="string" table:style-name="ce1">
            <text:p>Villach Land.female</text:p>
          </table:table-cell>
          <table:table-cell office:value-type="float" office:value="16232.6729152255" table:style-name="ce1">
            <text:p>16232.6729152255</text:p>
          </table:table-cell>
          <table:table-cell office:value-type="float" office:value="0.186349206349206" table:style-name="ce1">
            <text:p>0.186349206349206</text:p>
          </table:table-cell>
          <table:table-cell office:value-type="float" office:value="0.0383788272351103" table:style-name="ce1">
            <text:p>0.0383788272351103</text:p>
          </table:table-cell>
          <table:table-cell office:value-type="float" office:value="0.19374154709785" table:style-name="ce1">
            <text:p>0.19374154709785</text:p>
          </table:table-cell>
          <table:table-cell office:value-type="float" office:value="2.73465775522084" table:style-name="ce1">
            <text:p>2.73465775522084</text:p>
          </table:table-cell>
          <table:table-cell office:value-type="float" office:value="9577.0283178852" table:style-name="ce1">
            <text:p>9577.0283178852</text:p>
          </table:table-cell>
          <table:table-cell office:value-type="float" office:value="12194.0046857059" table:style-name="ce1">
            <text:p>12194.0046857059</text:p>
          </table:table-cell>
          <table:table-cell office:value-type="float" office:value="15762.2672762979" table:style-name="ce1">
            <text:p>15762.2672762979</text:p>
          </table:table-cell>
          <table:table-cell office:value-type="float" office:value="19727.239379923" table:style-name="ce1">
            <text:p>19727.239379923</text:p>
          </table:table-cell>
          <table:table-cell office:value-type="float" office:value="23601.725938008" table:style-name="ce1">
            <text:p>23601.725938008</text:p>
          </table:table-cell>
        </table:table-row>
        <table:table-row table:style-name="ro1">
          <table:table-cell office:value-type="string" table:style-name="ce1">
            <text:p>Villach Land.male</text:p>
          </table:table-cell>
          <table:table-cell office:value-type="float" office:value="20776.5373133484" table:style-name="ce1">
            <text:p>20776.5373133484</text:p>
          </table:table-cell>
          <table:table-cell office:value-type="float" office:value="0.0525735294117647" table:style-name="ce1">
            <text:p>0.0525735294117647</text:p>
          </table:table-cell>
          <table:table-cell office:value-type="float" office:value="0.00797886059752469" table:style-name="ce1">
            <text:p>0.00797886059752469</text:p>
          </table:table-cell>
          <table:table-cell office:value-type="float" office:value="0.182384699705016" table:style-name="ce1">
            <text:p>0.182384699705016</text:p>
          </table:table-cell>
          <table:table-cell office:value-type="float" office:value="2.52567269558775" table:style-name="ce1">
            <text:p>2.52567269558775</text:p>
          </table:table-cell>
          <table:table-cell office:value-type="float" office:value="12836.852729811" table:style-name="ce1">
            <text:p>12836.852729811</text:p>
          </table:table-cell>
          <table:table-cell office:value-type="float" office:value="15973.7069156167" table:style-name="ce1">
            <text:p>15973.7069156167</text:p>
          </table:table-cell>
          <table:table-cell office:value-type="float" office:value="19970.6139927063" table:style-name="ce1">
            <text:p>19970.6139927063</text:p>
          </table:table-cell>
          <table:table-cell office:value-type="float" office:value="24481.7705638222" table:style-name="ce1">
            <text:p>24481.7705638222</text:p>
          </table:table-cell>
          <table:table-cell office:value-type="float" office:value="29527.9150581985" table:style-name="ce1">
            <text:p>29527.9150581985</text:p>
          </table:table-cell>
        </table:table-row>
        <table:table-row table:style-name="ro1">
          <table:table-cell office:value-type="string" table:style-name="ce1">
            <text:p>Vöcklabruck.female</text:p>
          </table:table-cell>
          <table:table-cell office:value-type="float" office:value="17066.0472336999" table:style-name="ce1">
            <text:p>17066.0472336999</text:p>
          </table:table-cell>
          <table:table-cell office:value-type="float" office:value="0.14768" table:style-name="ce1">
            <text:p>0.14768</text:p>
          </table:table-cell>
          <table:table-cell office:value-type="float" office:value="0.0314634404399597" table:style-name="ce1">
            <text:p>0.0314634404399597</text:p>
          </table:table-cell>
          <table:table-cell office:value-type="float" office:value="0.193419439395297" table:style-name="ce1">
            <text:p>0.193419439395297</text:p>
          </table:table-cell>
          <table:table-cell office:value-type="float" office:value="2.7401788726823" table:style-name="ce1">
            <text:p>2.7401788726823</text:p>
          </table:table-cell>
          <table:table-cell office:value-type="float" office:value="10019.3145601245" table:style-name="ce1">
            <text:p>10019.3145601245</text:p>
          </table:table-cell>
          <table:table-cell office:value-type="float" office:value="12963.5047878994" table:style-name="ce1">
            <text:p>12963.5047878994</text:p>
          </table:table-cell>
          <table:table-cell office:value-type="float" office:value="16493.878033645" table:style-name="ce1">
            <text:p>16493.878033645</text:p>
          </table:table-cell>
          <table:table-cell office:value-type="float" office:value="20566.9539329847" table:style-name="ce1">
            <text:p>20566.9539329847</text:p>
          </table:table-cell>
          <table:table-cell office:value-type="float" office:value="24647.2856524328" table:style-name="ce1">
            <text:p>24647.2856524328</text:p>
          </table:table-cell>
        </table:table-row>
        <table:table-row table:style-name="ro1">
          <table:table-cell office:value-type="string" table:style-name="ce1">
            <text:p>Vöcklabruck.male</text:p>
          </table:table-cell>
          <table:table-cell office:value-type="float" office:value="18895.5387306671" table:style-name="ce1">
            <text:p>18895.5387306671</text:p>
          </table:table-cell>
          <table:table-cell office:value-type="float" office:value="0.09712" table:style-name="ce1">
            <text:p>0.09712</text:p>
          </table:table-cell>
          <table:table-cell office:value-type="float" office:value="0.0193379633475759" table:style-name="ce1">
            <text:p>0.0193379633475759</text:p>
          </table:table-cell>
          <table:table-cell office:value-type="float" office:value="0.19347822799681" table:style-name="ce1">
            <text:p>0.19347822799681</text:p>
          </table:table-cell>
          <table:table-cell office:value-type="float" office:value="2.72252875648216" table:style-name="ce1">
            <text:p>2.72252875648216</text:p>
          </table:table-cell>
          <table:table-cell office:value-type="float" office:value="11109.6715667079" table:style-name="ce1">
            <text:p>11109.6715667079</text:p>
          </table:table-cell>
          <table:table-cell office:value-type="float" office:value="14285.0109776241" table:style-name="ce1">
            <text:p>14285.0109776241</text:p>
          </table:table-cell>
          <table:table-cell office:value-type="float" office:value="18257.8651113521" table:style-name="ce1">
            <text:p>18257.8651113521</text:p>
          </table:table-cell>
          <table:table-cell office:value-type="float" office:value="22669.7343701538" table:style-name="ce1">
            <text:p>22669.7343701538</text:p>
          </table:table-cell>
          <table:table-cell office:value-type="float" office:value="27342.0096261688" table:style-name="ce1">
            <text:p>27342.0096261688</text:p>
          </table:table-cell>
        </table:table-row>
        <table:table-row table:style-name="ro1">
          <table:table-cell office:value-type="string" table:style-name="ce1">
            <text:p>Voitsberg.female</text:p>
          </table:table-cell>
          <table:table-cell office:value-type="float" office:value="14524.6290492138" table:style-name="ce1">
            <text:p>14524.6290492138</text:p>
          </table:table-cell>
          <table:table-cell office:value-type="float" office:value="0.2608" table:style-name="ce1">
            <text:p>0.2608</text:p>
          </table:table-cell>
          <table:table-cell office:value-type="float" office:value="0.0639095398234175" table:style-name="ce1">
            <text:p>0.0639095398234175</text:p>
          </table:table-cell>
          <table:table-cell office:value-type="float" office:value="0.196900547459068" table:style-name="ce1">
            <text:p>0.196900547459068</text:p>
          </table:table-cell>
          <table:table-cell office:value-type="float" office:value="2.84678947053953" table:style-name="ce1">
            <text:p>2.84678947053953</text:p>
          </table:table-cell>
          <table:table-cell office:value-type="float" office:value="8374.52944508682" table:style-name="ce1">
            <text:p>8374.52944508682</text:p>
          </table:table-cell>
          <table:table-cell office:value-type="float" office:value="10931.3303517465" table:style-name="ce1">
            <text:p>10931.3303517465</text:p>
          </table:table-cell>
          <table:table-cell office:value-type="float" office:value="14150.7944501149" table:style-name="ce1">
            <text:p>14150.7944501149</text:p>
          </table:table-cell>
          <table:table-cell office:value-type="float" office:value="17781.1104988916" table:style-name="ce1">
            <text:p>17781.1104988916</text:p>
          </table:table-cell>
          <table:table-cell office:value-type="float" office:value="21292.3552509582" table:style-name="ce1">
            <text:p>21292.3552509582</text:p>
          </table:table-cell>
        </table:table-row>
        <table:table-row table:style-name="ro1">
          <table:table-cell office:value-type="string" table:style-name="ce1">
            <text:p>Voitsberg.male</text:p>
          </table:table-cell>
          <table:table-cell office:value-type="float" office:value="17260.3969588795" table:style-name="ce1">
            <text:p>17260.3969588795</text:p>
          </table:table-cell>
          <table:table-cell office:value-type="float" office:value="0.142291666666667" table:style-name="ce1">
            <text:p>0.142291666666667</text:p>
          </table:table-cell>
          <table:table-cell office:value-type="float" office:value="0.0285795538061278" table:style-name="ce1">
            <text:p>0.0285795538061278</text:p>
          </table:table-cell>
          <table:table-cell office:value-type="float" office:value="0.19143011121781" table:style-name="ce1">
            <text:p>0.19143011121781</text:p>
          </table:table-cell>
          <table:table-cell office:value-type="float" office:value="2.66943475642757" table:style-name="ce1">
            <text:p>2.66943475642757</text:p>
          </table:table-cell>
          <table:table-cell office:value-type="float" office:value="10214.6199682012" table:style-name="ce1">
            <text:p>10214.6199682012</text:p>
          </table:table-cell>
          <table:table-cell office:value-type="float" office:value="13063.0616900006" table:style-name="ce1">
            <text:p>13063.0616900006</text:p>
          </table:table-cell>
          <table:table-cell office:value-type="float" office:value="16611.6338798373" table:style-name="ce1">
            <text:p>16611.6338798373</text:p>
          </table:table-cell>
          <table:table-cell office:value-type="float" office:value="20733.4900447179" table:style-name="ce1">
            <text:p>20733.4900447179</text:p>
          </table:table-cell>
          <table:table-cell office:value-type="float" office:value="24977.8796315578" table:style-name="ce1">
            <text:p>24977.8796315578</text:p>
          </table:table-cell>
        </table:table-row>
        <table:table-row table:style-name="ro1">
          <table:table-cell office:value-type="string" table:style-name="ce1">
            <text:p>Völkermarkt.female</text:p>
          </table:table-cell>
          <table:table-cell office:value-type="float" office:value="14623.1044664137" table:style-name="ce1">
            <text:p>14623.1044664137</text:p>
          </table:table-cell>
          <table:table-cell office:value-type="float" office:value="0.233703703703704" table:style-name="ce1">
            <text:p>0.233703703703704</text:p>
          </table:table-cell>
          <table:table-cell office:value-type="float" office:value="0.052411915570098" table:style-name="ce1">
            <text:p>0.052411915570098</text:p>
          </table:table-cell>
          <table:table-cell office:value-type="float" office:value="0.180011495386653" table:style-name="ce1">
            <text:p>0.180011495386653</text:p>
          </table:table-cell>
          <table:table-cell office:value-type="float" office:value="2.59761656086012" table:style-name="ce1">
            <text:p>2.59761656086012</text:p>
          </table:table-cell>
          <table:table-cell office:value-type="float" office:value="8922.93825822057" table:style-name="ce1">
            <text:p>8922.93825822057</text:p>
          </table:table-cell>
          <table:table-cell office:value-type="float" office:value="11429.9082494054" table:style-name="ce1">
            <text:p>11429.9082494054</text:p>
          </table:table-cell>
          <table:table-cell office:value-type="float" office:value="14368.1467985426" table:style-name="ce1">
            <text:p>14368.1467985426</text:p>
          </table:table-cell>
          <table:table-cell office:value-type="float" office:value="17508.4062172668" table:style-name="ce1">
            <text:p>17508.4062172668</text:p>
          </table:table-cell>
          <table:table-cell office:value-type="float" office:value="20616.7059084956" table:style-name="ce1">
            <text:p>20616.7059084956</text:p>
          </table:table-cell>
        </table:table-row>
        <table:table-row table:style-name="ro1">
          <table:table-cell office:value-type="string" table:style-name="ce1">
            <text:p>Völkermarkt.male</text:p>
          </table:table-cell>
          <table:table-cell office:value-type="float" office:value="17883.850856306" table:style-name="ce1">
            <text:p>17883.850856306</text:p>
          </table:table-cell>
          <table:table-cell office:value-type="float" office:value="0.128961038961039" table:style-name="ce1">
            <text:p>0.128961038961039</text:p>
          </table:table-cell>
          <table:table-cell office:value-type="float" office:value="0.0270869263355851" table:style-name="ce1">
            <text:p>0.0270869263355851</text:p>
          </table:table-cell>
          <table:table-cell office:value-type="float" office:value="0.194106067130708" table:style-name="ce1">
            <text:p>0.194106067130708</text:p>
          </table:table-cell>
          <table:table-cell office:value-type="float" office:value="2.73342964766422" table:style-name="ce1">
            <text:p>2.73342964766422</text:p>
          </table:table-cell>
          <table:table-cell office:value-type="float" office:value="10500.3098855589" table:style-name="ce1">
            <text:p>10500.3098855589</text:p>
          </table:table-cell>
          <table:table-cell office:value-type="float" office:value="13402.9277641877" table:style-name="ce1">
            <text:p>13402.9277641877</text:p>
          </table:table-cell>
          <table:table-cell office:value-type="float" office:value="17396.5143098852" table:style-name="ce1">
            <text:p>17396.5143098852</text:p>
          </table:table-cell>
          <table:table-cell office:value-type="float" office:value="21634.5859255416" table:style-name="ce1">
            <text:p>21634.5859255416</text:p>
          </table:table-cell>
          <table:table-cell office:value-type="float" office:value="25668.8173329145" table:style-name="ce1">
            <text:p>25668.8173329145</text:p>
          </table:table-cell>
        </table:table-row>
        <table:table-row table:style-name="ro1">
          <table:table-cell office:value-type="string" table:style-name="ce1">
            <text:p>Waidhofen an der Thaya.female</text:p>
          </table:table-cell>
          <table:table-cell office:value-type="float" office:value="13223.8103293468" table:style-name="ce1">
            <text:p>13223.8103293468</text:p>
          </table:table-cell>
          <table:table-cell office:value-type="float" office:value="0.346590909090909" table:style-name="ce1">
            <text:p>0.346590909090909</text:p>
          </table:table-cell>
          <table:table-cell office:value-type="float" office:value="0.0966549805684284" table:style-name="ce1">
            <text:p>0.0966549805684284</text:p>
          </table:table-cell>
          <table:table-cell office:value-type="float" office:value="0.19845405456649" table:style-name="ce1">
            <text:p>0.19845405456649</text:p>
          </table:table-cell>
          <table:table-cell office:value-type="float" office:value="2.94448696108938" table:style-name="ce1">
            <text:p>2.94448696108938</text:p>
          </table:table-cell>
          <table:table-cell office:value-type="float" office:value="7605.52806873397" table:style-name="ce1">
            <text:p>7605.52806873397</text:p>
          </table:table-cell>
          <table:table-cell office:value-type="float" office:value="10046.7012394953" table:style-name="ce1">
            <text:p>10046.7012394953</text:p>
          </table:table-cell>
          <table:table-cell office:value-type="float" office:value="13034.7576130854" table:style-name="ce1">
            <text:p>13034.7576130854</text:p>
          </table:table-cell>
          <table:table-cell office:value-type="float" office:value="16087.9551762543" table:style-name="ce1">
            <text:p>16087.9551762543</text:p>
          </table:table-cell>
          <table:table-cell office:value-type="float" office:value="19061.9116927492" table:style-name="ce1">
            <text:p>19061.9116927492</text:p>
          </table:table-cell>
        </table:table-row>
        <table:table-row table:style-name="ro1">
          <table:table-cell office:value-type="string" table:style-name="ce1">
            <text:p>Waidhofen an der Thaya.male</text:p>
          </table:table-cell>
          <table:table-cell office:value-type="float" office:value="15361.3308097258" table:style-name="ce1">
            <text:p>15361.3308097258</text:p>
          </table:table-cell>
          <table:table-cell office:value-type="float" office:value="0.2721875" table:style-name="ce1">
            <text:p>0.2721875</text:p>
          </table:table-cell>
          <table:table-cell office:value-type="float" office:value="0.0750443349058691" table:style-name="ce1">
            <text:p>0.0750443349058691</text:p>
          </table:table-cell>
          <table:table-cell office:value-type="float" office:value="0.226274826268194" table:style-name="ce1">
            <text:p>0.226274826268194</text:p>
          </table:table-cell>
          <table:table-cell office:value-type="float" office:value="3.31460891807529" table:style-name="ce1">
            <text:p>3.31460891807529</text:p>
          </table:table-cell>
          <table:table-cell office:value-type="float" office:value="8260.08002776085" table:style-name="ce1">
            <text:p>8260.08002776085</text:p>
          </table:table-cell>
          <table:table-cell office:value-type="float" office:value="11004.0423244868" table:style-name="ce1">
            <text:p>11004.0423244868</text:p>
          </table:table-cell>
          <table:table-cell office:value-type="float" office:value="14619.0206870255" table:style-name="ce1">
            <text:p>14619.0206870255</text:p>
          </table:table-cell>
          <table:table-cell office:value-type="float" office:value="18749.2448094573" table:style-name="ce1">
            <text:p>18749.2448094573</text:p>
          </table:table-cell>
          <table:table-cell office:value-type="float" office:value="23065.5987945585" table:style-name="ce1">
            <text:p>23065.5987945585</text:p>
          </table:table-cell>
        </table:table-row>
        <table:table-row table:style-name="ro1">
          <table:table-cell office:value-type="string" table:style-name="ce1">
            <text:p>Waidhofen an der Ybbs (Stadt).female</text:p>
          </table:table-cell>
          <table:table-cell office:value-type="float" office:value="16833.6761136649" table:style-name="ce1">
            <text:p>16833.6761136649</text:p>
          </table:table-cell>
          <table:table-cell office:value-type="float" office:value="0.159090909090909" table:style-name="ce1">
            <text:p>0.159090909090909</text:p>
          </table:table-cell>
          <table:table-cell office:value-type="float" office:value="0.0357688380066583" table:style-name="ce1">
            <text:p>0.0357688380066583</text:p>
          </table:table-cell>
          <table:table-cell office:value-type="float" office:value="0.176160921153554" table:style-name="ce1">
            <text:p>0.176160921153554</text:p>
          </table:table-cell>
          <table:table-cell office:value-type="float" office:value="2.38385991570218" table:style-name="ce1">
            <text:p>2.38385991570218</text:p>
          </table:table-cell>
          <table:table-cell office:value-type="float" office:value="11082.7075731423" table:style-name="ce1">
            <text:p>11082.7075731423</text:p>
          </table:table-cell>
          <table:table-cell office:value-type="float" office:value="13205.0982866952" table:style-name="ce1">
            <text:p>13205.0982866952</text:p>
          </table:table-cell>
          <table:table-cell office:value-type="float" office:value="16316.4525118699" table:style-name="ce1">
            <text:p>16316.4525118699</text:p>
          </table:table-cell>
          <table:table-cell office:value-type="float" office:value="20232.7282893282" table:style-name="ce1">
            <text:p>20232.7282893282</text:p>
          </table:table-cell>
          <table:table-cell office:value-type="float" office:value="23010.1268560009" table:style-name="ce1">
            <text:p>23010.1268560009</text:p>
          </table:table-cell>
        </table:table-row>
        <table:table-row table:style-name="ro1">
          <table:table-cell office:value-type="string" table:style-name="ce1">
            <text:p>Waidhofen an der Ybbs (Stadt).male</text:p>
          </table:table-cell>
          <table:table-cell office:value-type="float" office:value="18342.7113984825" table:style-name="ce1">
            <text:p>18342.7113984825</text:p>
          </table:table-cell>
          <table:table-cell office:value-type="float" office:value="0.143636363636364" table:style-name="ce1">
            <text:p>0.143636363636364</text:p>
          </table:table-cell>
          <table:table-cell office:value-type="float" office:value="0.0358458390428907" table:style-name="ce1">
            <text:p>0.0358458390428907</text:p>
          </table:table-cell>
          <table:table-cell office:value-type="float" office:value="0.2035477792887" table:style-name="ce1">
            <text:p>0.2035477792887</text:p>
          </table:table-cell>
          <table:table-cell office:value-type="float" office:value="2.89669341174538" table:style-name="ce1">
            <text:p>2.89669341174538</text:p>
          </table:table-cell>
          <table:table-cell office:value-type="float" office:value="11057.8308490297" table:style-name="ce1">
            <text:p>11057.8308490297</text:p>
          </table:table-cell>
          <table:table-cell office:value-type="float" office:value="13803.3396363216" table:style-name="ce1">
            <text:p>13803.3396363216</text:p>
          </table:table-cell>
          <table:table-cell office:value-type="float" office:value="17450.7223269405" table:style-name="ce1">
            <text:p>17450.7223269405</text:p>
          </table:table-cell>
          <table:table-cell office:value-type="float" office:value="21680.0481743732" table:style-name="ce1">
            <text:p>21680.0481743732</text:p>
          </table:table-cell>
          <table:table-cell office:value-type="float" office:value="26921.6352944216" table:style-name="ce1">
            <text:p>26921.6352944216</text:p>
          </table:table-cell>
        </table:table-row>
        <table:table-row table:style-name="ro1">
          <table:table-cell office:value-type="string" table:style-name="ce1">
            <text:p>Weiz.female</text:p>
          </table:table-cell>
          <table:table-cell office:value-type="float" office:value="14471.955940268" table:style-name="ce1">
            <text:p>14471.955940268</text:p>
          </table:table-cell>
          <table:table-cell office:value-type="float" office:value="0.27343137254902" table:style-name="ce1">
            <text:p>0.27343137254902</text:p>
          </table:table-cell>
          <table:table-cell office:value-type="float" office:value="0.066337990924706" table:style-name="ce1">
            <text:p>0.066337990924706</text:p>
          </table:table-cell>
          <table:table-cell office:value-type="float" office:value="0.205210670646073" table:style-name="ce1">
            <text:p>0.205210670646073</text:p>
          </table:table-cell>
          <table:table-cell office:value-type="float" office:value="2.93172599755001" table:style-name="ce1">
            <text:p>2.93172599755001</text:p>
          </table:table-cell>
          <table:table-cell office:value-type="float" office:value="8188.19304147981" table:style-name="ce1">
            <text:p>8188.19304147981</text:p>
          </table:table-cell>
          <table:table-cell office:value-type="float" office:value="10722.0662261755" table:style-name="ce1">
            <text:p>10722.0662261755</text:p>
          </table:table-cell>
          <table:table-cell office:value-type="float" office:value="13946.6004267725" table:style-name="ce1">
            <text:p>13946.6004267725</text:p>
          </table:table-cell>
          <table:table-cell office:value-type="float" office:value="17634.3751235039" table:style-name="ce1">
            <text:p>17634.3751235039</text:p>
          </table:table-cell>
          <table:table-cell office:value-type="float" office:value="21463.077579131" table:style-name="ce1">
            <text:p>21463.077579131</text:p>
          </table:table-cell>
        </table:table-row>
        <table:table-row table:style-name="ro1">
          <table:table-cell office:value-type="string" table:style-name="ce1">
            <text:p>Weiz.male</text:p>
          </table:table-cell>
          <table:table-cell office:value-type="float" office:value="15668.9384093154" table:style-name="ce1">
            <text:p>15668.9384093154</text:p>
          </table:table-cell>
          <table:table-cell office:value-type="float" office:value="0.196805555555556" table:style-name="ce1">
            <text:p>0.196805555555556</text:p>
          </table:table-cell>
          <table:table-cell office:value-type="float" office:value="0.0438204590443092" table:style-name="ce1">
            <text:p>0.0438204590443092</text:p>
          </table:table-cell>
          <table:table-cell office:value-type="float" office:value="0.192555291750346" table:style-name="ce1">
            <text:p>0.192555291750346</text:p>
          </table:table-cell>
          <table:table-cell office:value-type="float" office:value="2.74364283536125" table:style-name="ce1">
            <text:p>2.74364283536125</text:p>
          </table:table-cell>
          <table:table-cell office:value-type="float" office:value="9173.8764078919" table:style-name="ce1">
            <text:p>9173.8764078919</text:p>
          </table:table-cell>
          <table:table-cell office:value-type="float" office:value="11871.9300947404" table:style-name="ce1">
            <text:p>11871.9300947404</text:p>
          </table:table-cell>
          <table:table-cell office:value-type="float" office:value="15293.4102444524" table:style-name="ce1">
            <text:p>15293.4102444524</text:p>
          </table:table-cell>
          <table:table-cell office:value-type="float" office:value="18957.3183848767" table:style-name="ce1">
            <text:p>18957.3183848767</text:p>
          </table:table-cell>
          <table:table-cell office:value-type="float" office:value="22570.9248387668" table:style-name="ce1">
            <text:p>22570.9248387668</text:p>
          </table:table-cell>
        </table:table-row>
        <table:table-row table:style-name="ro1">
          <table:table-cell office:value-type="string" table:style-name="ce1">
            <text:p>Wels-Land.female</text:p>
          </table:table-cell>
          <table:table-cell office:value-type="float" office:value="17891.5722595719" table:style-name="ce1">
            <text:p>17891.5722595719</text:p>
          </table:table-cell>
          <table:table-cell office:value-type="float" office:value="0.14" table:style-name="ce1">
            <text:p>0.14</text:p>
          </table:table-cell>
          <table:table-cell office:value-type="float" office:value="0.0305436708792545" table:style-name="ce1">
            <text:p>0.0305436708792545</text:p>
          </table:table-cell>
          <table:table-cell office:value-type="float" office:value="0.200738077405765" table:style-name="ce1">
            <text:p>0.200738077405765</text:p>
          </table:table-cell>
          <table:table-cell office:value-type="float" office:value="2.8436626392741" table:style-name="ce1">
            <text:p>2.8436626392741</text:p>
          </table:table-cell>
          <table:table-cell office:value-type="float" office:value="10343.2963302669" table:style-name="ce1">
            <text:p>10343.2963302669</text:p>
          </table:table-cell>
          <table:table-cell office:value-type="float" office:value="13385.452762736" table:style-name="ce1">
            <text:p>13385.452762736</text:p>
          </table:table-cell>
          <table:table-cell office:value-type="float" office:value="17141.1593385469" table:style-name="ce1">
            <text:p>17141.1593385469</text:p>
          </table:table-cell>
          <table:table-cell office:value-type="float" office:value="21636.0915859989" table:style-name="ce1">
            <text:p>21636.0915859989</text:p>
          </table:table-cell>
          <table:table-cell office:value-type="float" office:value="26316.899000993" table:style-name="ce1">
            <text:p>26316.899000993</text:p>
          </table:table-cell>
        </table:table-row>
        <table:table-row table:style-name="ro1">
          <table:table-cell office:value-type="string" table:style-name="ce1">
            <text:p>Wels-Land.male</text:p>
          </table:table-cell>
          <table:table-cell office:value-type="float" office:value="21250.943284913" table:style-name="ce1">
            <text:p>21250.943284913</text:p>
          </table:table-cell>
          <table:table-cell office:value-type="float" office:value="0.0432824427480916" table:style-name="ce1">
            <text:p>0.0432824427480916</text:p>
          </table:table-cell>
          <table:table-cell office:value-type="float" office:value="0.00683557193818711" table:style-name="ce1">
            <text:p>0.00683557193818711</text:p>
          </table:table-cell>
          <table:table-cell office:value-type="float" office:value="0.178037265039589" table:style-name="ce1">
            <text:p>0.178037265039589</text:p>
          </table:table-cell>
          <table:table-cell office:value-type="float" office:value="2.47289982304983" table:style-name="ce1">
            <text:p>2.47289982304983</text:p>
          </table:table-cell>
          <table:table-cell office:value-type="float" office:value="13235.4314453663" table:style-name="ce1">
            <text:p>13235.4314453663</text:p>
          </table:table-cell>
          <table:table-cell office:value-type="float" office:value="16466.7481642746" table:style-name="ce1">
            <text:p>16466.7481642746</text:p>
          </table:table-cell>
          <table:table-cell office:value-type="float" office:value="20493.1280814475" table:style-name="ce1">
            <text:p>20493.1280814475</text:p>
          </table:table-cell>
          <table:table-cell office:value-type="float" office:value="25261.1661821003" table:style-name="ce1">
            <text:p>25261.1661821003</text:p>
          </table:table-cell>
          <table:table-cell office:value-type="float" office:value="30069.4022815783" table:style-name="ce1">
            <text:p>30069.4022815783</text:p>
          </table:table-cell>
        </table:table-row>
        <table:table-row table:style-name="ro1">
          <table:table-cell office:value-type="string" table:style-name="ce1">
            <text:p>Wels (Stadt).female</text:p>
          </table:table-cell>
          <table:table-cell office:value-type="float" office:value="14412.9800436307" table:style-name="ce1">
            <text:p>14412.9800436307</text:p>
          </table:table-cell>
          <table:table-cell office:value-type="float" office:value="0.278536585365854" table:style-name="ce1">
            <text:p>0.278536585365854</text:p>
          </table:table-cell>
          <table:table-cell office:value-type="float" office:value="0.0657428511913813" table:style-name="ce1">
            <text:p>0.0657428511913813</text:p>
          </table:table-cell>
          <table:table-cell office:value-type="float" office:value="0.200809290006353" table:style-name="ce1">
            <text:p>0.200809290006353</text:p>
          </table:table-cell>
          <table:table-cell office:value-type="float" office:value="2.8484614321232" table:style-name="ce1">
            <text:p>2.8484614321232</text:p>
          </table:table-cell>
          <table:table-cell office:value-type="float" office:value="8229.75636856791" table:style-name="ce1">
            <text:p>8229.75636856791</text:p>
          </table:table-cell>
          <table:table-cell office:value-type="float" office:value="10688.3607871354" table:style-name="ce1">
            <text:p>10688.3607871354</text:p>
          </table:table-cell>
          <table:table-cell office:value-type="float" office:value="13999.0728840664" table:style-name="ce1">
            <text:p>13999.0728840664</text:p>
          </table:table-cell>
          <table:table-cell office:value-type="float" office:value="17615.5560330195" table:style-name="ce1">
            <text:p>17615.5560330195</text:p>
          </table:table-cell>
          <table:table-cell office:value-type="float" office:value="21180.4173582224" table:style-name="ce1">
            <text:p>21180.4173582224</text:p>
          </table:table-cell>
        </table:table-row>
        <table:table-row table:style-name="ro1">
          <table:table-cell office:value-type="string" table:style-name="ce1">
            <text:p>Wels (Stadt).male</text:p>
          </table:table-cell>
          <table:table-cell office:value-type="float" office:value="15457.8163668846" table:style-name="ce1">
            <text:p>15457.8163668846</text:p>
          </table:table-cell>
          <table:table-cell office:value-type="float" office:value="0.21367816091954" table:style-name="ce1">
            <text:p>0.21367816091954</text:p>
          </table:table-cell>
          <table:table-cell office:value-type="float" office:value="0.0502715683568664" table:style-name="ce1">
            <text:p>0.0502715683568664</text:p>
          </table:table-cell>
          <table:table-cell office:value-type="float" office:value="0.194925899877155" table:style-name="ce1">
            <text:p>0.194925899877155</text:p>
          </table:table-cell>
          <table:table-cell office:value-type="float" office:value="2.79013602952844" table:style-name="ce1">
            <text:p>2.79013602952844</text:p>
          </table:table-cell>
          <table:table-cell office:value-type="float" office:value="8842.91642332438" table:style-name="ce1">
            <text:p>8842.91642332438</text:p>
          </table:table-cell>
          <table:table-cell office:value-type="float" office:value="11703.3933745038" table:style-name="ce1">
            <text:p>11703.3933745038</text:p>
          </table:table-cell>
          <table:table-cell office:value-type="float" office:value="15106.4524621718" table:style-name="ce1">
            <text:p>15106.4524621718</text:p>
          </table:table-cell>
          <table:table-cell office:value-type="float" office:value="18908.6759168779" table:style-name="ce1">
            <text:p>18908.6759168779</text:p>
          </table:table-cell>
          <table:table-cell office:value-type="float" office:value="22373.6317465412" table:style-name="ce1">
            <text:p>22373.6317465412</text:p>
          </table:table-cell>
        </table:table-row>
        <table:table-row table:style-name="ro1">
          <table:table-cell office:value-type="string" table:style-name="ce1">
            <text:p>Wien.female</text:p>
          </table:table-cell>
          <table:table-cell office:value-type="float" office:value="18628.0826441392" table:style-name="ce1">
            <text:p>18628.0826441392</text:p>
          </table:table-cell>
          <table:table-cell office:value-type="float" office:value="0.165177590626144" table:style-name="ce1">
            <text:p>0.165177590626144</text:p>
          </table:table-cell>
          <table:table-cell office:value-type="float" office:value="0.0387101355110442" table:style-name="ce1">
            <text:p>0.0387101355110442</text:p>
          </table:table-cell>
          <table:table-cell office:value-type="float" office:value="0.26013686377211" table:style-name="ce1">
            <text:p>0.26013686377211</text:p>
          </table:table-cell>
          <table:table-cell office:value-type="float" office:value="3.73976220219075" table:style-name="ce1">
            <text:p>3.73976220219075</text:p>
          </table:table-cell>
          <table:table-cell office:value-type="float" office:value="9357.53383270794" table:style-name="ce1">
            <text:p>9357.53383270794</text:p>
          </table:table-cell>
          <table:table-cell office:value-type="float" office:value="12603.6368044529" table:style-name="ce1">
            <text:p>12603.6368044529</text:p>
          </table:table-cell>
          <table:table-cell office:value-type="float" office:value="16788.2534070799" table:style-name="ce1">
            <text:p>16788.2534070799</text:p>
          </table:table-cell>
          <table:table-cell office:value-type="float" office:value="21873.5732272637" table:style-name="ce1">
            <text:p>21873.5732272637</text:p>
          </table:table-cell>
          <table:table-cell office:value-type="float" office:value="28199.6895607125" table:style-name="ce1">
            <text:p>28199.6895607125</text:p>
          </table:table-cell>
        </table:table-row>
        <table:table-row table:style-name="ro1">
          <table:table-cell office:value-type="string" table:style-name="ce1">
            <text:p>Wien.male</text:p>
          </table:table-cell>
          <table:table-cell office:value-type="float" office:value="21051.4014469875" table:style-name="ce1">
            <text:p>21051.4014469875</text:p>
          </table:table-cell>
          <table:table-cell office:value-type="float" office:value="0.0957837492002559" table:style-name="ce1">
            <text:p>0.0957837492002559</text:p>
          </table:table-cell>
          <table:table-cell office:value-type="float" office:value="0.0211164166697465" table:style-name="ce1">
            <text:p>0.0211164166697465</text:p>
          </table:table-cell>
          <table:table-cell office:value-type="float" office:value="0.234163809773423" table:style-name="ce1">
            <text:p>0.234163809773423</text:p>
          </table:table-cell>
          <table:table-cell office:value-type="float" office:value="3.33619396396427" table:style-name="ce1">
            <text:p>3.33619396396427</text:p>
          </table:table-cell>
          <table:table-cell office:value-type="float" office:value="11094.4153884658" table:style-name="ce1">
            <text:p>11094.4153884658</text:p>
          </table:table-cell>
          <table:table-cell office:value-type="float" office:value="14863.8111518701" table:style-name="ce1">
            <text:p>14863.8111518701</text:p>
          </table:table-cell>
          <table:table-cell office:value-type="float" office:value="19586.3862130717" table:style-name="ce1">
            <text:p>19586.3862130717</text:p>
          </table:table-cell>
          <table:table-cell office:value-type="float" office:value="25219.6016264084" table:style-name="ce1">
            <text:p>25219.6016264084</text:p>
          </table:table-cell>
          <table:table-cell office:value-type="float" office:value="31920.3370369495" table:style-name="ce1">
            <text:p>31920.3370369495</text:p>
          </table:table-cell>
        </table:table-row>
        <table:table-row table:style-name="ro1">
          <table:table-cell office:value-type="string" table:style-name="ce1">
            <text:p>Wiener Neustadt (Land).female</text:p>
          </table:table-cell>
          <table:table-cell office:value-type="float" office:value="18266.4192087818" table:style-name="ce1">
            <text:p>18266.4192087818</text:p>
          </table:table-cell>
          <table:table-cell office:value-type="float" office:value="0.0997101449275362" table:style-name="ce1">
            <text:p>0.0997101449275362</text:p>
          </table:table-cell>
          <table:table-cell office:value-type="float" office:value="0.0203874622053255" table:style-name="ce1">
            <text:p>0.0203874622053255</text:p>
          </table:table-cell>
          <table:table-cell office:value-type="float" office:value="0.176170410114692" table:style-name="ce1">
            <text:p>0.176170410114692</text:p>
          </table:table-cell>
          <table:table-cell office:value-type="float" office:value="2.51231665286275" table:style-name="ce1">
            <text:p>2.51231665286275</text:p>
          </table:table-cell>
          <table:table-cell office:value-type="float" office:value="11412.8057367823" table:style-name="ce1">
            <text:p>11412.8057367823</text:p>
          </table:table-cell>
          <table:table-cell office:value-type="float" office:value="14284.3265713768" table:style-name="ce1">
            <text:p>14284.3265713768</text:p>
          </table:table-cell>
          <table:table-cell office:value-type="float" office:value="17859.184066526" table:style-name="ce1">
            <text:p>17859.184066526</text:p>
          </table:table-cell>
          <table:table-cell office:value-type="float" office:value="21745.31147947" table:style-name="ce1">
            <text:p>21745.31147947</text:p>
          </table:table-cell>
          <table:table-cell office:value-type="float" office:value="25627.0407296715" table:style-name="ce1">
            <text:p>25627.0407296715</text:p>
          </table:table-cell>
        </table:table-row>
        <table:table-row table:style-name="ro1">
          <table:table-cell office:value-type="string" table:style-name="ce1">
            <text:p>Wiener Neustadt (Land).male</text:p>
          </table:table-cell>
          <table:table-cell office:value-type="float" office:value="19377.6303759484" table:style-name="ce1">
            <text:p>19377.6303759484</text:p>
          </table:table-cell>
          <table:table-cell office:value-type="float" office:value="0.085958904109589" table:style-name="ce1">
            <text:p>0.085958904109589</text:p>
          </table:table-cell>
          <table:table-cell office:value-type="float" office:value="0.0162357638258464" table:style-name="ce1">
            <text:p>0.0162357638258464</text:p>
          </table:table-cell>
          <table:table-cell office:value-type="float" office:value="0.193512574291253" table:style-name="ce1">
            <text:p>0.193512574291253</text:p>
          </table:table-cell>
          <table:table-cell office:value-type="float" office:value="2.68887005790911" table:style-name="ce1">
            <text:p>2.68887005790911</text:p>
          </table:table-cell>
          <table:table-cell office:value-type="float" office:value="11531.295633173" table:style-name="ce1">
            <text:p>11531.295633173</text:p>
          </table:table-cell>
          <table:table-cell office:value-type="float" office:value="14660.2803240214" table:style-name="ce1">
            <text:p>14660.2803240214</text:p>
          </table:table-cell>
          <table:table-cell office:value-type="float" office:value="18583.2874530644" table:style-name="ce1">
            <text:p>18583.2874530644</text:p>
          </table:table-cell>
          <table:table-cell office:value-type="float" office:value="23133.1343990208" table:style-name="ce1">
            <text:p>23133.1343990208</text:p>
          </table:table-cell>
          <table:table-cell office:value-type="float" office:value="27701.2787243922" table:style-name="ce1">
            <text:p>27701.2787243922</text:p>
          </table:table-cell>
        </table:table-row>
        <table:table-row table:style-name="ro1">
          <table:table-cell office:value-type="string" table:style-name="ce1">
            <text:p>Wiener Neustadt (Stadt).female</text:p>
          </table:table-cell>
          <table:table-cell office:value-type="float" office:value="16919.141837821" table:style-name="ce1">
            <text:p>16919.141837821</text:p>
          </table:table-cell>
          <table:table-cell office:value-type="float" office:value="0.1758" table:style-name="ce1">
            <text:p>0.1758</text:p>
          </table:table-cell>
          <table:table-cell office:value-type="float" office:value="0.040255651928238" table:style-name="ce1">
            <text:p>0.040255651928238</text:p>
          </table:table-cell>
          <table:table-cell office:value-type="float" office:value="0.190906767066056" table:style-name="ce1">
            <text:p>0.190906767066056</text:p>
          </table:table-cell>
          <table:table-cell office:value-type="float" office:value="2.73046652429319" table:style-name="ce1">
            <text:p>2.73046652429319</text:p>
          </table:table-cell>
          <table:table-cell office:value-type="float" office:value="10043.0858503652" table:style-name="ce1">
            <text:p>10043.0858503652</text:p>
          </table:table-cell>
          <table:table-cell office:value-type="float" office:value="12894.7047373625" table:style-name="ce1">
            <text:p>12894.7047373625</text:p>
          </table:table-cell>
          <table:table-cell office:value-type="float" office:value="16486.5133310003" table:style-name="ce1">
            <text:p>16486.5133310003</text:p>
          </table:table-cell>
          <table:table-cell office:value-type="float" office:value="20513.1862832314" table:style-name="ce1">
            <text:p>20513.1862832314</text:p>
          </table:table-cell>
          <table:table-cell office:value-type="float" office:value="24202.1405441979" table:style-name="ce1">
            <text:p>24202.1405441979</text:p>
          </table:table-cell>
        </table:table-row>
        <table:table-row table:style-name="ro1">
          <table:table-cell office:value-type="string" table:style-name="ce1">
            <text:p>Wiener Neustadt (Stadt).male</text:p>
          </table:table-cell>
          <table:table-cell office:value-type="float" office:value="17636.4590774675" table:style-name="ce1">
            <text:p>17636.4590774675</text:p>
          </table:table-cell>
          <table:table-cell office:value-type="float" office:value="0.131470588235294" table:style-name="ce1">
            <text:p>0.131470588235294</text:p>
          </table:table-cell>
          <table:table-cell office:value-type="float" office:value="0.0271348301532441" table:style-name="ce1">
            <text:p>0.0271348301532441</text:p>
          </table:table-cell>
          <table:table-cell office:value-type="float" office:value="0.178400016927748" table:style-name="ce1">
            <text:p>0.178400016927748</text:p>
          </table:table-cell>
          <table:table-cell office:value-type="float" office:value="2.52071953496493" table:style-name="ce1">
            <text:p>2.52071953496493</text:p>
          </table:table-cell>
          <table:table-cell office:value-type="float" office:value="11011.618432887" table:style-name="ce1">
            <text:p>11011.618432887</text:p>
          </table:table-cell>
          <table:table-cell office:value-type="float" office:value="13687.3281272401" table:style-name="ce1">
            <text:p>13687.3281272401</text:p>
          </table:table-cell>
          <table:table-cell office:value-type="float" office:value="17148.5007106597" table:style-name="ce1">
            <text:p>17148.5007106597</text:p>
          </table:table-cell>
          <table:table-cell office:value-type="float" office:value="21025.6227472869" table:style-name="ce1">
            <text:p>21025.6227472869</text:p>
          </table:table-cell>
          <table:table-cell office:value-type="float" office:value="24802.7913397764" table:style-name="ce1">
            <text:p>24802.7913397764</text:p>
          </table:table-cell>
        </table:table-row>
        <table:table-row table:style-name="ro1">
          <table:table-cell office:value-type="string" table:style-name="ce1">
            <text:p>Wolfsberg.female</text:p>
          </table:table-cell>
          <table:table-cell office:value-type="float" office:value="16094.8558268563" table:style-name="ce1">
            <text:p>16094.8558268563</text:p>
          </table:table-cell>
          <table:table-cell office:value-type="float" office:value="0.189193548387097" table:style-name="ce1">
            <text:p>0.189193548387097</text:p>
          </table:table-cell>
          <table:table-cell office:value-type="float" office:value="0.0402859518197664" table:style-name="ce1">
            <text:p>0.0402859518197664</text:p>
          </table:table-cell>
          <table:table-cell office:value-type="float" office:value="0.19703468123056" table:style-name="ce1">
            <text:p>0.19703468123056</text:p>
          </table:table-cell>
          <table:table-cell office:value-type="float" office:value="2.76877489952794" table:style-name="ce1">
            <text:p>2.76877489952794</text:p>
          </table:table-cell>
          <table:table-cell office:value-type="float" office:value="9537.39157988812" table:style-name="ce1">
            <text:p>9537.39157988812</text:p>
          </table:table-cell>
          <table:table-cell office:value-type="float" office:value="12112.6926295382" table:style-name="ce1">
            <text:p>12112.6926295382</text:p>
          </table:table-cell>
          <table:table-cell office:value-type="float" office:value="15471.6133388181" table:style-name="ce1">
            <text:p>15471.6133388181</text:p>
          </table:table-cell>
          <table:table-cell office:value-type="float" office:value="19316.355848373" table:style-name="ce1">
            <text:p>19316.355848373</text:p>
          </table:table-cell>
          <table:table-cell office:value-type="float" office:value="23259.9611082368" table:style-name="ce1">
            <text:p>23259.9611082368</text:p>
          </table:table-cell>
        </table:table-row>
        <table:table-row table:style-name="ro1">
          <table:table-cell office:value-type="string" table:style-name="ce1">
            <text:p>Wolfsberg.male</text:p>
          </table:table-cell>
          <table:table-cell office:value-type="float" office:value="18744.4154776629" table:style-name="ce1">
            <text:p>18744.4154776629</text:p>
          </table:table-cell>
          <table:table-cell office:value-type="float" office:value="0.10311320754717" table:style-name="ce1">
            <text:p>0.10311320754717</text:p>
          </table:table-cell>
          <table:table-cell office:value-type="float" office:value="0.0213235310531925" table:style-name="ce1">
            <text:p>0.0213235310531925</text:p>
          </table:table-cell>
          <table:table-cell office:value-type="float" office:value="0.190587899454642" table:style-name="ce1">
            <text:p>0.190587899454642</text:p>
          </table:table-cell>
          <table:table-cell office:value-type="float" office:value="2.67625235892976" table:style-name="ce1">
            <text:p>2.67625235892976</text:p>
          </table:table-cell>
          <table:table-cell office:value-type="float" office:value="11106.5276764114" table:style-name="ce1">
            <text:p>11106.5276764114</text:p>
          </table:table-cell>
          <table:table-cell office:value-type="float" office:value="14265.5492327339" table:style-name="ce1">
            <text:p>14265.5492327339</text:p>
          </table:table-cell>
          <table:table-cell office:value-type="float" office:value="18157.1645487252" table:style-name="ce1">
            <text:p>18157.1645487252</text:p>
          </table:table-cell>
          <table:table-cell office:value-type="float" office:value="22740.4983668331" table:style-name="ce1">
            <text:p>22740.4983668331</text:p>
          </table:table-cell>
          <table:table-cell office:value-type="float" office:value="27086.8969869099" table:style-name="ce1">
            <text:p>27086.8969869099</text:p>
          </table:table-cell>
        </table:table-row>
        <table:table-row table:style-name="ro1">
          <table:table-cell office:value-type="string" table:style-name="ce1">
            <text:p>Zell am See.female</text:p>
          </table:table-cell>
          <table:table-cell office:value-type="float" office:value="8914.55481638923" table:style-name="ce1">
            <text:p>8914.55481638923</text:p>
          </table:table-cell>
          <table:table-cell office:value-type="float" office:value="0.699276315789474" table:style-name="ce1">
            <text:p>0.699276315789474</text:p>
          </table:table-cell>
          <table:table-cell office:value-type="float" office:value="0.277924697912333" table:style-name="ce1">
            <text:p>0.277924697912333</text:p>
          </table:table-cell>
          <table:table-cell office:value-type="float" office:value="0.274171084147192" table:style-name="ce1">
            <text:p>0.274171084147192</text:p>
          </table:table-cell>
          <table:table-cell office:value-type="float" office:value="4.55270687893883" table:style-name="ce1">
            <text:p>4.55270687893883</text:p>
          </table:table-cell>
          <table:table-cell office:value-type="float" office:value="3746.24027173004" table:style-name="ce1">
            <text:p>3746.24027173004</text:p>
          </table:table-cell>
          <table:table-cell office:value-type="float" office:value="5691.99237828735" table:style-name="ce1">
            <text:p>5691.99237828735</text:p>
          </table:table-cell>
          <table:table-cell office:value-type="float" office:value="8402.21485571406" table:style-name="ce1">
            <text:p>8402.21485571406</text:p>
          </table:table-cell>
          <table:table-cell office:value-type="float" office:value="11631.6646887829" table:style-name="ce1">
            <text:p>11631.6646887829</text:p>
          </table:table-cell>
          <table:table-cell office:value-type="float" office:value="14709.1084853998" table:style-name="ce1">
            <text:p>14709.1084853998</text:p>
          </table:table-cell>
        </table:table-row>
        <table:table-row table:style-name="ro1">
          <table:table-cell office:value-type="string" table:style-name="ce1">
            <text:p>Zell am See.male</text:p>
          </table:table-cell>
          <table:table-cell office:value-type="float" office:value="13032.4290116927" table:style-name="ce1">
            <text:p>13032.4290116927</text:p>
          </table:table-cell>
          <table:table-cell office:value-type="float" office:value="0.358333333333333" table:style-name="ce1">
            <text:p>0.358333333333333</text:p>
          </table:table-cell>
          <table:table-cell office:value-type="float" office:value="0.101111491131257" table:style-name="ce1">
            <text:p>0.101111491131257</text:p>
          </table:table-cell>
          <table:table-cell office:value-type="float" office:value="0.21513200358172" table:style-name="ce1">
            <text:p>0.21513200358172</text:p>
          </table:table-cell>
          <table:table-cell office:value-type="float" office:value="3.1947816722362" table:style-name="ce1">
            <text:p>3.1947816722362</text:p>
          </table:table-cell>
          <table:table-cell office:value-type="float" office:value="6883.50538231807" table:style-name="ce1">
            <text:p>6883.50538231807</text:p>
          </table:table-cell>
          <table:table-cell office:value-type="float" office:value="9557.17710615739" table:style-name="ce1">
            <text:p>9557.17710615739</text:p>
          </table:table-cell>
          <table:table-cell office:value-type="float" office:value="12670.7164894174" table:style-name="ce1">
            <text:p>12670.7164894174</text:p>
          </table:table-cell>
          <table:table-cell office:value-type="float" office:value="16161.2873191343" table:style-name="ce1">
            <text:p>16161.2873191343</text:p>
          </table:table-cell>
          <table:table-cell office:value-type="float" office:value="19503.5536051633" table:style-name="ce1">
            <text:p>19503.5536051633</text:p>
          </table:table-cell>
        </table:table-row>
        <table:table-row table:style-name="ro1">
          <table:table-cell office:value-type="string" table:style-name="ce1">
            <text:p>Zwettl.female</text:p>
          </table:table-cell>
          <table:table-cell office:value-type="float" office:value="12572.1950698665" table:style-name="ce1">
            <text:p>12572.1950698665</text:p>
          </table:table-cell>
          <table:table-cell office:value-type="float" office:value="0.41171875" table:style-name="ce1">
            <text:p>0.41171875</text:p>
          </table:table-cell>
          <table:table-cell office:value-type="float" office:value="0.115354451694275" table:style-name="ce1">
            <text:p>0.115354451694275</text:p>
          </table:table-cell>
          <table:table-cell office:value-type="float" office:value="0.206352252040163" table:style-name="ce1">
            <text:p>0.206352252040163</text:p>
          </table:table-cell>
          <table:table-cell office:value-type="float" office:value="3.03061012387996" table:style-name="ce1">
            <text:p>3.03061012387996</text:p>
          </table:table-cell>
          <table:table-cell office:value-type="float" office:value="7070.70954828521" table:style-name="ce1">
            <text:p>7070.70954828521</text:p>
          </table:table-cell>
          <table:table-cell office:value-type="float" office:value="9412.7891242663" table:style-name="ce1">
            <text:p>9412.7891242663</text:p>
          </table:table-cell>
          <table:table-cell office:value-type="float" office:value="12229.2794910029" table:style-name="ce1">
            <text:p>12229.2794910029</text:p>
          </table:table-cell>
          <table:table-cell office:value-type="float" office:value="15379.704948741" table:style-name="ce1">
            <text:p>15379.704948741</text:p>
          </table:table-cell>
          <table:table-cell office:value-type="float" office:value="18387.2616597076" table:style-name="ce1">
            <text:p>18387.2616597076</text:p>
          </table:table-cell>
        </table:table-row>
        <table:table-row table:style-name="ro1">
          <table:table-cell office:value-type="string" table:style-name="ce1">
            <text:p>Zwettl.male</text:p>
          </table:table-cell>
          <table:table-cell office:value-type="float" office:value="15158.8258611626" table:style-name="ce1">
            <text:p>15158.8258611626</text:p>
          </table:table-cell>
          <table:table-cell office:value-type="float" office:value="0.254590163934426" table:style-name="ce1">
            <text:p>0.254590163934426</text:p>
          </table:table-cell>
          <table:table-cell office:value-type="float" office:value="0.0710395172648263" table:style-name="ce1">
            <text:p>0.0710395172648263</text:p>
          </table:table-cell>
          <table:table-cell office:value-type="float" office:value="0.207379341205467" table:style-name="ce1">
            <text:p>0.207379341205467</text:p>
          </table:table-cell>
          <table:table-cell office:value-type="float" office:value="3.01566891061646" table:style-name="ce1">
            <text:p>3.01566891061646</text:p>
          </table:table-cell>
          <table:table-cell office:value-type="float" office:value="8479.02916954813" table:style-name="ce1">
            <text:p>8479.02916954813</text:p>
          </table:table-cell>
          <table:table-cell office:value-type="float" office:value="11251.724203719" table:style-name="ce1">
            <text:p>11251.724203719</text:p>
          </table:table-cell>
          <table:table-cell office:value-type="float" office:value="14831.2141930454" table:style-name="ce1">
            <text:p>14831.2141930454</text:p>
          </table:table-cell>
          <table:table-cell office:value-type="float" office:value="18681.7770042008" table:style-name="ce1">
            <text:p>18681.7770042008</text:p>
          </table:table-cell>
          <table:table-cell office:value-type="float" office:value="22268.4895776793" table:style-name="ce1">
            <text:p>22268.4895776793</text:p>
          </table:table-cell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TJL</meta:initial-creator>
    <dc:creator>TJL</dc:creator>
    <meta:creation-date>2016-08-18T13:39:56Z</meta:creation-date>
    <dc:date>2016-08-18T13:50:45Z</dc:date>
  </office:meta>
</office:document-meta>
</file>